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_VIRTUALIZER_time_regist_resource" table:style-name="ta1">
        <table:shapes>
          <draw:frame draw:z-index="0" draw:style-name="gr1" draw:text-style-name="P1" svg:width="15.999cm" svg:height="8.999cm" svg:x="19.931cm" svg:y="3.686cm">
            <draw:object draw:notify-on-update-of-ranges="FINAL_VIRTUALIZER_time_regist_resource.A1:FINAL_VIRTUALIZER_time_regist_resource.A3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Envio de Dados (Ponto 2)</svg:title>
            <svg:desc>Envio de dado a cada 30s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float" office:value="0.491239070892334" calcext:value-type="float">
            <text:p>0,491239070892334</text:p>
          </table:table-cell>
          <table:table-cell office:value-type="string" calcext:value-type="string">
            <text:p>2021-07-12 23:23:06.961812</text:p>
          </table:table-cell>
          <table:table-cell table:formula="of:=(([.A1]*1000)-[.$H$4])*(([.A1]*1000)-[.$H$4])" office:value-type="float" office:value="10515.0898117907" calcext:value-type="float">
            <text:p>10515,0898117907</text:p>
          </table:table-cell>
          <table:table-cell table:number-columns-repeated="4"/>
          <table:table-cell office:value-type="string" calcext:value-type="string">
            <text:p>Calculo Desvio Padrão</text:p>
          </table:table-cell>
          <table:table-cell/>
          <table:table-cell office:value-type="string" calcext:value-type="string">
            <text:p>Tamanho Amostra</text:p>
          </table:table-cell>
        </table:table-row>
        <table:table-row table:style-name="ro1">
          <table:table-cell office:value-type="float" office:value="0.532267570495606" calcext:value-type="float">
            <text:p>0,532267570495606</text:p>
          </table:table-cell>
          <table:table-cell office:value-type="string" calcext:value-type="string">
            <text:p>2021-07-12 23:23:37.549921</text:p>
          </table:table-cell>
          <table:table-cell table:formula="of:=(([.A2]*1000)-[.$H$4])*(([.A2]*1000)-[.$H$4])" office:value-type="float" office:value="20612.8076487645" calcext:value-type="float">
            <text:p>20612,8076487645</text:p>
          </table:table-cell>
          <table:table-cell table:number-columns-repeated="6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0.825581312179565" calcext:value-type="float">
            <text:p>0,825581312179565</text:p>
          </table:table-cell>
          <table:table-cell office:value-type="string" calcext:value-type="string">
            <text:p>2021-07-12 23:24:08.169639</text:p>
          </table:table-cell>
          <table:table-cell table:formula="of:=(([.A3]*1000)-[.$H$4])*(([.A3]*1000)-[.$H$4])" office:value-type="float" office:value="190868.811887708" calcext:value-type="float">
            <text:p>190868,811887708</text:p>
          </table:table-cell>
          <table:table-cell table:number-columns-repeated="4"/>
          <table:table-cell office:value-type="string" calcext:value-type="string">
            <text:p>Média</text:p>
          </table:table-cell>
          <table:table-cell table:number-columns-repeated="2"/>
        </table:table-row>
        <table:table-row table:style-name="ro1">
          <table:table-cell office:value-type="float" office:value="0.500373840332031" calcext:value-type="float">
            <text:p>0,500373840332031</text:p>
          </table:table-cell>
          <table:table-cell office:value-type="string" calcext:value-type="string">
            <text:p>2021-07-12 23:24:39.052925</text:p>
          </table:table-cell>
          <table:table-cell table:formula="of:=(([.A4]*1000)-[.$H$4])*(([.A4]*1000)-[.$H$4])" office:value-type="float" office:value="12471.9491953947" calcext:value-type="float">
            <text:p>12471,9491953947</text:p>
          </table:table-cell>
          <table:table-cell table:number-columns-repeated="4"/>
          <table:table-cell table:style-name="ce1" table:formula="of:=SUM([.A1:.A392])*1000/392" office:value-type="float" office:value="388.695958925753" calcext:value-type="float">
            <text:p>388,696</text:p>
          </table:table-cell>
          <table:table-cell table:number-columns-repeated="2"/>
        </table:table-row>
        <table:table-row table:style-name="ro1">
          <table:table-cell office:value-type="float" office:value="0.561582326889038" calcext:value-type="float">
            <text:p>0,561582326889038</text:p>
          </table:table-cell>
          <table:table-cell office:value-type="string" calcext:value-type="string">
            <text:p>2021-07-12 23:25:09.641482</text:p>
          </table:table-cell>
          <table:table-cell table:formula="of:=(([.A5]*1000)-[.$H$4])*(([.A5]*1000)-[.$H$4])" office:value-type="float" office:value="29889.6962275363" calcext:value-type="float">
            <text:p>29889,6962275363</text:p>
          </table:table-cell>
          <table:table-cell table:number-columns-repeated="7"/>
        </table:table-row>
        <table:table-row table:style-name="ro1">
          <table:table-cell office:value-type="float" office:value="0.538689374923706" calcext:value-type="float">
            <text:p>0,538689374923706</text:p>
          </table:table-cell>
          <table:table-cell office:value-type="string" calcext:value-type="string">
            <text:p>2021-07-12 23:25:40.291073</text:p>
          </table:table-cell>
          <table:table-cell table:formula="of:=(([.A6]*1000)-[.$H$4])*(([.A6]*1000)-[.$H$4])" office:value-type="float" office:value="22498.0248427349" calcext:value-type="float">
            <text:p>22498,0248427349</text:p>
          </table:table-cell>
          <table:table-cell table:number-columns-repeated="4"/>
          <table:table-cell office:value-type="string" calcext:value-type="string">
            <text:p>Desvio Padrão</text:p>
          </table:table-cell>
          <table:table-cell table:number-columns-repeated="2"/>
        </table:table-row>
        <table:table-row table:style-name="ro1">
          <table:table-cell office:value-type="float" office:value="0.734700679779053" calcext:value-type="float">
            <text:p>0,734700679779053</text:p>
          </table:table-cell>
          <table:table-cell office:value-type="string" calcext:value-type="string">
            <text:p>2021-07-12 23:26:10.918693</text:p>
          </table:table-cell>
          <table:table-cell table:formula="of:=(([.A7]*1000)-[.$H$4])*(([.A7]*1000)-[.$H$4])" office:value-type="float" office:value="119719.26685277" calcext:value-type="float">
            <text:p>119719,26685277</text:p>
          </table:table-cell>
          <table:table-cell table:number-columns-repeated="4"/>
          <table:table-cell table:style-name="ce1" table:formula="of:=SQRT(SUM([.C1:.C392])/392)" office:value-type="float" office:value="117.007292078685" calcext:value-type="float">
            <text:p>117,007</text:p>
          </table:table-cell>
          <table:table-cell table:number-columns-repeated="2"/>
        </table:table-row>
        <table:table-row table:style-name="ro1">
          <table:table-cell office:value-type="float" office:value="0.319167375564575" calcext:value-type="float">
            <text:p>0,319167375564575</text:p>
          </table:table-cell>
          <table:table-cell office:value-type="string" calcext:value-type="string">
            <text:p>2021-07-12 23:26:41.740125</text:p>
          </table:table-cell>
          <table:table-cell table:formula="of:=(([.A8]*1000)-[.$H$4])*(([.A8]*1000)-[.$H$4])" office:value-type="float" office:value="4834.22390421229" calcext:value-type="float">
            <text:p>4834,22390421229</text:p>
          </table:table-cell>
          <table:table-cell table:number-columns-repeated="7"/>
        </table:table-row>
        <table:table-row table:style-name="ro1">
          <table:table-cell office:value-type="float" office:value="0.380818367004395" calcext:value-type="float">
            <text:p>0,380818367004395</text:p>
          </table:table-cell>
          <table:table-cell office:value-type="string" calcext:value-type="string">
            <text:p>2021-07-12 23:27:12.144724</text:p>
          </table:table-cell>
          <table:table-cell table:formula="of:=(([.A9]*1000)-[.$H$4])*(([.A9]*1000)-[.$H$4])" office:value-type="float" office:value="62.0564544794561" calcext:value-type="float">
            <text:p>62,0564544794561</text:p>
          </table:table-cell>
          <table:table-cell table:number-columns-repeated="7"/>
        </table:table-row>
        <table:table-row table:style-name="ro1">
          <table:table-cell office:value-type="float" office:value="0.345211744308472" calcext:value-type="float">
            <text:p>0,345211744308472</text:p>
          </table:table-cell>
          <table:table-cell office:value-type="string" calcext:value-type="string">
            <text:p>2021-07-12 23:27:42.601064</text:p>
          </table:table-cell>
          <table:table-cell table:formula="of:=(([.A10]*1000)-[.$H$4])*(([.A10]*1000)-[.$H$4])" office:value-type="float" office:value="1890.8769208818" calcext:value-type="float">
            <text:p>1890,8769208818</text:p>
          </table:table-cell>
          <table:table-cell table:number-columns-repeated="7"/>
        </table:table-row>
        <table:table-row table:style-name="ro1">
          <table:table-cell office:value-type="float" office:value="0.248106241226196" calcext:value-type="float">
            <text:p>0,248106241226196</text:p>
          </table:table-cell>
          <table:table-cell office:value-type="string" calcext:value-type="string">
            <text:p>2021-07-12 23:28:13.034517</text:p>
          </table:table-cell>
          <table:table-cell table:formula="of:=(([.A11]*1000)-[.$H$4])*(([.A11]*1000)-[.$H$4])" office:value-type="float" office:value="19765.4687228411" calcext:value-type="float">
            <text:p>19765,4687228411</text:p>
          </table:table-cell>
          <table:table-cell table:number-columns-repeated="7"/>
        </table:table-row>
        <table:table-row table:style-name="ro1">
          <table:table-cell office:value-type="float" office:value="0.316596031188965" calcext:value-type="float">
            <text:p>0,316596031188965</text:p>
          </table:table-cell>
          <table:table-cell office:value-type="string" calcext:value-type="string">
            <text:p>2021-07-12 23:28:43.369661</text:p>
          </table:table-cell>
          <table:table-cell table:formula="of:=(([.A12]*1000)-[.$H$4])*(([.A12]*1000)-[.$H$4])" office:value-type="float" office:value="5198.39957965011" calcext:value-type="float">
            <text:p>5198,39957965011</text:p>
          </table:table-cell>
          <table:table-cell table:number-columns-repeated="7"/>
        </table:table-row>
        <table:table-row table:style-name="ro1">
          <table:table-cell office:value-type="float" office:value="0.307891130447388" calcext:value-type="float">
            <text:p>0,307891130447388</text:p>
          </table:table-cell>
          <table:table-cell office:value-type="string" calcext:value-type="string">
            <text:p>2021-07-12 23:29:13.765585</text:p>
          </table:table-cell>
          <table:table-cell table:formula="of:=(([.A13]*1000)-[.$H$4])*(([.A13]*1000)-[.$H$4])" office:value-type="float" office:value="6529.42030541808" calcext:value-type="float">
            <text:p>6529,42030541808</text:p>
          </table:table-cell>
          <table:table-cell table:number-columns-repeated="7"/>
        </table:table-row>
        <table:table-row table:style-name="ro1">
          <table:table-cell office:value-type="float" office:value="0.292338132858276" calcext:value-type="float">
            <text:p>0,292338132858276</text:p>
          </table:table-cell>
          <table:table-cell office:value-type="string" calcext:value-type="string">
            <text:p>2021-07-12 23:29:44.162738</text:p>
          </table:table-cell>
          <table:table-cell table:formula="of:=(([.A14]*1000)-[.$H$4])*(([.A14]*1000)-[.$H$4])" office:value-type="float" office:value="9284.83064445012" calcext:value-type="float">
            <text:p>9284,83064445012</text:p>
          </table:table-cell>
          <table:table-cell table:number-columns-repeated="7"/>
        </table:table-row>
        <table:table-row table:style-name="ro1">
          <table:table-cell office:value-type="float" office:value="0.496532201766968" calcext:value-type="float">
            <text:p>0,496532201766968</text:p>
          </table:table-cell>
          <table:table-cell office:value-type="string" calcext:value-type="string">
            <text:p>2021-07-12 23:30:14.517553</text:p>
          </table:table-cell>
          <table:table-cell table:formula="of:=(([.A15]*1000)-[.$H$4])*(([.A15]*1000)-[.$H$4])" office:value-type="float" office:value="11628.6552701094" calcext:value-type="float">
            <text:p>11628,6552701094</text:p>
          </table:table-cell>
          <table:table-cell table:number-columns-repeated="7"/>
        </table:table-row>
        <table:table-row table:style-name="ro1">
          <table:table-cell office:value-type="float" office:value="0.329022407531738" calcext:value-type="float">
            <text:p>0,329022407531738</text:p>
          </table:table-cell>
          <table:table-cell office:value-type="string" calcext:value-type="string">
            <text:p>2021-07-12 23:30:45.089303</text:p>
          </table:table-cell>
          <table:table-cell table:formula="of:=(([.A16]*1000)-[.$H$4])*(([.A16]*1000)-[.$H$4])" office:value-type="float" office:value="3560.93273597414" calcext:value-type="float">
            <text:p>3560,93273597414</text:p>
          </table:table-cell>
          <table:table-cell table:number-columns-repeated="7"/>
        </table:table-row>
        <table:table-row table:style-name="ro1">
          <table:table-cell office:value-type="float" office:value="0.367852926254272" calcext:value-type="float">
            <text:p>0,367852926254272</text:p>
          </table:table-cell>
          <table:table-cell office:value-type="string" calcext:value-type="string">
            <text:p>2021-07-12 23:31:15.507498</text:p>
          </table:table-cell>
          <table:table-cell table:formula="of:=(([.A17]*1000)-[.$H$4])*(([.A17]*1000)-[.$H$4])" office:value-type="float" office:value="434.432010944413" calcext:value-type="float">
            <text:p>434,432010944413</text:p>
          </table:table-cell>
          <table:table-cell table:number-columns-repeated="7"/>
        </table:table-row>
        <table:table-row table:style-name="ro1">
          <table:table-cell office:value-type="float" office:value="0.479368448257446" calcext:value-type="float">
            <text:p>0,479368448257446</text:p>
          </table:table-cell>
          <table:table-cell office:value-type="string" calcext:value-type="string">
            <text:p>2021-07-12 23:31:45.961199</text:p>
          </table:table-cell>
          <table:table-cell table:formula="of:=(([.A18]*1000)-[.$H$4])*(([.A18]*1000)-[.$H$4])" office:value-type="float" office:value="8221.50032160599" calcext:value-type="float">
            <text:p>8221,50032160599</text:p>
          </table:table-cell>
          <table:table-cell table:number-columns-repeated="7"/>
        </table:table-row>
        <table:table-row table:style-name="ro1">
          <table:table-cell office:value-type="float" office:value="0.354578256607056" calcext:value-type="float">
            <text:p>0,354578256607056</text:p>
          </table:table-cell>
          <table:table-cell office:value-type="string" calcext:value-type="string">
            <text:p>2021-07-12 23:32:16.522513</text:p>
          </table:table-cell>
          <table:table-cell table:formula="of:=(([.A19]*1000)-[.$H$4])*(([.A19]*1000)-[.$H$4])" office:value-type="float" office:value="1164.01761150726" calcext:value-type="float">
            <text:p>1164,01761150726</text:p>
          </table:table-cell>
          <table:table-cell table:number-columns-repeated="7"/>
        </table:table-row>
        <table:table-row table:style-name="ro1">
          <table:table-cell office:value-type="float" office:value="0.261092901229858" calcext:value-type="float">
            <text:p>0,261092901229858</text:p>
          </table:table-cell>
          <table:table-cell office:value-type="string" calcext:value-type="string">
            <text:p>2021-07-12 23:32:46.963496</text:p>
          </table:table-cell>
          <table:table-cell table:formula="of:=(([.A20]*1000)-[.$H$4])*(([.A20]*1000)-[.$H$4])" office:value-type="float" office:value="16282.5403333419" calcext:value-type="float">
            <text:p>16282,5403333419</text:p>
          </table:table-cell>
          <table:table-cell table:number-columns-repeated="7"/>
        </table:table-row>
        <table:table-row table:style-name="ro1">
          <table:table-cell office:value-type="float" office:value="0.267283201217651" calcext:value-type="float">
            <text:p>0,267283201217651</text:p>
          </table:table-cell>
          <table:table-cell office:value-type="string" calcext:value-type="string">
            <text:p>2021-07-12 23:33:17.312803</text:p>
          </table:table-cell>
          <table:table-cell table:formula="of:=(([.A21]*1000)-[.$H$4])*(([.A21]*1000)-[.$H$4])" office:value-type="float" office:value="14741.0577342863" calcext:value-type="float">
            <text:p>14741,0577342863</text:p>
          </table:table-cell>
          <table:table-cell table:number-columns-repeated="7"/>
        </table:table-row>
        <table:table-row table:style-name="ro1">
          <table:table-cell office:value-type="float" office:value="0.289111375808716" calcext:value-type="float">
            <text:p>0,289111375808716</text:p>
          </table:table-cell>
          <table:table-cell office:value-type="string" calcext:value-type="string">
            <text:p>2021-07-12 23:33:47.669444</text:p>
          </table:table-cell>
          <table:table-cell table:formula="of:=(([.A22]*1000)-[.$H$4])*(([.A22]*1000)-[.$H$4])" office:value-type="float" office:value="9917.08919459414" calcext:value-type="float">
            <text:p>9917,08919459414</text:p>
          </table:table-cell>
          <table:table-cell table:number-columns-repeated="7"/>
        </table:table-row>
        <table:table-row table:style-name="ro1">
          <table:table-cell office:value-type="float" office:value="0.295396327972412" calcext:value-type="float">
            <text:p>0,295396327972412</text:p>
          </table:table-cell>
          <table:table-cell office:value-type="string" calcext:value-type="string">
            <text:p>2021-07-12 23:34:18.027961</text:p>
          </table:table-cell>
          <table:table-cell table:formula="of:=(([.A23]*1000)-[.$H$4])*(([.A23]*1000)-[.$H$4])" office:value-type="float" office:value="8704.82113602965" calcext:value-type="float">
            <text:p>8704,82113602965</text:p>
          </table:table-cell>
          <table:table-cell table:number-columns-repeated="7"/>
        </table:table-row>
        <table:table-row table:style-name="ro1">
          <table:table-cell office:value-type="float" office:value="0.399082899093628" calcext:value-type="float">
            <text:p>0,399082899093628</text:p>
          </table:table-cell>
          <table:table-cell office:value-type="string" calcext:value-type="string">
            <text:p>2021-07-12 23:34:48.410559</text:p>
          </table:table-cell>
          <table:table-cell table:formula="of:=(([.A24]*1000)-[.$H$4])*(([.A24]*1000)-[.$H$4])" office:value-type="float" office:value="107.888526051009" calcext:value-type="float">
            <text:p>107,888526051009</text:p>
          </table:table-cell>
          <table:table-cell table:number-columns-repeated="7"/>
        </table:table-row>
        <table:table-row table:style-name="ro1">
          <table:table-cell office:value-type="float" office:value="0.304879188537598" calcext:value-type="float">
            <text:p>0,304879188537598</text:p>
          </table:table-cell>
          <table:table-cell office:value-type="string" calcext:value-type="string">
            <text:p>2021-07-12 23:35:18.895752</text:p>
          </table:table-cell>
          <table:table-cell table:formula="of:=(([.A25]*1000)-[.$H$4])*(([.A25]*1000)-[.$H$4])" office:value-type="float" office:value="7025.25099830079" calcext:value-type="float">
            <text:p>7025,25099830079</text:p>
          </table:table-cell>
          <table:table-cell table:number-columns-repeated="7"/>
        </table:table-row>
        <table:table-row table:style-name="ro1">
          <table:table-cell office:value-type="float" office:value="0.363662719726562" calcext:value-type="float">
            <text:p>0,363662719726562</text:p>
          </table:table-cell>
          <table:table-cell office:value-type="string" calcext:value-type="string">
            <text:p>2021-07-12 23:35:49.281282</text:p>
          </table:table-cell>
          <table:table-cell table:formula="of:=(([.A26]*1000)-[.$H$4])*(([.A26]*1000)-[.$H$4])" office:value-type="float" office:value="626.6630648039" calcext:value-type="float">
            <text:p>626,6630648039</text:p>
          </table:table-cell>
          <table:table-cell table:number-columns-repeated="7"/>
        </table:table-row>
        <table:table-row table:style-name="ro1">
          <table:table-cell office:value-type="float" office:value="0.547524452209473" calcext:value-type="float">
            <text:p>0,547524452209473</text:p>
          </table:table-cell>
          <table:table-cell office:value-type="string" calcext:value-type="string">
            <text:p>2021-07-12 23:36:19.733534</text:p>
          </table:table-cell>
          <table:table-cell table:formula="of:=(([.A27]*1000)-[.$H$4])*(([.A27]*1000)-[.$H$4])" office:value-type="float" office:value="25226.4902787765" calcext:value-type="float">
            <text:p>25226,4902787765</text:p>
          </table:table-cell>
          <table:table-cell table:number-columns-repeated="7"/>
        </table:table-row>
        <table:table-row table:style-name="ro1">
          <table:table-cell office:value-type="float" office:value="0.475832939147949" calcext:value-type="float">
            <text:p>0,475832939147949</text:p>
          </table:table-cell>
          <table:table-cell office:value-type="string" calcext:value-type="string">
            <text:p>2021-07-12 23:36:50.370372</text:p>
          </table:table-cell>
          <table:table-cell table:formula="of:=(([.A28]*1000)-[.$H$4])*(([.A28]*1000)-[.$H$4])" office:value-type="float" office:value="7592.85332224336" calcext:value-type="float">
            <text:p>7592,85332224336</text:p>
          </table:table-cell>
          <table:table-cell table:number-columns-repeated="7"/>
        </table:table-row>
        <table:table-row table:style-name="ro1">
          <table:table-cell office:value-type="float" office:value="0.516979694366455" calcext:value-type="float">
            <text:p>0,516979694366455</text:p>
          </table:table-cell>
          <table:table-cell office:value-type="string" calcext:value-type="string">
            <text:p>2021-07-12 23:37:20.933990</text:p>
          </table:table-cell>
          <table:table-cell table:formula="of:=(([.A29]*1000)-[.$H$4])*(([.A29]*1000)-[.$H$4])" office:value-type="float" office:value="16456.71677862" calcext:value-type="float">
            <text:p>16456,71677862</text:p>
          </table:table-cell>
          <table:table-cell table:number-columns-repeated="7"/>
        </table:table-row>
        <table:table-row table:style-name="ro1">
          <table:table-cell office:value-type="float" office:value="0.5147864818573" calcext:value-type="float">
            <text:p>0,5147864818573</text:p>
          </table:table-cell>
          <table:table-cell office:value-type="string" calcext:value-type="string">
            <text:p>2021-07-12 23:37:51.537575</text:p>
          </table:table-cell>
          <table:table-cell table:formula="of:=(([.A30]*1000)-[.$H$4])*(([.A30]*1000)-[.$H$4])" office:value-type="float" office:value="15898.8199731509" calcext:value-type="float">
            <text:p>15898,8199731509</text:p>
          </table:table-cell>
          <table:table-cell table:number-columns-repeated="7"/>
        </table:table-row>
        <table:table-row table:style-name="ro1">
          <table:table-cell office:value-type="float" office:value="0.577353715896606" calcext:value-type="float">
            <text:p>0,577353715896606</text:p>
          </table:table-cell>
          <table:table-cell office:value-type="string" calcext:value-type="string">
            <text:p>2021-07-12 23:38:22.138242</text:p>
          </table:table-cell>
          <table:table-cell table:formula="of:=(([.A31]*1000)-[.$H$4])*(([.A31]*1000)-[.$H$4])" office:value-type="float" office:value="35591.7492652735" calcext:value-type="float">
            <text:p>35591,7492652735</text:p>
          </table:table-cell>
          <table:table-cell table:number-columns-repeated="7"/>
        </table:table-row>
        <table:table-row table:style-name="ro1">
          <table:table-cell office:value-type="float" office:value="0.44993257522583" calcext:value-type="float">
            <text:p>0,44993257522583</text:p>
          </table:table-cell>
          <table:table-cell office:value-type="string" calcext:value-type="string">
            <text:p>2021-07-12 23:38:52.789991</text:p>
          </table:table-cell>
          <table:table-cell table:formula="of:=(([.A32]*1000)-[.$H$4])*(([.A32]*1000)-[.$H$4])" office:value-type="float" office:value="3749.92317588284" calcext:value-type="float">
            <text:p>3749,92317588284</text:p>
          </table:table-cell>
          <table:table-cell table:number-columns-repeated="7"/>
        </table:table-row>
        <table:table-row table:style-name="ro1">
          <table:table-cell office:value-type="float" office:value="0.312668323516846" calcext:value-type="float">
            <text:p>0,312668323516846</text:p>
          </table:table-cell>
          <table:table-cell office:value-type="string" calcext:value-type="string">
            <text:p>2021-07-12 23:39:23.327567</text:p>
          </table:table-cell>
          <table:table-cell table:formula="of:=(([.A33]*1000)-[.$H$4])*(([.A33]*1000)-[.$H$4])" office:value-type="float" office:value="5780.20134586977" calcext:value-type="float">
            <text:p>5780,20134586977</text:p>
          </table:table-cell>
          <table:table-cell table:number-columns-repeated="7"/>
        </table:table-row>
        <table:table-row table:style-name="ro1">
          <table:table-cell office:value-type="float" office:value="0.461749792098999" calcext:value-type="float">
            <text:p>0,461749792098999</text:p>
          </table:table-cell>
          <table:table-cell office:value-type="string" calcext:value-type="string">
            <text:p>2021-07-12 23:39:53.729527</text:p>
          </table:table-cell>
          <table:table-cell table:formula="of:=(([.A34]*1000)-[.$H$4])*(([.A34]*1000)-[.$H$4])" office:value-type="float" office:value="5336.86254130443" calcext:value-type="float">
            <text:p>5336,86254130443</text:p>
          </table:table-cell>
          <table:table-cell table:number-columns-repeated="7"/>
        </table:table-row>
        <table:table-row table:style-name="ro1">
          <table:table-cell office:value-type="float" office:value="0.516211748123169" calcext:value-type="float">
            <text:p>0,516211748123169</text:p>
          </table:table-cell>
          <table:table-cell office:value-type="string" calcext:value-type="string">
            <text:p>2021-07-12 23:40:24.273431</text:p>
          </table:table-cell>
          <table:table-cell table:formula="of:=(([.A35]*1000)-[.$H$4])*(([.A35]*1000)-[.$H$4])" office:value-type="float" office:value="16260.2764946398" calcext:value-type="float">
            <text:p>16260,2764946398</text:p>
          </table:table-cell>
          <table:table-cell table:number-columns-repeated="7"/>
        </table:table-row>
        <table:table-row table:style-name="ro1">
          <table:table-cell office:value-type="float" office:value="0.436793804168701" calcext:value-type="float">
            <text:p>0,436793804168701</text:p>
          </table:table-cell>
          <table:table-cell office:value-type="string" calcext:value-type="string">
            <text:p>2021-07-12 23:40:54.872485</text:p>
          </table:table-cell>
          <table:table-cell table:formula="of:=(([.A36]*1000)-[.$H$4])*(([.A36]*1000)-[.$H$4])" office:value-type="float" office:value="2313.40271701457" calcext:value-type="float">
            <text:p>2313,40271701457</text:p>
          </table:table-cell>
          <table:table-cell table:number-columns-repeated="7"/>
        </table:table-row>
        <table:table-row table:style-name="ro1">
          <table:table-cell office:value-type="float" office:value="0.325438976287842" calcext:value-type="float">
            <text:p>0,325438976287842</text:p>
          </table:table-cell>
          <table:table-cell office:value-type="string" calcext:value-type="string">
            <text:p>2021-07-12 23:41:25.391590</text:p>
          </table:table-cell>
          <table:table-cell table:formula="of:=(([.A37]*1000)-[.$H$4])*(([.A37]*1000)-[.$H$4])" office:value-type="float" office:value="4001.44585245303" calcext:value-type="float">
            <text:p>4001,44585245303</text:p>
          </table:table-cell>
          <table:table-cell table:number-columns-repeated="7"/>
        </table:table-row>
        <table:table-row table:style-name="ro1">
          <table:table-cell office:value-type="float" office:value="0.541063070297241" calcext:value-type="float">
            <text:p>0,541063070297241</text:p>
          </table:table-cell>
          <table:table-cell office:value-type="string" calcext:value-type="string">
            <text:p>2021-07-12 23:41:55.779924</text:p>
          </table:table-cell>
          <table:table-cell table:formula="of:=(([.A38]*1000)-[.$H$4])*(([.A38]*1000)-[.$H$4])" office:value-type="float" office:value="23215.7366276914" calcext:value-type="float">
            <text:p>23215,7366276914</text:p>
          </table:table-cell>
          <table:table-cell table:number-columns-repeated="7"/>
        </table:table-row>
        <table:table-row table:style-name="ro1">
          <table:table-cell office:value-type="float" office:value="0.304903507232666" calcext:value-type="float">
            <text:p>0,304903507232666</text:p>
          </table:table-cell>
          <table:table-cell office:value-type="string" calcext:value-type="string">
            <text:p>2021-07-12 23:42:26.403968</text:p>
          </table:table-cell>
          <table:table-cell table:formula="of:=(([.A39]*1000)-[.$H$4])*(([.A39]*1000)-[.$H$4])" office:value-type="float" office:value="7021.17496073836" calcext:value-type="float">
            <text:p>7021,17496073836</text:p>
          </table:table-cell>
          <table:table-cell table:number-columns-repeated="7"/>
        </table:table-row>
        <table:table-row table:style-name="ro1">
          <table:table-cell office:value-type="float" office:value="0.797273635864258" calcext:value-type="float">
            <text:p>0,797273635864258</text:p>
          </table:table-cell>
          <table:table-cell office:value-type="string" calcext:value-type="string">
            <text:p>2021-07-12 23:42:56.773769</text:p>
          </table:table-cell>
          <table:table-cell table:formula="of:=(([.A40]*1000)-[.$H$4])*(([.A40]*1000)-[.$H$4])" office:value-type="float" office:value="166935.718092465" calcext:value-type="float">
            <text:p>166935,718092465</text:p>
          </table:table-cell>
          <table:table-cell table:number-columns-repeated="7"/>
        </table:table-row>
        <table:table-row table:style-name="ro1">
          <table:table-cell office:value-type="float" office:value="0.31122350692749" calcext:value-type="float">
            <text:p>0,31122350692749</text:p>
          </table:table-cell>
          <table:table-cell office:value-type="string" calcext:value-type="string">
            <text:p>2021-07-12 23:43:27.655182</text:p>
          </table:table-cell>
          <table:table-cell table:formula="of:=(([.A41]*1000)-[.$H$4])*(([.A41]*1000)-[.$H$4])" office:value-type="float" office:value="6001.98081862316" calcext:value-type="float">
            <text:p>6001,98081862316</text:p>
          </table:table-cell>
          <table:table-cell table:number-columns-repeated="7"/>
        </table:table-row>
        <table:table-row table:style-name="ro1">
          <table:table-cell office:value-type="float" office:value="0.449263095855713" calcext:value-type="float">
            <text:p>0,449263095855713</text:p>
          </table:table-cell>
          <table:table-cell office:value-type="string" calcext:value-type="string">
            <text:p>2021-07-12 23:43:58.051152</text:p>
          </table:table-cell>
          <table:table-cell table:formula="of:=(([.A42]*1000)-[.$H$4])*(([.A42]*1000)-[.$H$4])" office:value-type="float" office:value="3668.37807589248" calcext:value-type="float">
            <text:p>3668,37807589248</text:p>
          </table:table-cell>
          <table:table-cell table:number-columns-repeated="7"/>
        </table:table-row>
        <table:table-row table:style-name="ro1">
          <table:table-cell office:value-type="float" office:value="0.360365152359009" calcext:value-type="float">
            <text:p>0,360365152359009</text:p>
          </table:table-cell>
          <table:table-cell office:value-type="string" calcext:value-type="string">
            <text:p>2021-07-12 23:44:28.586531</text:p>
          </table:table-cell>
          <table:table-cell table:formula="of:=(([.A43]*1000)-[.$H$4])*(([.A43]*1000)-[.$H$4])" office:value-type="float" office:value="802.634600722291" calcext:value-type="float">
            <text:p>802,634600722291</text:p>
          </table:table-cell>
          <table:table-cell table:number-columns-repeated="7"/>
        </table:table-row>
        <table:table-row table:style-name="ro1">
          <table:table-cell office:value-type="float" office:value="0.375819444656372" calcext:value-type="float">
            <text:p>0,375819444656372</text:p>
          </table:table-cell>
          <table:table-cell office:value-type="string" calcext:value-type="string">
            <text:p>2021-07-12 23:44:59.018231</text:p>
          </table:table-cell>
          <table:table-cell table:formula="of:=(([.A44]*1000)-[.$H$4])*(([.A44]*1000)-[.$H$4])" office:value-type="float" office:value="165.804619729576" calcext:value-type="float">
            <text:p>165,804619729576</text:p>
          </table:table-cell>
          <table:table-cell table:number-columns-repeated="7"/>
        </table:table-row>
        <table:table-row table:style-name="ro1">
          <table:table-cell office:value-type="float" office:value="0.403103590011597" calcext:value-type="float">
            <text:p>0,403103590011597</text:p>
          </table:table-cell>
          <table:table-cell office:value-type="string" calcext:value-type="string">
            <text:p>2021-07-12 23:45:29.478314</text:p>
          </table:table-cell>
          <table:table-cell table:formula="of:=(([.A45]*1000)-[.$H$4])*(([.A45]*1000)-[.$H$4])" office:value-type="float" office:value="207.579833505762" calcext:value-type="float">
            <text:p>207,579833505762</text:p>
          </table:table-cell>
          <table:table-cell table:number-columns-repeated="7"/>
        </table:table-row>
        <table:table-row table:style-name="ro1">
          <table:table-cell office:value-type="float" office:value="0.304379940032959" calcext:value-type="float">
            <text:p>0,304379940032959</text:p>
          </table:table-cell>
          <table:table-cell office:value-type="string" calcext:value-type="string">
            <text:p>2021-07-12 23:45:59.965605</text:p>
          </table:table-cell>
          <table:table-cell table:formula="of:=(([.A46]*1000)-[.$H$4])*(([.A46]*1000)-[.$H$4])" office:value-type="float" office:value="7109.19104193003" calcext:value-type="float">
            <text:p>7109,19104193003</text:p>
          </table:table-cell>
          <table:table-cell table:number-columns-repeated="7"/>
        </table:table-row>
        <table:table-row table:style-name="ro1">
          <table:table-cell office:value-type="float" office:value="0.503643274307251" calcext:value-type="float">
            <text:p>0,503643274307251</text:p>
          </table:table-cell>
          <table:table-cell office:value-type="string" calcext:value-type="string">
            <text:p>2021-07-12 23:46:30.353707</text:p>
          </table:table-cell>
          <table:table-cell table:formula="of:=(([.A47]*1000)-[.$H$4])*(([.A47]*1000)-[.$H$4])" office:value-type="float" office:value="13212.8853134135" calcext:value-type="float">
            <text:p>13212,8853134135</text:p>
          </table:table-cell>
          <table:table-cell table:number-columns-repeated="7"/>
        </table:table-row>
        <table:table-row table:style-name="ro1">
          <table:table-cell office:value-type="float" office:value="0.501324892044067" calcext:value-type="float">
            <text:p>0,501324892044067</text:p>
          </table:table-cell>
          <table:table-cell office:value-type="string" calcext:value-type="string">
            <text:p>2021-07-12 23:47:00.943988</text:p>
          </table:table-cell>
          <table:table-cell table:formula="of:=(([.A48]*1000)-[.$H$4])*(([.A48]*1000)-[.$H$4])" office:value-type="float" office:value="12685.2765753697" calcext:value-type="float">
            <text:p>12685,2765753697</text:p>
          </table:table-cell>
          <table:table-cell table:number-columns-repeated="7"/>
        </table:table-row>
        <table:table-row table:style-name="ro1">
          <table:table-cell office:value-type="float" office:value="0.323612689971924" calcext:value-type="float">
            <text:p>0,323612689971924</text:p>
          </table:table-cell>
          <table:table-cell office:value-type="string" calcext:value-type="string">
            <text:p>2021-07-12 23:47:31.515501</text:p>
          </table:table-cell>
          <table:table-cell table:formula="of:=(([.A49]*1000)-[.$H$4])*(([.A49]*1000)-[.$H$4])" office:value-type="float" office:value="4235.83189771649" calcext:value-type="float">
            <text:p>4235,83189771649</text:p>
          </table:table-cell>
          <table:table-cell table:number-columns-repeated="7"/>
        </table:table-row>
        <table:table-row table:style-name="ro1">
          <table:table-cell office:value-type="float" office:value="0.367848634719849" calcext:value-type="float">
            <text:p>0,367848634719849</text:p>
          </table:table-cell>
          <table:table-cell office:value-type="string" calcext:value-type="string">
            <text:p>2021-07-12 23:48:01.926544</text:p>
          </table:table-cell>
          <table:table-cell table:formula="of:=(([.A50]*1000)-[.$H$4])*(([.A50]*1000)-[.$H$4])" office:value-type="float" office:value="434.610926546094" calcext:value-type="float">
            <text:p>434,610926546094</text:p>
          </table:table-cell>
          <table:table-cell table:number-columns-repeated="7"/>
        </table:table-row>
        <table:table-row table:style-name="ro1">
          <table:table-cell office:value-type="float" office:value="0.33224606513977" calcext:value-type="float">
            <text:p>0,33224606513977</text:p>
          </table:table-cell>
          <table:table-cell office:value-type="string" calcext:value-type="string">
            <text:p>2021-07-12 23:48:32.374360</text:p>
          </table:table-cell>
          <table:table-cell table:formula="of:=(([.A51]*1000)-[.$H$4])*(([.A51]*1000)-[.$H$4])" office:value-type="float" office:value="3186.59050844873" calcext:value-type="float">
            <text:p>3186,59050844873</text:p>
          </table:table-cell>
          <table:table-cell table:number-columns-repeated="7"/>
        </table:table-row>
        <table:table-row table:style-name="ro1">
          <table:table-cell office:value-type="float" office:value="0.796890258789063" calcext:value-type="float">
            <text:p>0,796890258789063</text:p>
          </table:table-cell>
          <table:table-cell office:value-type="string" calcext:value-type="string">
            <text:p>2021-07-12 23:49:02.764640</text:p>
          </table:table-cell>
          <table:table-cell table:formula="of:=(([.A52]*1000)-[.$H$4])*(([.A52]*1000)-[.$H$4])" office:value-type="float" office:value="166622.586440897" calcext:value-type="float">
            <text:p>166622,586440897</text:p>
          </table:table-cell>
          <table:table-cell table:number-columns-repeated="7"/>
        </table:table-row>
        <table:table-row table:style-name="ro1">
          <table:table-cell office:value-type="float" office:value="0.380355834960937" calcext:value-type="float">
            <text:p>0,380355834960937</text:p>
          </table:table-cell>
          <table:table-cell office:value-type="string" calcext:value-type="string">
            <text:p>2021-07-12 23:49:33.647510</text:p>
          </table:table-cell>
          <table:table-cell table:formula="of:=(([.A53]*1000)-[.$H$4])*(([.A53]*1000)-[.$H$4])" office:value-type="float" office:value="69.5576677484939" calcext:value-type="float">
            <text:p>69,5576677484939</text:p>
          </table:table-cell>
          <table:table-cell table:number-columns-repeated="7"/>
        </table:table-row>
        <table:table-row table:style-name="ro1">
          <table:table-cell office:value-type="float" office:value="0.273841619491577" calcext:value-type="float">
            <text:p>0,273841619491577</text:p>
          </table:table-cell>
          <table:table-cell office:value-type="string" calcext:value-type="string">
            <text:p>2021-07-12 23:50:04.115697</text:p>
          </table:table-cell>
          <table:table-cell table:formula="of:=(([.A54]*1000)-[.$H$4])*(([.A54]*1000)-[.$H$4])" office:value-type="float" office:value="13191.5192868609" calcext:value-type="float">
            <text:p>13191,5192868609</text:p>
          </table:table-cell>
          <table:table-cell table:number-columns-repeated="7"/>
        </table:table-row>
        <table:table-row table:style-name="ro1">
          <table:table-cell office:value-type="float" office:value="0.678483247756958" calcext:value-type="float">
            <text:p>0,678483247756958</text:p>
          </table:table-cell>
          <table:table-cell office:value-type="string" calcext:value-type="string">
            <text:p>2021-07-12 23:50:34.478351</text:p>
          </table:table-cell>
          <table:table-cell table:formula="of:=(([.A55]*1000)-[.$H$4])*(([.A55]*1000)-[.$H$4])" office:value-type="float" office:value="83976.6727681401" calcext:value-type="float">
            <text:p>83976,6727681401</text:p>
          </table:table-cell>
          <table:table-cell table:number-columns-repeated="7"/>
        </table:table-row>
        <table:table-row table:style-name="ro1">
          <table:table-cell office:value-type="float" office:value="0.564342975616455" calcext:value-type="float">
            <text:p>0,564342975616455</text:p>
          </table:table-cell>
          <table:table-cell office:value-type="string" calcext:value-type="string">
            <text:p>2021-07-12 23:51:05.243343</text:p>
          </table:table-cell>
          <table:table-cell table:formula="of:=(([.A56]*1000)-[.$H$4])*(([.A56]*1000)-[.$H$4])" office:value-type="float" office:value="30851.8744723437" calcext:value-type="float">
            <text:p>30851,8744723437</text:p>
          </table:table-cell>
          <table:table-cell table:number-columns-repeated="7"/>
        </table:table-row>
        <table:table-row table:style-name="ro1">
          <table:table-cell office:value-type="float" office:value="0.326777696609497" calcext:value-type="float">
            <text:p>0,326777696609497</text:p>
          </table:table-cell>
          <table:table-cell office:value-type="string" calcext:value-type="string">
            <text:p>2021-07-12 23:51:35.895070</text:p>
          </table:table-cell>
          <table:table-cell table:formula="of:=(([.A57]*1000)-[.$H$4])*(([.A57]*1000)-[.$H$4])" office:value-type="float" office:value="3833.8712082647" calcext:value-type="float">
            <text:p>3833,8712082647</text:p>
          </table:table-cell>
          <table:table-cell table:number-columns-repeated="7"/>
        </table:table-row>
        <table:table-row table:style-name="ro1">
          <table:table-cell office:value-type="float" office:value="0.290057420730591" calcext:value-type="float">
            <text:p>0,290057420730591</text:p>
          </table:table-cell>
          <table:table-cell office:value-type="string" calcext:value-type="string">
            <text:p>2021-07-12 23:52:06.308986</text:p>
          </table:table-cell>
          <table:table-cell table:formula="of:=(([.A58]*1000)-[.$H$4])*(([.A58]*1000)-[.$H$4])" office:value-type="float" office:value="9729.56121727852" calcext:value-type="float">
            <text:p>9729,56121727852</text:p>
          </table:table-cell>
          <table:table-cell table:number-columns-repeated="7"/>
        </table:table-row>
        <table:table-row table:style-name="ro1">
          <table:table-cell office:value-type="float" office:value="0.269633531570435" calcext:value-type="float">
            <text:p>0,269633531570435</text:p>
          </table:table-cell>
          <table:table-cell office:value-type="string" calcext:value-type="string">
            <text:p>2021-07-12 23:52:36.687112</text:p>
          </table:table-cell>
          <table:table-cell table:formula="of:=(([.A59]*1000)-[.$H$4])*(([.A59]*1000)-[.$H$4])" office:value-type="float" office:value="14175.8616077405" calcext:value-type="float">
            <text:p>14175,8616077405</text:p>
          </table:table-cell>
          <table:table-cell table:number-columns-repeated="7"/>
        </table:table-row>
        <table:table-row table:style-name="ro1">
          <table:table-cell office:value-type="float" office:value="0.263099908828735" calcext:value-type="float">
            <text:p>0,263099908828735</text:p>
          </table:table-cell>
          <table:table-cell office:value-type="string" calcext:value-type="string">
            <text:p>2021-07-12 23:53:07.016951</text:p>
          </table:table-cell>
          <table:table-cell table:formula="of:=(([.A60]*1000)-[.$H$4])*(([.A60]*1000)-[.$H$4])" office:value-type="float" office:value="15774.3677999726" calcext:value-type="float">
            <text:p>15774,3677999726</text:p>
          </table:table-cell>
          <table:table-cell table:number-columns-repeated="7"/>
        </table:table-row>
        <table:table-row table:style-name="ro1">
          <table:table-cell office:value-type="float" office:value="0.359707117080688" calcext:value-type="float">
            <text:p>0,359707117080688</text:p>
          </table:table-cell>
          <table:table-cell office:value-type="string" calcext:value-type="string">
            <text:p>2021-07-12 23:53:37.368131</text:p>
          </table:table-cell>
          <table:table-cell table:formula="of:=(([.A61]*1000)-[.$H$4])*(([.A61]*1000)-[.$H$4])" office:value-type="float" office:value="840.352951518178" calcext:value-type="float">
            <text:p>840,352951518178</text:p>
          </table:table-cell>
          <table:table-cell table:number-columns-repeated="7"/>
        </table:table-row>
        <table:table-row table:style-name="ro1">
          <table:table-cell office:value-type="float" office:value="0.30673360824585" calcext:value-type="float">
            <text:p>0,30673360824585</text:p>
          </table:table-cell>
          <table:table-cell office:value-type="string" calcext:value-type="string">
            <text:p>2021-07-12 23:54:07.814292</text:p>
          </table:table-cell>
          <table:table-cell table:formula="of:=(([.A62]*1000)-[.$H$4])*(([.A62]*1000)-[.$H$4])" office:value-type="float" office:value="6717.8269289755" calcext:value-type="float">
            <text:p>6717,8269289755</text:p>
          </table:table-cell>
          <table:table-cell table:number-columns-repeated="7"/>
        </table:table-row>
        <table:table-row table:style-name="ro1">
          <table:table-cell office:value-type="float" office:value="0.495837688446045" calcext:value-type="float">
            <text:p>0,495837688446045</text:p>
          </table:table-cell>
          <table:table-cell office:value-type="string" calcext:value-type="string">
            <text:p>2021-07-12 23:54:38.212620</text:p>
          </table:table-cell>
          <table:table-cell table:formula="of:=(([.A63]*1000)-[.$H$4])*(([.A63]*1000)-[.$H$4])" office:value-type="float" office:value="11479.3502045993" calcext:value-type="float">
            <text:p>11479,3502045993</text:p>
          </table:table-cell>
          <table:table-cell table:number-columns-repeated="7"/>
        </table:table-row>
        <table:table-row table:style-name="ro1">
          <table:table-cell office:value-type="float" office:value="0.302748203277588" calcext:value-type="float">
            <text:p>0,302748203277588</text:p>
          </table:table-cell>
          <table:table-cell office:value-type="string" calcext:value-type="string">
            <text:p>2021-07-12 23:55:08.769822</text:p>
          </table:table-cell>
          <table:table-cell table:formula="of:=(([.A64]*1000)-[.$H$4])*(([.A64]*1000)-[.$H$4])" office:value-type="float" office:value="7387.01670095674" calcext:value-type="float">
            <text:p>7387,01670095674</text:p>
          </table:table-cell>
          <table:table-cell table:number-columns-repeated="7"/>
        </table:table-row>
        <table:table-row table:style-name="ro1">
          <table:table-cell office:value-type="float" office:value="0.271216154098511" calcext:value-type="float">
            <text:p>0,271216154098511</text:p>
          </table:table-cell>
          <table:table-cell office:value-type="string" calcext:value-type="string">
            <text:p>2021-07-12 23:55:39.159427</text:p>
          </table:table-cell>
          <table:table-cell table:formula="of:=(([.A65]*1000)-[.$H$4])*(([.A65]*1000)-[.$H$4])" office:value-type="float" office:value="13801.504542247" calcext:value-type="float">
            <text:p>13801,504542247</text:p>
          </table:table-cell>
          <table:table-cell table:number-columns-repeated="7"/>
        </table:table-row>
        <table:table-row table:style-name="ro1">
          <table:table-cell office:value-type="float" office:value="0.409125804901123" calcext:value-type="float">
            <text:p>0,409125804901123</text:p>
          </table:table-cell>
          <table:table-cell office:value-type="string" calcext:value-type="string">
            <text:p>2021-07-12 23:56:09.494418</text:p>
          </table:table-cell>
          <table:table-cell table:formula="of:=(([.A66]*1000)-[.$H$4])*(([.A66]*1000)-[.$H$4])" office:value-type="float" office:value="417.378606577338" calcext:value-type="float">
            <text:p>417,378606577338</text:p>
          </table:table-cell>
          <table:table-cell table:number-columns-repeated="7"/>
        </table:table-row>
        <table:table-row table:style-name="ro1">
          <table:table-cell office:value-type="float" office:value="0.37948751449585" calcext:value-type="float">
            <text:p>0,37948751449585</text:p>
          </table:table-cell>
          <table:table-cell office:value-type="string" calcext:value-type="string">
            <text:p>2021-07-12 23:56:39.988830</text:p>
          </table:table-cell>
          <table:table-cell table:formula="of:=(([.A67]*1000)-[.$H$4])*(([.A67]*1000)-[.$H$4])" office:value-type="float" office:value="84.7954488186233" calcext:value-type="float">
            <text:p>84,7954488186233</text:p>
          </table:table-cell>
          <table:table-cell table:number-columns-repeated="7"/>
        </table:table-row>
        <table:table-row table:style-name="ro1">
          <table:table-cell office:value-type="float" office:value="0.277869462966919" calcext:value-type="float">
            <text:p>0,277869462966919</text:p>
          </table:table-cell>
          <table:table-cell office:value-type="string" calcext:value-type="string">
            <text:p>2021-07-12 23:57:10.455456</text:p>
          </table:table-cell>
          <table:table-cell table:formula="of:=(([.A68]*1000)-[.$H$4])*(([.A68]*1000)-[.$H$4])" office:value-type="float" office:value="12282.5122065135" calcext:value-type="float">
            <text:p>12282,5122065135</text:p>
          </table:table-cell>
          <table:table-cell table:number-columns-repeated="7"/>
        </table:table-row>
        <table:table-row table:style-name="ro1">
          <table:table-cell office:value-type="float" office:value="0.266238451004028" calcext:value-type="float">
            <text:p>0,266238451004028</text:p>
          </table:table-cell>
          <table:table-cell office:value-type="string" calcext:value-type="string">
            <text:p>2021-07-12 23:57:40.817854</text:p>
          </table:table-cell>
          <table:table-cell table:formula="of:=(([.A69]*1000)-[.$H$4])*(([.A69]*1000)-[.$H$4])" office:value-type="float" office:value="14995.8412463993" calcext:value-type="float">
            <text:p>14995,8412463993</text:p>
          </table:table-cell>
          <table:table-cell table:number-columns-repeated="7"/>
        </table:table-row>
        <table:table-row table:style-name="ro1">
          <table:table-cell office:value-type="float" office:value="0.81221079826355" calcext:value-type="float">
            <text:p>0,81221079826355</text:p>
          </table:table-cell>
          <table:table-cell office:value-type="string" calcext:value-type="string">
            <text:p>2021-07-12 23:58:11.170340</text:p>
          </table:table-cell>
          <table:table-cell table:formula="of:=(([.A70]*1000)-[.$H$4])*(([.A70]*1000)-[.$H$4])" office:value-type="float" office:value="179364.81913932" calcext:value-type="float">
            <text:p>179364,81913932</text:p>
          </table:table-cell>
          <table:table-cell table:number-columns-repeated="7"/>
        </table:table-row>
        <table:table-row table:style-name="ro1">
          <table:table-cell office:value-type="float" office:value="0.486504077911377" calcext:value-type="float">
            <text:p>0,486504077911377</text:p>
          </table:table-cell>
          <table:table-cell office:value-type="string" calcext:value-type="string">
            <text:p>2021-07-12 23:58:42.064621</text:p>
          </table:table-cell>
          <table:table-cell table:formula="of:=(([.A71]*1000)-[.$H$4])*(([.A71]*1000)-[.$H$4])" office:value-type="float" office:value="9566.42813950594" calcext:value-type="float">
            <text:p>9566,42813950594</text:p>
          </table:table-cell>
          <table:table-cell table:number-columns-repeated="7"/>
        </table:table-row>
        <table:table-row table:style-name="ro1">
          <table:table-cell office:value-type="float" office:value="0.272852420806885" calcext:value-type="float">
            <text:p>0,272852420806885</text:p>
          </table:table-cell>
          <table:table-cell office:value-type="string" calcext:value-type="string">
            <text:p>2021-07-12 23:59:12.635794</text:p>
          </table:table-cell>
          <table:table-cell table:formula="of:=(([.A72]*1000)-[.$H$4])*(([.A72]*1000)-[.$H$4])" office:value-type="float" office:value="13419.7253238977" calcext:value-type="float">
            <text:p>13419,7253238977</text:p>
          </table:table-cell>
          <table:table-cell table:number-columns-repeated="7"/>
        </table:table-row>
        <table:table-row table:style-name="ro1">
          <table:table-cell office:value-type="float" office:value="0.298213005065918" calcext:value-type="float">
            <text:p>0,298213005065918</text:p>
          </table:table-cell>
          <table:table-cell office:value-type="string" calcext:value-type="string">
            <text:p>2021-07-12 23:59:42.992352</text:p>
          </table:table-cell>
          <table:table-cell table:formula="of:=(([.A73]*1000)-[.$H$4])*(([.A73]*1000)-[.$H$4])" office:value-type="float" office:value="8187.16493920107" calcext:value-type="float">
            <text:p>8187,16493920107</text:p>
          </table:table-cell>
          <table:table-cell table:number-columns-repeated="7"/>
        </table:table-row>
        <table:table-row table:style-name="ro1">
          <table:table-cell office:value-type="float" office:value="0.255892753601074" calcext:value-type="float">
            <text:p>0,255892753601074</text:p>
          </table:table-cell>
          <table:table-cell office:value-type="string" calcext:value-type="string">
            <text:p>2021-07-13 00:00:13.375569</text:p>
          </table:table-cell>
          <table:table-cell table:formula="of:=(([.A74]*1000)-[.$H$4])*(([.A74]*1000)-[.$H$4])" office:value-type="float" office:value="17636.6913445089" calcext:value-type="float">
            <text:p>17636,6913445089</text:p>
          </table:table-cell>
          <table:table-cell table:number-columns-repeated="7"/>
        </table:table-row>
        <table:table-row table:style-name="ro1">
          <table:table-cell office:value-type="float" office:value="0.498516321182251" calcext:value-type="float">
            <text:p>0,498516321182251</text:p>
          </table:table-cell>
          <table:table-cell office:value-type="string" calcext:value-type="string">
            <text:p>2021-07-13 00:00:43.718173</text:p>
          </table:table-cell>
          <table:table-cell table:formula="of:=(([.A75]*1000)-[.$H$4])*(([.A75]*1000)-[.$H$4])" office:value-type="float" office:value="12060.5119661484" calcext:value-type="float">
            <text:p>12060,5119661484</text:p>
          </table:table-cell>
          <table:table-cell table:number-columns-repeated="7"/>
        </table:table-row>
        <table:table-row table:style-name="ro1">
          <table:table-cell office:value-type="float" office:value="0.566641569137573" calcext:value-type="float">
            <text:p>0,566641569137573</text:p>
          </table:table-cell>
          <table:table-cell office:value-type="string" calcext:value-type="string">
            <text:p>2021-07-13 00:01:14.302410</text:p>
          </table:table-cell>
          <table:table-cell table:formula="of:=(([.A76]*1000)-[.$H$4])*(([.A76]*1000)-[.$H$4])" office:value-type="float" office:value="31664.640193657" calcext:value-type="float">
            <text:p>31664,640193657</text:p>
          </table:table-cell>
          <table:table-cell table:number-columns-repeated="7"/>
        </table:table-row>
        <table:table-row table:style-name="ro1">
          <table:table-cell office:value-type="float" office:value="0.290948152542114" calcext:value-type="float">
            <text:p>0,290948152542114</text:p>
          </table:table-cell>
          <table:table-cell office:value-type="string" calcext:value-type="string">
            <text:p>2021-07-13 00:01:44.952744</text:p>
          </table:table-cell>
          <table:table-cell table:formula="of:=(([.A77]*1000)-[.$H$4])*(([.A77]*1000)-[.$H$4])" office:value-type="float" office:value="9554.63365281337" calcext:value-type="float">
            <text:p>9554,63365281337</text:p>
          </table:table-cell>
          <table:table-cell table:number-columns-repeated="7"/>
        </table:table-row>
        <table:table-row table:style-name="ro1">
          <table:table-cell office:value-type="float" office:value="0.316744565963745" calcext:value-type="float">
            <text:p>0,316744565963745</text:p>
          </table:table-cell>
          <table:table-cell office:value-type="string" calcext:value-type="string">
            <text:p>2021-07-13 00:02:15.329227</text:p>
          </table:table-cell>
          <table:table-cell table:formula="of:=(([.A78]*1000)-[.$H$4])*(([.A78]*1000)-[.$H$4])" office:value-type="float" office:value="5177.00294917331" calcext:value-type="float">
            <text:p>5177,00294917331</text:p>
          </table:table-cell>
          <table:table-cell table:number-columns-repeated="7"/>
        </table:table-row>
        <table:table-row table:style-name="ro1">
          <table:table-cell office:value-type="float" office:value="0.288107395172119" calcext:value-type="float">
            <text:p>0,288107395172119</text:p>
          </table:table-cell>
          <table:table-cell office:value-type="string" calcext:value-type="string">
            <text:p>2021-07-13 00:02:45.732782</text:p>
          </table:table-cell>
          <table:table-cell table:formula="of:=(([.A79]*1000)-[.$H$4])*(([.A79]*1000)-[.$H$4])" office:value-type="float" office:value="10118.0591580189" calcext:value-type="float">
            <text:p>10118,0591580189</text:p>
          </table:table-cell>
          <table:table-cell table:number-columns-repeated="7"/>
        </table:table-row>
        <table:table-row table:style-name="ro1">
          <table:table-cell office:value-type="float" office:value="0.404808044433594" calcext:value-type="float">
            <text:p>0,404808044433594</text:p>
          </table:table-cell>
          <table:table-cell office:value-type="string" calcext:value-type="string">
            <text:p>2021-07-13 00:03:16.106471</text:p>
          </table:table-cell>
          <table:table-cell table:formula="of:=(([.A80]*1000)-[.$H$4])*(([.A80]*1000)-[.$H$4])" office:value-type="float" office:value="259.599299411966" calcext:value-type="float">
            <text:p>259,599299411966</text:p>
          </table:table-cell>
          <table:table-cell table:number-columns-repeated="7"/>
        </table:table-row>
        <table:table-row table:style-name="ro1">
          <table:table-cell office:value-type="float" office:value="0.366716861724854" calcext:value-type="float">
            <text:p>0,366716861724854</text:p>
          </table:table-cell>
          <table:table-cell office:value-type="string" calcext:value-type="string">
            <text:p>2021-07-13 00:03:46.598326</text:p>
          </table:table-cell>
          <table:table-cell table:formula="of:=(([.A81]*1000)-[.$H$4])*(([.A81]*1000)-[.$H$4])" office:value-type="float" office:value="483.080713766598" calcext:value-type="float">
            <text:p>483,080713766598</text:p>
          </table:table-cell>
          <table:table-cell table:number-columns-repeated="7"/>
        </table:table-row>
        <table:table-row table:style-name="ro1">
          <table:table-cell office:value-type="float" office:value="0.357629060745239" calcext:value-type="float">
            <text:p>0,357629060745239</text:p>
          </table:table-cell>
          <table:table-cell office:value-type="string" calcext:value-type="string">
            <text:p>2021-07-13 00:04:17.053546</text:p>
          </table:table-cell>
          <table:table-cell table:formula="of:=(([.A82]*1000)-[.$H$4])*(([.A82]*1000)-[.$H$4])" office:value-type="float" office:value="965.15216255842" calcext:value-type="float">
            <text:p>965,15216255842</text:p>
          </table:table-cell>
          <table:table-cell table:number-columns-repeated="7"/>
        </table:table-row>
        <table:table-row table:style-name="ro1">
          <table:table-cell office:value-type="float" office:value="0.279500961303711" calcext:value-type="float">
            <text:p>0,279500961303711</text:p>
          </table:table-cell>
          <table:table-cell office:value-type="string" calcext:value-type="string">
            <text:p>2021-07-13 00:04:47.495746</text:p>
          </table:table-cell>
          <table:table-cell table:formula="of:=(([.A83]*1000)-[.$H$4])*(([.A83]*1000)-[.$H$4])" office:value-type="float" office:value="11923.5475056778" calcext:value-type="float">
            <text:p>11923,5475056778</text:p>
          </table:table-cell>
          <table:table-cell table:number-columns-repeated="7"/>
        </table:table-row>
        <table:table-row table:style-name="ro1">
          <table:table-cell office:value-type="float" office:value="0.244242429733276" calcext:value-type="float">
            <text:p>0,244242429733276</text:p>
          </table:table-cell>
          <table:table-cell office:value-type="string" calcext:value-type="string">
            <text:p>2021-07-13 00:05:17.859720</text:p>
          </table:table-cell>
          <table:table-cell table:formula="of:=(([.A84]*1000)-[.$H$4])*(([.A84]*1000)-[.$H$4])" office:value-type="float" office:value="20866.8220961618" calcext:value-type="float">
            <text:p>20866,8220961618</text:p>
          </table:table-cell>
          <table:table-cell table:number-columns-repeated="7"/>
        </table:table-row>
        <table:table-row table:style-name="ro1">
          <table:table-cell office:value-type="float" office:value="0.288722991943359" calcext:value-type="float">
            <text:p>0,288722991943359</text:p>
          </table:table-cell>
          <table:table-cell office:value-type="string" calcext:value-type="string">
            <text:p>2021-07-13 00:05:48.189760</text:p>
          </table:table-cell>
          <table:table-cell table:formula="of:=(([.A85]*1000)-[.$H$4])*(([.A85]*1000)-[.$H$4])" office:value-type="float" office:value="9994.59412726282" calcext:value-type="float">
            <text:p>9994,59412726282</text:p>
          </table:table-cell>
          <table:table-cell table:number-columns-repeated="7"/>
        </table:table-row>
        <table:table-row table:style-name="ro1">
          <table:table-cell office:value-type="float" office:value="0.287553787231445" calcext:value-type="float">
            <text:p>0,287553787231445</text:p>
          </table:table-cell>
          <table:table-cell office:value-type="string" calcext:value-type="string">
            <text:p>2021-07-13 00:06:18.563341</text:p>
          </table:table-cell>
          <table:table-cell table:formula="of:=(([.A86]*1000)-[.$H$4])*(([.A86]*1000)-[.$H$4])" office:value-type="float" office:value="10229.7388950409" calcext:value-type="float">
            <text:p>10229,7388950409</text:p>
          </table:table-cell>
          <table:table-cell table:number-columns-repeated="7"/>
        </table:table-row>
        <table:table-row table:style-name="ro1">
          <table:table-cell office:value-type="float" office:value="0.311086893081665" calcext:value-type="float">
            <text:p>0,311086893081665</text:p>
          </table:table-cell>
          <table:table-cell office:value-type="string" calcext:value-type="string">
            <text:p>2021-07-13 00:06:48.922302</text:p>
          </table:table-cell>
          <table:table-cell table:formula="of:=(([.A87]*1000)-[.$H$4])*(([.A87]*1000)-[.$H$4])" office:value-type="float" office:value="6023.16710119202" calcext:value-type="float">
            <text:p>6023,16710119202</text:p>
          </table:table-cell>
          <table:table-cell table:number-columns-repeated="7"/>
        </table:table-row>
        <table:table-row table:style-name="ro1">
          <table:table-cell office:value-type="float" office:value="0.316556930541992" calcext:value-type="float">
            <text:p>0,316556930541992</text:p>
          </table:table-cell>
          <table:table-cell office:value-type="string" calcext:value-type="string">
            <text:p>2021-07-13 00:07:19.319131</text:p>
          </table:table-cell>
          <table:table-cell table:formula="of:=(([.A88]*1000)-[.$H$4])*(([.A88]*1000)-[.$H$4])" office:value-type="float" office:value="5204.03941615308" calcext:value-type="float">
            <text:p>5204,03941615308</text:p>
          </table:table-cell>
          <table:table-cell table:number-columns-repeated="7"/>
        </table:table-row>
        <table:table-row table:style-name="ro1">
          <table:table-cell office:value-type="float" office:value="0.260439395904541" calcext:value-type="float">
            <text:p>0,260439395904541</text:p>
          </table:table-cell>
          <table:table-cell office:value-type="string" calcext:value-type="string">
            <text:p>2021-07-13 00:07:49.721849</text:p>
          </table:table-cell>
          <table:table-cell table:formula="of:=(([.A89]*1000)-[.$H$4])*(([.A89]*1000)-[.$H$4])" office:value-type="float" office:value="16449.7459580142" calcext:value-type="float">
            <text:p>16449,7459580142</text:p>
          </table:table-cell>
          <table:table-cell table:number-columns-repeated="7"/>
        </table:table-row>
        <table:table-row table:style-name="ro1">
          <table:table-cell office:value-type="float" office:value="0.37878680229187" calcext:value-type="float">
            <text:p>0,37878680229187</text:p>
          </table:table-cell>
          <table:table-cell office:value-type="string" calcext:value-type="string">
            <text:p>2021-07-13 00:08:20.057032</text:p>
          </table:table-cell>
          <table:table-cell table:formula="of:=(([.A90]*1000)-[.$H$4])*(([.A90]*1000)-[.$H$4])" office:value-type="float" office:value="98.19138519483" calcext:value-type="float">
            <text:p>98,19138519483</text:p>
          </table:table-cell>
          <table:table-cell table:number-columns-repeated="7"/>
        </table:table-row>
        <table:table-row table:style-name="ro1">
          <table:table-cell office:value-type="float" office:value="0.350817203521729" calcext:value-type="float">
            <text:p>0,350817203521729</text:p>
          </table:table-cell>
          <table:table-cell office:value-type="string" calcext:value-type="string">
            <text:p>2021-07-13 00:08:50.512758</text:p>
          </table:table-cell>
          <table:table-cell table:formula="of:=(([.A91]*1000)-[.$H$4])*(([.A91]*1000)-[.$H$4])" office:value-type="float" office:value="1434.80011095793" calcext:value-type="float">
            <text:p>1434,80011095793</text:p>
          </table:table-cell>
          <table:table-cell table:number-columns-repeated="7"/>
        </table:table-row>
        <table:table-row table:style-name="ro1">
          <table:table-cell office:value-type="float" office:value="0.273029804229736" calcext:value-type="float">
            <text:p>0,273029804229736</text:p>
          </table:table-cell>
          <table:table-cell office:value-type="string" calcext:value-type="string">
            <text:p>2021-07-13 00:09:20.948504</text:p>
          </table:table-cell>
          <table:table-cell table:formula="of:=(([.A92]*1000)-[.$H$4])*(([.A92]*1000)-[.$H$4])" office:value-type="float" office:value="13378.6593421629" calcext:value-type="float">
            <text:p>13378,6593421629</text:p>
          </table:table-cell>
          <table:table-cell table:number-columns-repeated="7"/>
        </table:table-row>
        <table:table-row table:style-name="ro1">
          <table:table-cell office:value-type="float" office:value="0.257750988006592" calcext:value-type="float">
            <text:p>0,257750988006592</text:p>
          </table:table-cell>
          <table:table-cell office:value-type="string" calcext:value-type="string">
            <text:p>2021-07-13 00:09:51.307533</text:p>
          </table:table-cell>
          <table:table-cell table:formula="of:=(([.A93]*1000)-[.$H$4])*(([.A93]*1000)-[.$H$4])" office:value-type="float" office:value="17146.58540902" calcext:value-type="float">
            <text:p>17146,58540902</text:p>
          </table:table-cell>
          <table:table-cell table:number-columns-repeated="7"/>
        </table:table-row>
        <table:table-row table:style-name="ro1">
          <table:table-cell office:value-type="float" office:value="0.311191558837891" calcext:value-type="float">
            <text:p>0,311191558837891</text:p>
          </table:table-cell>
          <table:table-cell office:value-type="string" calcext:value-type="string">
            <text:p>2021-07-13 00:10:21.651974</text:p>
          </table:table-cell>
          <table:table-cell table:formula="of:=(([.A94]*1000)-[.$H$4])*(([.A94]*1000)-[.$H$4])" office:value-type="float" office:value="6006.93203297949" calcext:value-type="float">
            <text:p>6006,93203297949</text:p>
          </table:table-cell>
          <table:table-cell table:number-columns-repeated="7"/>
        </table:table-row>
        <table:table-row table:style-name="ro1">
          <table:table-cell office:value-type="float" office:value="0.296534538269043" calcext:value-type="float">
            <text:p>0,296534538269043</text:p>
          </table:table-cell>
          <table:table-cell office:value-type="string" calcext:value-type="string">
            <text:p>2021-07-13 00:10:52.044040</text:p>
          </table:table-cell>
          <table:table-cell table:formula="of:=(([.A95]*1000)-[.$H$4])*(([.A95]*1000)-[.$H$4])" office:value-type="float" office:value="8493.7274574631" calcext:value-type="float">
            <text:p>8493,7274574631</text:p>
          </table:table-cell>
          <table:table-cell table:number-columns-repeated="7"/>
        </table:table-row>
        <table:table-row table:style-name="ro1">
          <table:table-cell office:value-type="float" office:value="0.387946844100952" calcext:value-type="float">
            <text:p>0,387946844100952</text:p>
          </table:table-cell>
          <table:table-cell office:value-type="string" calcext:value-type="string">
            <text:p>2021-07-13 00:11:22.427543</text:p>
          </table:table-cell>
          <table:table-cell table:formula="of:=(([.A96]*1000)-[.$H$4])*(([.A96]*1000)-[.$H$4])" office:value-type="float" office:value="0.561173020736694" calcext:value-type="float">
            <text:p>0,561173020736694</text:p>
          </table:table-cell>
          <table:table-cell table:number-columns-repeated="7"/>
        </table:table-row>
        <table:table-row table:style-name="ro1">
          <table:table-cell office:value-type="float" office:value="0.404387950897217" calcext:value-type="float">
            <text:p>0,404387950897217</text:p>
          </table:table-cell>
          <table:table-cell office:value-type="string" calcext:value-type="string">
            <text:p>2021-07-13 00:11:52.900708</text:p>
          </table:table-cell>
          <table:table-cell table:formula="of:=(([.A97]*1000)-[.$H$4])*(([.A97]*1000)-[.$H$4])" office:value-type="float" office:value="246.238612032477" calcext:value-type="float">
            <text:p>246,238612032477</text:p>
          </table:table-cell>
          <table:table-cell table:number-columns-repeated="7"/>
        </table:table-row>
        <table:table-row table:style-name="ro1">
          <table:table-cell office:value-type="float" office:value="0.27739143371582" calcext:value-type="float">
            <text:p>0,27739143371582</text:p>
          </table:table-cell>
          <table:table-cell office:value-type="string" calcext:value-type="string">
            <text:p>2021-07-13 00:12:23.390314</text:p>
          </table:table-cell>
          <table:table-cell table:formula="of:=(([.A98]*1000)-[.$H$4])*(([.A98]*1000)-[.$H$4])" office:value-type="float" office:value="12388.6973322086" calcext:value-type="float">
            <text:p>12388,6973322086</text:p>
          </table:table-cell>
          <table:table-cell table:number-columns-repeated="7"/>
        </table:table-row>
        <table:table-row table:style-name="ro1">
          <table:table-cell office:value-type="float" office:value="0.260526657104492" calcext:value-type="float">
            <text:p>0,260526657104492</text:p>
          </table:table-cell>
          <table:table-cell office:value-type="string" calcext:value-type="string">
            <text:p>2021-07-13 00:12:53.755369</text:p>
          </table:table-cell>
          <table:table-cell table:formula="of:=(([.A99]*1000)-[.$H$4])*(([.A99]*1000)-[.$H$4])" office:value-type="float" office:value="16427.3699293495" calcext:value-type="float">
            <text:p>16427,3699293495</text:p>
          </table:table-cell>
          <table:table-cell table:number-columns-repeated="7"/>
        </table:table-row>
        <table:table-row table:style-name="ro1">
          <table:table-cell office:value-type="float" office:value="0.29022479057312" calcext:value-type="float">
            <text:p>0,29022479057312</text:p>
          </table:table-cell>
          <table:table-cell office:value-type="string" calcext:value-type="string">
            <text:p>2021-07-13 00:13:24.102458</text:p>
          </table:table-cell>
          <table:table-cell table:formula="of:=(([.A100]*1000)-[.$H$4])*(([.A100]*1000)-[.$H$4])" office:value-type="float" office:value="9696.57099673262" calcext:value-type="float">
            <text:p>9696,57099673262</text:p>
          </table:table-cell>
          <table:table-cell table:number-columns-repeated="7"/>
        </table:table-row>
        <table:table-row table:style-name="ro1">
          <table:table-cell office:value-type="float" office:value="0.490226984024048" calcext:value-type="float">
            <text:p>0,490226984024048</text:p>
          </table:table-cell>
          <table:table-cell office:value-type="string" calcext:value-type="string">
            <text:p>2021-07-13 00:13:54.479206</text:p>
          </table:table-cell>
          <table:table-cell table:formula="of:=(([.A101]*1000)-[.$H$4])*(([.A101]*1000)-[.$H$4])" office:value-type="float" office:value="10308.5490575106" calcext:value-type="float">
            <text:p>10308,5490575106</text:p>
          </table:table-cell>
          <table:table-cell table:number-columns-repeated="7"/>
        </table:table-row>
        <table:table-row table:style-name="ro1">
          <table:table-cell office:value-type="float" office:value="0.260375022888184" calcext:value-type="float">
            <text:p>0,260375022888184</text:p>
          </table:table-cell>
          <table:table-cell office:value-type="string" calcext:value-type="string">
            <text:p>2021-07-13 00:14:25.056461</text:p>
          </table:table-cell>
          <table:table-cell table:formula="of:=(([.A102]*1000)-[.$H$4])*(([.A102]*1000)-[.$H$4])" office:value-type="float" office:value="16466.262625558" calcext:value-type="float">
            <text:p>16466,262625558</text:p>
          </table:table-cell>
          <table:table-cell table:number-columns-repeated="7"/>
        </table:table-row>
        <table:table-row table:style-name="ro1">
          <table:table-cell office:value-type="float" office:value="0.295398712158203" calcext:value-type="float">
            <text:p>0,295398712158203</text:p>
          </table:table-cell>
          <table:table-cell office:value-type="string" calcext:value-type="string">
            <text:p>2021-07-13 00:14:55.402859</text:p>
          </table:table-cell>
          <table:table-cell table:formula="of:=(([.A103]*1000)-[.$H$4])*(([.A103]*1000)-[.$H$4])" office:value-type="float" office:value="8704.37625440515" calcext:value-type="float">
            <text:p>8704,37625440515</text:p>
          </table:table-cell>
          <table:table-cell table:number-columns-repeated="7"/>
        </table:table-row>
        <table:table-row table:style-name="ro1">
          <table:table-cell office:value-type="float" office:value="0.281272172927856" calcext:value-type="float">
            <text:p>0,281272172927856</text:p>
          </table:table-cell>
          <table:table-cell office:value-type="string" calcext:value-type="string">
            <text:p>2021-07-13 00:15:25.768341</text:p>
          </table:table-cell>
          <table:table-cell table:formula="of:=(([.A104]*1000)-[.$H$4])*(([.A104]*1000)-[.$H$4])" office:value-type="float" office:value="11539.8697981219" calcext:value-type="float">
            <text:p>11539,8697981219</text:p>
          </table:table-cell>
          <table:table-cell table:number-columns-repeated="7"/>
        </table:table-row>
        <table:table-row table:style-name="ro1">
          <table:table-cell office:value-type="float" office:value="0.28021502494812" calcext:value-type="float">
            <text:p>0,28021502494812</text:p>
          </table:table-cell>
          <table:table-cell office:value-type="string" calcext:value-type="string">
            <text:p>2021-07-13 00:15:56.135812</text:p>
          </table:table-cell>
          <table:table-cell table:formula="of:=(([.A105]*1000)-[.$H$4])*(([.A105]*1000)-[.$H$4])" office:value-type="float" office:value="11768.1130366596" calcext:value-type="float">
            <text:p>11768,1130366596</text:p>
          </table:table-cell>
          <table:table-cell table:number-columns-repeated="7"/>
        </table:table-row>
        <table:table-row table:style-name="ro1">
          <table:table-cell office:value-type="float" office:value="0.341350555419922" calcext:value-type="float">
            <text:p>0,341350555419922</text:p>
          </table:table-cell>
          <table:table-cell office:value-type="string" calcext:value-type="string">
            <text:p>2021-07-13 00:16:26.502218</text:p>
          </table:table-cell>
          <table:table-cell table:formula="of:=(([.A106]*1000)-[.$H$4])*(([.A106]*1000)-[.$H$4])" office:value-type="float" office:value="2241.58723312999" calcext:value-type="float">
            <text:p>2241,58723312999</text:p>
          </table:table-cell>
          <table:table-cell table:number-columns-repeated="7"/>
        </table:table-row>
        <table:table-row table:style-name="ro1">
          <table:table-cell office:value-type="float" office:value="0.390302658081055" calcext:value-type="float">
            <text:p>0,390302658081055</text:p>
          </table:table-cell>
          <table:table-cell office:value-type="string" calcext:value-type="string">
            <text:p>2021-07-13 00:16:56.927306</text:p>
          </table:table-cell>
          <table:table-cell table:formula="of:=(([.A107]*1000)-[.$H$4])*(([.A107]*1000)-[.$H$4])" office:value-type="float" office:value="2.58148217564637" calcext:value-type="float">
            <text:p>2,58148217564637</text:p>
          </table:table-cell>
          <table:table-cell table:number-columns-repeated="7"/>
        </table:table-row>
        <table:table-row table:style-name="ro1">
          <table:table-cell office:value-type="float" office:value="0.302822113037109" calcext:value-type="float">
            <text:p>0,302822113037109</text:p>
          </table:table-cell>
          <table:table-cell office:value-type="string" calcext:value-type="string">
            <text:p>2021-07-13 00:17:27.405923</text:p>
          </table:table-cell>
          <table:table-cell table:formula="of:=(([.A108]*1000)-[.$H$4])*(([.A108]*1000)-[.$H$4])" office:value-type="float" office:value="7374.31740770656" calcext:value-type="float">
            <text:p>7374,31740770656</text:p>
          </table:table-cell>
          <table:table-cell table:number-columns-repeated="7"/>
        </table:table-row>
        <table:table-row table:style-name="ro1">
          <table:table-cell office:value-type="float" office:value="0.29987907409668" calcext:value-type="float">
            <text:p>0,29987907409668</text:p>
          </table:table-cell>
          <table:table-cell office:value-type="string" calcext:value-type="string">
            <text:p>2021-07-13 00:17:57.768619</text:p>
          </table:table-cell>
          <table:table-cell table:formula="of:=(([.A109]*1000)-[.$H$4])*(([.A109]*1000)-[.$H$4])" office:value-type="float" office:value="7888.43903074092" calcext:value-type="float">
            <text:p>7888,43903074092</text:p>
          </table:table-cell>
          <table:table-cell table:number-columns-repeated="7"/>
        </table:table-row>
        <table:table-row table:style-name="ro1">
          <table:table-cell office:value-type="float" office:value="0.386374711990356" calcext:value-type="float">
            <text:p>0,386374711990356</text:p>
          </table:table-cell>
          <table:table-cell office:value-type="string" calcext:value-type="string">
            <text:p>2021-07-13 00:18:28.156114</text:p>
          </table:table-cell>
          <table:table-cell table:formula="of:=(([.A110]*1000)-[.$H$4])*(([.A110]*1000)-[.$H$4])" office:value-type="float" office:value="5.38818733508877" calcext:value-type="float">
            <text:p>5,38818733508877</text:p>
          </table:table-cell>
          <table:table-cell table:number-columns-repeated="7"/>
        </table:table-row>
        <table:table-row table:style-name="ro1">
          <table:table-cell office:value-type="float" office:value="0.391139030456543" calcext:value-type="float">
            <text:p>0,391139030456543</text:p>
          </table:table-cell>
          <table:table-cell office:value-type="string" calcext:value-type="string">
            <text:p>2021-07-13 00:18:58.628922</text:p>
          </table:table-cell>
          <table:table-cell table:formula="of:=(([.A111]*1000)-[.$H$4])*(([.A111]*1000)-[.$H$4])" office:value-type="float" office:value="5.96859850455524" calcext:value-type="float">
            <text:p>5,96859850455524</text:p>
          </table:table-cell>
          <table:table-cell table:number-columns-repeated="7"/>
        </table:table-row>
        <table:table-row table:style-name="ro1">
          <table:table-cell office:value-type="float" office:value="0.312578201293945" calcext:value-type="float">
            <text:p>0,312578201293945</text:p>
          </table:table-cell>
          <table:table-cell office:value-type="string" calcext:value-type="string">
            <text:p>2021-07-13 00:19:29.105645</text:p>
          </table:table-cell>
          <table:table-cell table:formula="of:=(([.A112]*1000)-[.$H$4])*(([.A112]*1000)-[.$H$4])" office:value-type="float" office:value="5793.91302689465" calcext:value-type="float">
            <text:p>5793,91302689465</text:p>
          </table:table-cell>
          <table:table-cell table:number-columns-repeated="7"/>
        </table:table-row>
        <table:table-row table:style-name="ro1">
          <table:table-cell office:value-type="float" office:value="0.270614624023437" calcext:value-type="float">
            <text:p>0,270614624023437</text:p>
          </table:table-cell>
          <table:table-cell office:value-type="string" calcext:value-type="string">
            <text:p>2021-07-13 00:19:59.505672</text:p>
          </table:table-cell>
          <table:table-cell table:formula="of:=(([.A113]*1000)-[.$H$4])*(([.A113]*1000)-[.$H$4])" office:value-type="float" office:value="13943.2016523129" calcext:value-type="float">
            <text:p>13943,2016523129</text:p>
          </table:table-cell>
          <table:table-cell table:number-columns-repeated="7"/>
        </table:table-row>
        <table:table-row table:style-name="ro1">
          <table:table-cell office:value-type="float" office:value="0.272282123565674" calcext:value-type="float">
            <text:p>0,272282123565674</text:p>
          </table:table-cell>
          <table:table-cell office:value-type="string" calcext:value-type="string">
            <text:p>2021-07-13 00:20:29.861186</text:p>
          </table:table-cell>
          <table:table-cell table:formula="of:=(([.A114]*1000)-[.$H$4])*(([.A114]*1000)-[.$H$4])" office:value-type="float" office:value="13552.1810632437" calcext:value-type="float">
            <text:p>13552,1810632437</text:p>
          </table:table-cell>
          <table:table-cell table:number-columns-repeated="7"/>
        </table:table-row>
        <table:table-row table:style-name="ro1">
          <table:table-cell office:value-type="float" office:value="0.318239212036133" calcext:value-type="float">
            <text:p>0,318239212036133</text:p>
          </table:table-cell>
          <table:table-cell office:value-type="string" calcext:value-type="string">
            <text:p>2021-07-13 00:21:00.219098</text:p>
          </table:table-cell>
          <table:table-cell table:formula="of:=(([.A115]*1000)-[.$H$4])*(([.A115]*1000)-[.$H$4])" office:value-type="float" office:value="4964.15318226804" calcext:value-type="float">
            <text:p>4964,15318226804</text:p>
          </table:table-cell>
          <table:table-cell table:number-columns-repeated="7"/>
        </table:table-row>
        <table:table-row table:style-name="ro1">
          <table:table-cell office:value-type="float" office:value="0.312067031860352" calcext:value-type="float">
            <text:p>0,312067031860352</text:p>
          </table:table-cell>
          <table:table-cell office:value-type="string" calcext:value-type="string">
            <text:p>2021-07-13 00:21:30.625218</text:p>
          </table:table-cell>
          <table:table-cell table:formula="of:=(([.A116]*1000)-[.$H$4])*(([.A116]*1000)-[.$H$4])" office:value-type="float" office:value="5871.99246319464" calcext:value-type="float">
            <text:p>5871,99246319464</text:p>
          </table:table-cell>
          <table:table-cell table:number-columns-repeated="7"/>
        </table:table-row>
        <table:table-row table:style-name="ro1">
          <table:table-cell office:value-type="float" office:value="0.297010898590088" calcext:value-type="float">
            <text:p>0,297010898590088</text:p>
          </table:table-cell>
          <table:table-cell office:value-type="string" calcext:value-type="string">
            <text:p>2021-07-13 00:22:01.024137</text:p>
          </table:table-cell>
          <table:table-cell table:formula="of:=(([.A117]*1000)-[.$H$4])*(([.A117]*1000)-[.$H$4])" office:value-type="float" office:value="8406.1502887546" calcext:value-type="float">
            <text:p>8406,1502887546</text:p>
          </table:table-cell>
          <table:table-cell table:number-columns-repeated="7"/>
        </table:table-row>
        <table:table-row table:style-name="ro1">
          <table:table-cell office:value-type="float" office:value="0.460246562957764" calcext:value-type="float">
            <text:p>0,460246562957764</text:p>
          </table:table-cell>
          <table:table-cell office:value-type="string" calcext:value-type="string">
            <text:p>2021-07-13 00:22:31.408558</text:p>
          </table:table-cell>
          <table:table-cell table:formula="of:=(([.A118]*1000)-[.$H$4])*(([.A118]*1000)-[.$H$4])" office:value-type="float" office:value="5119.48893734555" calcext:value-type="float">
            <text:p>5119,48893734555</text:p>
          </table:table-cell>
          <table:table-cell table:number-columns-repeated="7"/>
        </table:table-row>
        <table:table-row table:style-name="ro1">
          <table:table-cell office:value-type="float" office:value="0.267353296279907" calcext:value-type="float">
            <text:p>0,267353296279907</text:p>
          </table:table-cell>
          <table:table-cell office:value-type="string" calcext:value-type="string">
            <text:p>2021-07-13 00:23:01.957170</text:p>
          </table:table-cell>
          <table:table-cell table:formula="of:=(([.A119]*1000)-[.$H$4])*(([.A119]*1000)-[.$H$4])" office:value-type="float" office:value="14724.0417779836" calcext:value-type="float">
            <text:p>14724,0417779836</text:p>
          </table:table-cell>
          <table:table-cell table:number-columns-repeated="7"/>
        </table:table-row>
        <table:table-row table:style-name="ro1">
          <table:table-cell office:value-type="float" office:value="0.359318017959595" calcext:value-type="float">
            <text:p>0,359318017959595</text:p>
          </table:table-cell>
          <table:table-cell office:value-type="string" calcext:value-type="string">
            <text:p>2021-07-13 00:23:32.310107</text:p>
          </table:table-cell>
          <table:table-cell table:formula="of:=(([.A120]*1000)-[.$H$4])*(([.A120]*1000)-[.$H$4])" office:value-type="float" office:value="863.063415411098" calcext:value-type="float">
            <text:p>863,063415411098</text:p>
          </table:table-cell>
          <table:table-cell table:number-columns-repeated="7"/>
        </table:table-row>
        <table:table-row table:style-name="ro1">
          <table:table-cell office:value-type="float" office:value="0.358726739883423" calcext:value-type="float">
            <text:p>0,358726739883423</text:p>
          </table:table-cell>
          <table:table-cell office:value-type="string" calcext:value-type="string">
            <text:p>2021-07-13 00:24:02.757229</text:p>
          </table:table-cell>
          <table:table-cell table:formula="of:=(([.A121]*1000)-[.$H$4])*(([.A121]*1000)-[.$H$4])" office:value-type="float" office:value="898.154090007179" calcext:value-type="float">
            <text:p>898,154090007179</text:p>
          </table:table-cell>
          <table:table-cell table:number-columns-repeated="7"/>
        </table:table-row>
        <table:table-row table:style-name="ro1">
          <table:table-cell office:value-type="float" office:value="0.307165145874023" calcext:value-type="float">
            <text:p>0,307165145874023</text:p>
          </table:table-cell>
          <table:table-cell office:value-type="string" calcext:value-type="string">
            <text:p>2021-07-13 00:24:33.203091</text:p>
          </table:table-cell>
          <table:table-cell table:formula="of:=(([.A122]*1000)-[.$H$4])*(([.A122]*1000)-[.$H$4])" office:value-type="float" office:value="6647.27347687612" calcext:value-type="float">
            <text:p>6647,27347687612</text:p>
          </table:table-cell>
          <table:table-cell table:number-columns-repeated="7"/>
        </table:table-row>
        <table:table-row table:style-name="ro1">
          <table:table-cell office:value-type="float" office:value="0.320121765136719" calcext:value-type="float">
            <text:p>0,320121765136719</text:p>
          </table:table-cell>
          <table:table-cell office:value-type="string" calcext:value-type="string">
            <text:p>2021-07-13 00:25:03.596875</text:p>
          </table:table-cell>
          <table:table-cell table:formula="of:=(([.A123]*1000)-[.$H$4])*(([.A123]*1000)-[.$H$4])" office:value-type="float" office:value="4702.42005381605" calcext:value-type="float">
            <text:p>4702,42005381605</text:p>
          </table:table-cell>
          <table:table-cell table:number-columns-repeated="7"/>
        </table:table-row>
        <table:table-row table:style-name="ro1">
          <table:table-cell office:value-type="float" office:value="0.418767929077148" calcext:value-type="float">
            <text:p>0,418767929077148</text:p>
          </table:table-cell>
          <table:table-cell office:value-type="string" calcext:value-type="string">
            <text:p>2021-07-13 00:25:34.002792</text:p>
          </table:table-cell>
          <table:table-cell table:formula="of:=(([.A124]*1000)-[.$H$4])*(([.A124]*1000)-[.$H$4])" office:value-type="float" office:value="904.323388786407" calcext:value-type="float">
            <text:p>904,323388786407</text:p>
          </table:table-cell>
          <table:table-cell table:number-columns-repeated="7"/>
        </table:table-row>
        <table:table-row table:style-name="ro1">
          <table:table-cell office:value-type="float" office:value="0.262375593185425" calcext:value-type="float">
            <text:p>0,262375593185425</text:p>
          </table:table-cell>
          <table:table-cell office:value-type="string" calcext:value-type="string">
            <text:p>2021-07-13 00:26:04.510836</text:p>
          </table:table-cell>
          <table:table-cell table:formula="of:=(([.A125]*1000)-[.$H$4])*(([.A125]*1000)-[.$H$4])" office:value-type="float" office:value="15956.8348007703" calcext:value-type="float">
            <text:p>15956,8348007703</text:p>
          </table:table-cell>
          <table:table-cell table:number-columns-repeated="7"/>
        </table:table-row>
        <table:table-row table:style-name="ro1">
          <table:table-cell office:value-type="float" office:value="0.405720949172974" calcext:value-type="float">
            <text:p>0,405720949172974</text:p>
          </table:table-cell>
          <table:table-cell office:value-type="string" calcext:value-type="string">
            <text:p>2021-07-13 00:26:34.861527</text:p>
          </table:table-cell>
          <table:table-cell table:formula="of:=(([.A126]*1000)-[.$H$4])*(([.A126]*1000)-[.$H$4])" office:value-type="float" office:value="289.850292917949" calcext:value-type="float">
            <text:p>289,850292917949</text:p>
          </table:table-cell>
          <table:table-cell table:number-columns-repeated="7"/>
        </table:table-row>
        <table:table-row table:style-name="ro1">
          <table:table-cell office:value-type="float" office:value="0.2948157787323" calcext:value-type="float">
            <text:p>0,2948157787323</text:p>
          </table:table-cell>
          <table:table-cell office:value-type="string" calcext:value-type="string">
            <text:p>2021-07-13 00:27:05.355666</text:p>
          </table:table-cell>
          <table:table-cell table:formula="of:=(([.A127]*1000)-[.$H$4])*(([.A127]*1000)-[.$H$4])" office:value-type="float" office:value="8813.48823315529" calcext:value-type="float">
            <text:p>8813,48823315529</text:p>
          </table:table-cell>
          <table:table-cell table:number-columns-repeated="7"/>
        </table:table-row>
        <table:table-row table:style-name="ro1">
          <table:table-cell office:value-type="float" office:value="0.37616229057312" calcext:value-type="float">
            <text:p>0,37616229057312</text:p>
          </table:table-cell>
          <table:table-cell office:value-type="string" calcext:value-type="string">
            <text:p>2021-07-13 00:27:35.738763</text:p>
          </table:table-cell>
          <table:table-cell table:formula="of:=(([.A128]*1000)-[.$H$4])*(([.A128]*1000)-[.$H$4])" office:value-type="float" office:value="157.092842373797" calcext:value-type="float">
            <text:p>157,092842373797</text:p>
          </table:table-cell>
          <table:table-cell table:number-columns-repeated="7"/>
        </table:table-row>
        <table:table-row table:style-name="ro1">
          <table:table-cell office:value-type="float" office:value="0.381790637969971" calcext:value-type="float">
            <text:p>0,381790637969971</text:p>
          </table:table-cell>
          <table:table-cell office:value-type="string" calcext:value-type="string">
            <text:p>2021-07-13 00:28:06.203167</text:p>
          </table:table-cell>
          <table:table-cell table:formula="of:=(([.A129]*1000)-[.$H$4])*(([.A129]*1000)-[.$H$4])" office:value-type="float" office:value="47.6834575023695" calcext:value-type="float">
            <text:p>47,6834575023695</text:p>
          </table:table-cell>
          <table:table-cell table:number-columns-repeated="7"/>
        </table:table-row>
        <table:table-row table:style-name="ro1">
          <table:table-cell office:value-type="float" office:value="0.418362379074097" calcext:value-type="float">
            <text:p>0,418362379074097</text:p>
          </table:table-cell>
          <table:table-cell office:value-type="string" calcext:value-type="string">
            <text:p>2021-07-13 00:28:36.674007</text:p>
          </table:table-cell>
          <table:table-cell table:formula="of:=(([.A130]*1000)-[.$H$4])*(([.A130]*1000)-[.$H$4])" office:value-type="float" office:value="880.096484418037" calcext:value-type="float">
            <text:p>880,096484418037</text:p>
          </table:table-cell>
          <table:table-cell table:number-columns-repeated="7"/>
        </table:table-row>
        <table:table-row table:style-name="ro1">
          <table:table-cell office:value-type="float" office:value="0.289468765258789" calcext:value-type="float">
            <text:p>0,289468765258789</text:p>
          </table:table-cell>
          <table:table-cell office:value-type="string" calcext:value-type="string">
            <text:p>2021-07-13 00:29:07.179856</text:p>
          </table:table-cell>
          <table:table-cell table:formula="of:=(([.A131]*1000)-[.$H$4])*(([.A131]*1000)-[.$H$4])" office:value-type="float" office:value="9846.03596302122" calcext:value-type="float">
            <text:p>9846,03596302122</text:p>
          </table:table-cell>
          <table:table-cell table:number-columns-repeated="7"/>
        </table:table-row>
        <table:table-row table:style-name="ro1">
          <table:table-cell office:value-type="float" office:value="0.264275074005127" calcext:value-type="float">
            <text:p>0,264275074005127</text:p>
          </table:table-cell>
          <table:table-cell office:value-type="string" calcext:value-type="string">
            <text:p>2021-07-13 00:29:37.530186</text:p>
          </table:table-cell>
          <table:table-cell table:formula="of:=(([.A132]*1000)-[.$H$4])*(([.A132]*1000)-[.$H$4])" office:value-type="float" office:value="15480.5566044317" calcext:value-type="float">
            <text:p>15480,5566044317</text:p>
          </table:table-cell>
          <table:table-cell table:number-columns-repeated="7"/>
        </table:table-row>
        <table:table-row table:style-name="ro1">
          <table:table-cell office:value-type="float" office:value="0.427459001541138" calcext:value-type="float">
            <text:p>0,427459001541138</text:p>
          </table:table-cell>
          <table:table-cell office:value-type="string" calcext:value-type="string">
            <text:p>2021-07-13 00:30:07.881001</text:p>
          </table:table-cell>
          <table:table-cell table:formula="of:=(([.A133]*1000)-[.$H$4])*(([.A133]*1000)-[.$H$4])" office:value-type="float" office:value="1502.57347280211" calcext:value-type="float">
            <text:p>1502,57347280211</text:p>
          </table:table-cell>
          <table:table-cell table:number-columns-repeated="7"/>
        </table:table-row>
        <table:table-row table:style-name="ro1">
          <table:table-cell office:value-type="float" office:value="0.329878568649292" calcext:value-type="float">
            <text:p>0,329878568649292</text:p>
          </table:table-cell>
          <table:table-cell office:value-type="string" calcext:value-type="string">
            <text:p>2021-07-13 00:30:38.395680</text:p>
          </table:table-cell>
          <table:table-cell table:formula="of:=(([.A134]*1000)-[.$H$4])*(([.A134]*1000)-[.$H$4])" office:value-type="float" office:value="3459.48539893355" calcext:value-type="float">
            <text:p>3459,48539893355</text:p>
          </table:table-cell>
          <table:table-cell table:number-columns-repeated="7"/>
        </table:table-row>
        <table:table-row table:style-name="ro1">
          <table:table-cell office:value-type="float" office:value="0.377167463302612" calcext:value-type="float">
            <text:p>0,377167463302612</text:p>
          </table:table-cell>
          <table:table-cell office:value-type="string" calcext:value-type="string">
            <text:p>2021-07-13 00:31:08.784390</text:p>
          </table:table-cell>
          <table:table-cell table:formula="of:=(([.A135]*1000)-[.$H$4])*(([.A135]*1000)-[.$H$4])" office:value-type="float" office:value="132.90621133278" calcext:value-type="float">
            <text:p>132,90621133278</text:p>
          </table:table-cell>
          <table:table-cell table:number-columns-repeated="7"/>
        </table:table-row>
        <table:table-row table:style-name="ro1">
          <table:table-cell office:value-type="float" office:value="0.442655086517334" calcext:value-type="float">
            <text:p>0,442655086517334</text:p>
          </table:table-cell>
          <table:table-cell office:value-type="string" calcext:value-type="string">
            <text:p>2021-07-13 00:31:39.260484</text:p>
          </table:table-cell>
          <table:table-cell table:formula="of:=(([.A136]*1000)-[.$H$4])*(([.A136]*1000)-[.$H$4])" office:value-type="float" office:value="2911.5874504445" calcext:value-type="float">
            <text:p>2911,5874504445</text:p>
          </table:table-cell>
          <table:table-cell table:number-columns-repeated="7"/>
        </table:table-row>
        <table:table-row table:style-name="ro1">
          <table:table-cell office:value-type="float" office:value="0.401645660400391" calcext:value-type="float">
            <text:p>0,401645660400391</text:p>
          </table:table-cell>
          <table:table-cell office:value-type="string" calcext:value-type="string">
            <text:p>2021-07-13 00:32:09.778744</text:p>
          </table:table-cell>
          <table:table-cell table:formula="of:=(([.A137]*1000)-[.$H$4])*(([.A137]*1000)-[.$H$4])" office:value-type="float" office:value="167.694768282224" calcext:value-type="float">
            <text:p>167,694768282224</text:p>
          </table:table-cell>
          <table:table-cell table:number-columns-repeated="7"/>
        </table:table-row>
        <table:table-row table:style-name="ro1">
          <table:table-cell office:value-type="float" office:value="0.389436006546021" calcext:value-type="float">
            <text:p>0,389436006546021</text:p>
          </table:table-cell>
          <table:table-cell office:value-type="string" calcext:value-type="string">
            <text:p>2021-07-13 00:32:40.264918</text:p>
          </table:table-cell>
          <table:table-cell table:formula="of:=(([.A138]*1000)-[.$H$4])*(([.A138]*1000)-[.$H$4])" office:value-type="float" office:value="0.547670480263238" calcext:value-type="float">
            <text:p>0,547670480263238</text:p>
          </table:table-cell>
          <table:table-cell table:number-columns-repeated="7"/>
        </table:table-row>
        <table:table-row table:style-name="ro1">
          <table:table-cell office:value-type="float" office:value="0.325991153717041" calcext:value-type="float">
            <text:p>0,325991153717041</text:p>
          </table:table-cell>
          <table:table-cell office:value-type="string" calcext:value-type="string">
            <text:p>2021-07-13 00:33:10.737930</text:p>
          </table:table-cell>
          <table:table-cell table:formula="of:=(([.A139]*1000)-[.$H$4])*(([.A139]*1000)-[.$H$4])" office:value-type="float" office:value="3931.89259626254" calcext:value-type="float">
            <text:p>3931,89259626254</text:p>
          </table:table-cell>
          <table:table-cell table:number-columns-repeated="7"/>
        </table:table-row>
        <table:table-row table:style-name="ro1">
          <table:table-cell office:value-type="float" office:value="0.313493251800537" calcext:value-type="float">
            <text:p>0,313493251800537</text:p>
          </table:table-cell>
          <table:table-cell office:value-type="string" calcext:value-type="string">
            <text:p>2021-07-13 00:33:41.149641</text:p>
          </table:table-cell>
          <table:table-cell table:formula="of:=(([.A140]*1000)-[.$H$4])*(([.A140]*1000)-[.$H$4])" office:value-type="float" office:value="5655.44715896103" calcext:value-type="float">
            <text:p>5655,44715896103</text:p>
          </table:table-cell>
          <table:table-cell table:number-columns-repeated="7"/>
        </table:table-row>
        <table:table-row table:style-name="ro1">
          <table:table-cell office:value-type="float" office:value="0.271082401275635" calcext:value-type="float">
            <text:p>0,271082401275635</text:p>
          </table:table-cell>
          <table:table-cell office:value-type="string" calcext:value-type="string">
            <text:p>2021-07-13 00:34:11.520691</text:p>
          </table:table-cell>
          <table:table-cell table:formula="of:=(([.A141]*1000)-[.$H$4])*(([.A141]*1000)-[.$H$4])" office:value-type="float" office:value="13832.9489431177" calcext:value-type="float">
            <text:p>13832,9489431177</text:p>
          </table:table-cell>
          <table:table-cell table:number-columns-repeated="7"/>
        </table:table-row>
        <table:table-row table:style-name="ro1">
          <table:table-cell office:value-type="float" office:value="0.4275062084198" calcext:value-type="float">
            <text:p>0,4275062084198</text:p>
          </table:table-cell>
          <table:table-cell office:value-type="string" calcext:value-type="string">
            <text:p>2021-07-13 00:34:41.876215</text:p>
          </table:table-cell>
          <table:table-cell table:formula="of:=(([.A142]*1000)-[.$H$4])*(([.A142]*1000)-[.$H$4])" office:value-type="float" office:value="1506.23546579014" calcext:value-type="float">
            <text:p>1506,23546579014</text:p>
          </table:table-cell>
          <table:table-cell table:number-columns-repeated="7"/>
        </table:table-row>
        <table:table-row table:style-name="ro1">
          <table:table-cell office:value-type="float" office:value="0.251985311508179" calcext:value-type="float">
            <text:p>0,251985311508179</text:p>
          </table:table-cell>
          <table:table-cell office:value-type="string" calcext:value-type="string">
            <text:p>2021-07-13 00:35:12.386252</text:p>
          </table:table-cell>
          <table:table-cell table:formula="of:=(([.A143]*1000)-[.$H$4])*(([.A143]*1000)-[.$H$4])" office:value-type="float" office:value="18689.8011173324" calcext:value-type="float">
            <text:p>18689,8011173324</text:p>
          </table:table-cell>
          <table:table-cell table:number-columns-repeated="7"/>
        </table:table-row>
        <table:table-row table:style-name="ro1">
          <table:table-cell office:value-type="float" office:value="0.334310054779053" calcext:value-type="float">
            <text:p>0,334310054779053</text:p>
          </table:table-cell>
          <table:table-cell office:value-type="string" calcext:value-type="string">
            <text:p>2021-07-13 00:35:42.721953</text:p>
          </table:table-cell>
          <table:table-cell table:formula="of:=(([.A144]*1000)-[.$H$4])*(([.A144]*1000)-[.$H$4])" office:value-type="float" office:value="2957.82656985409" calcext:value-type="float">
            <text:p>2957,82656985409</text:p>
          </table:table-cell>
          <table:table-cell table:number-columns-repeated="7"/>
        </table:table-row>
        <table:table-row table:style-name="ro1">
          <table:table-cell office:value-type="float" office:value="0.420788526535034" calcext:value-type="float">
            <text:p>0,420788526535034</text:p>
          </table:table-cell>
          <table:table-cell office:value-type="string" calcext:value-type="string">
            <text:p>2021-07-13 00:36:13.139676</text:p>
          </table:table-cell>
          <table:table-cell table:formula="of:=(([.A145]*1000)-[.$H$4])*(([.A145]*1000)-[.$H$4])" office:value-type="float" office:value="1029.93289575627" calcext:value-type="float">
            <text:p>1029,93289575627</text:p>
          </table:table-cell>
          <table:table-cell table:number-columns-repeated="7"/>
        </table:table-row>
        <table:table-row table:style-name="ro1">
          <table:table-cell office:value-type="float" office:value="0.252320051193237" calcext:value-type="float">
            <text:p>0,252320051193237</text:p>
          </table:table-cell>
          <table:table-cell office:value-type="string" calcext:value-type="string">
            <text:p>2021-07-13 00:36:43.644819</text:p>
          </table:table-cell>
          <table:table-cell table:formula="of:=(([.A146]*1000)-[.$H$4])*(([.A146]*1000)-[.$H$4])" office:value-type="float" office:value="18598.3882098677" calcext:value-type="float">
            <text:p>18598,3882098677</text:p>
          </table:table-cell>
          <table:table-cell table:number-columns-repeated="7"/>
        </table:table-row>
        <table:table-row table:style-name="ro1">
          <table:table-cell office:value-type="float" office:value="0.305317640304565" calcext:value-type="float">
            <text:p>0,305317640304565</text:p>
          </table:table-cell>
          <table:table-cell office:value-type="string" calcext:value-type="string">
            <text:p>2021-07-13 00:37:13.981507</text:p>
          </table:table-cell>
          <table:table-cell table:formula="of:=(([.A147]*1000)-[.$H$4])*(([.A147]*1000)-[.$H$4])" office:value-type="float" office:value="6951.94401609631" calcext:value-type="float">
            <text:p>6951,94401609631</text:p>
          </table:table-cell>
          <table:table-cell table:number-columns-repeated="7"/>
        </table:table-row>
        <table:table-row table:style-name="ro1">
          <table:table-cell office:value-type="float" office:value="0.345544099807739" calcext:value-type="float">
            <text:p>0,345544099807739</text:p>
          </table:table-cell>
          <table:table-cell office:value-type="string" calcext:value-type="string">
            <text:p>2021-07-13 00:37:44.358589</text:p>
          </table:table-cell>
          <table:table-cell table:formula="of:=(([.A148]*1000)-[.$H$4])*(([.A148]*1000)-[.$H$4])" office:value-type="float" office:value="1862.08294534092" calcext:value-type="float">
            <text:p>1862,08294534092</text:p>
          </table:table-cell>
          <table:table-cell table:number-columns-repeated="7"/>
        </table:table-row>
        <table:table-row table:style-name="ro1">
          <table:table-cell office:value-type="float" office:value="0.369436264038086" calcext:value-type="float">
            <text:p>0,369436264038086</text:p>
          </table:table-cell>
          <table:table-cell office:value-type="string" calcext:value-type="string">
            <text:p>2021-07-13 00:38:14.789293</text:p>
          </table:table-cell>
          <table:table-cell table:formula="of:=(([.A149]*1000)-[.$H$4])*(([.A149]*1000)-[.$H$4])" office:value-type="float" office:value="370.935847166038" calcext:value-type="float">
            <text:p>370,935847166038</text:p>
          </table:table-cell>
          <table:table-cell table:number-columns-repeated="7"/>
        </table:table-row>
        <table:table-row table:style-name="ro1">
          <table:table-cell office:value-type="float" office:value="0.284307718276978" calcext:value-type="float">
            <text:p>0,284307718276978</text:p>
          </table:table-cell>
          <table:table-cell office:value-type="string" calcext:value-type="string">
            <text:p>2021-07-13 00:38:45.245293</text:p>
          </table:table-cell>
          <table:table-cell table:formula="of:=(([.A150]*1000)-[.$H$4])*(([.A150]*1000)-[.$H$4])" office:value-type="float" office:value="10896.9047857467" calcext:value-type="float">
            <text:p>10896,9047857467</text:p>
          </table:table-cell>
          <table:table-cell table:number-columns-repeated="7"/>
        </table:table-row>
        <table:table-row table:style-name="ro1">
          <table:table-cell office:value-type="float" office:value="0.35387921333313" calcext:value-type="float">
            <text:p>0,35387921333313</text:p>
          </table:table-cell>
          <table:table-cell office:value-type="string" calcext:value-type="string">
            <text:p>2021-07-13 00:39:15.614443</text:p>
          </table:table-cell>
          <table:table-cell table:formula="of:=(([.A151]*1000)-[.$H$4])*(([.A151]*1000)-[.$H$4])" office:value-type="float" office:value="1212.20577366146" calcext:value-type="float">
            <text:p>1212,20577366146</text:p>
          </table:table-cell>
          <table:table-cell table:number-columns-repeated="7"/>
        </table:table-row>
        <table:table-row table:style-name="ro1">
          <table:table-cell office:value-type="float" office:value="0.371964693069458" calcext:value-type="float">
            <text:p>0,371964693069458</text:p>
          </table:table-cell>
          <table:table-cell office:value-type="string" calcext:value-type="string">
            <text:p>2021-07-13 00:39:46.050461</text:p>
          </table:table-cell>
          <table:table-cell table:formula="of:=(([.A152]*1000)-[.$H$4])*(([.A152]*1000)-[.$H$4])" office:value-type="float" office:value="279.935257154031" calcext:value-type="float">
            <text:p>279,935257154031</text:p>
          </table:table-cell>
          <table:table-cell table:number-columns-repeated="7"/>
        </table:table-row>
        <table:table-row table:style-name="ro1">
          <table:table-cell office:value-type="float" office:value="0.262837886810303" calcext:value-type="float">
            <text:p>0,262837886810303</text:p>
          </table:table-cell>
          <table:table-cell office:value-type="string" calcext:value-type="string">
            <text:p>2021-07-13 00:40:16.504903</text:p>
          </table:table-cell>
          <table:table-cell table:formula="of:=(([.A153]*1000)-[.$H$4])*(([.A153]*1000)-[.$H$4])" office:value-type="float" office:value="15840.2543166179" calcext:value-type="float">
            <text:p>15840,2543166179</text:p>
          </table:table-cell>
          <table:table-cell table:number-columns-repeated="7"/>
        </table:table-row>
        <table:table-row table:style-name="ro1">
          <table:table-cell office:value-type="float" office:value="0.411687135696411" calcext:value-type="float">
            <text:p>0,411687135696411</text:p>
          </table:table-cell>
          <table:table-cell office:value-type="string" calcext:value-type="string">
            <text:p>2021-07-13 00:40:46.854632</text:p>
          </table:table-cell>
          <table:table-cell table:formula="of:=(([.A154]*1000)-[.$H$4])*(([.A154]*1000)-[.$H$4])" office:value-type="float" office:value="528.594209299639" calcext:value-type="float">
            <text:p>528,594209299639</text:p>
          </table:table-cell>
          <table:table-cell table:number-columns-repeated="7"/>
        </table:table-row>
        <table:table-row table:style-name="ro1">
          <table:table-cell office:value-type="float" office:value="0.377287149429321" calcext:value-type="float">
            <text:p>0,377287149429321</text:p>
          </table:table-cell>
          <table:table-cell office:value-type="string" calcext:value-type="string">
            <text:p>2021-07-13 00:41:17.353577</text:p>
          </table:table-cell>
          <table:table-cell table:formula="of:=(([.A155]*1000)-[.$H$4])*(([.A155]*1000)-[.$H$4])" office:value-type="float" office:value="130.160934125876" calcext:value-type="float">
            <text:p>130,160934125876</text:p>
          </table:table-cell>
          <table:table-cell table:number-columns-repeated="7"/>
        </table:table-row>
        <table:table-row table:style-name="ro1">
          <table:table-cell office:value-type="float" office:value="0.377459049224854" calcext:value-type="float">
            <text:p>0,377459049224854</text:p>
          </table:table-cell>
          <table:table-cell office:value-type="string" calcext:value-type="string">
            <text:p>2021-07-13 00:41:47.817263</text:p>
          </table:table-cell>
          <table:table-cell table:formula="of:=(([.A156]*1000)-[.$H$4])*(([.A156]*1000)-[.$H$4])" office:value-type="float" office:value="126.268139626174" calcext:value-type="float">
            <text:p>126,268139626174</text:p>
          </table:table-cell>
          <table:table-cell table:number-columns-repeated="7"/>
        </table:table-row>
        <table:table-row table:style-name="ro1">
          <table:table-cell office:value-type="float" office:value="0.309262275695801" calcext:value-type="float">
            <text:p>0,309262275695801</text:p>
          </table:table-cell>
          <table:table-cell office:value-type="string" calcext:value-type="string">
            <text:p>2021-07-13 00:42:18.251519</text:p>
          </table:table-cell>
          <table:table-cell table:formula="of:=(([.A157]*1000)-[.$H$4])*(([.A157]*1000)-[.$H$4])" office:value-type="float" office:value="6309.71003147643" calcext:value-type="float">
            <text:p>6309,71003147643</text:p>
          </table:table-cell>
          <table:table-cell table:number-columns-repeated="7"/>
        </table:table-row>
        <table:table-row table:style-name="ro1">
          <table:table-cell office:value-type="float" office:value="0.389364242553711" calcext:value-type="float">
            <text:p>0,389364242553711</text:p>
          </table:table-cell>
          <table:table-cell office:value-type="string" calcext:value-type="string">
            <text:p>2021-07-13 00:42:48.646253</text:p>
          </table:table-cell>
          <table:table-cell table:formula="of:=(([.A158]*1000)-[.$H$4])*(([.A158]*1000)-[.$H$4])" office:value-type="float" office:value="0.446603007396219" calcext:value-type="float">
            <text:p>0,446603007396219</text:p>
          </table:table-cell>
          <table:table-cell table:number-columns-repeated="7"/>
        </table:table-row>
        <table:table-row table:style-name="ro1">
          <table:table-cell office:value-type="float" office:value="0.273129224777222" calcext:value-type="float">
            <text:p>0,273129224777222</text:p>
          </table:table-cell>
          <table:table-cell office:value-type="string" calcext:value-type="string">
            <text:p>2021-07-13 00:43:19.122163</text:p>
          </table:table-cell>
          <table:table-cell table:formula="of:=(([.A159]*1000)-[.$H$4])*(([.A159]*1000)-[.$H$4])" office:value-type="float" office:value="13355.6700417574" calcext:value-type="float">
            <text:p>13355,6700417574</text:p>
          </table:table-cell>
          <table:table-cell table:number-columns-repeated="7"/>
        </table:table-row>
        <table:table-row table:style-name="ro1">
          <table:table-cell office:value-type="float" office:value="0.282092332839966" calcext:value-type="float">
            <text:p>0,282092332839966</text:p>
          </table:table-cell>
          <table:table-cell office:value-type="string" calcext:value-type="string">
            <text:p>2021-07-13 00:43:49.470077</text:p>
          </table:table-cell>
          <table:table-cell table:formula="of:=(([.A160]*1000)-[.$H$4])*(([.A160]*1000)-[.$H$4])" office:value-type="float" office:value="11364.3330946384" calcext:value-type="float">
            <text:p>11364,3330946384</text:p>
          </table:table-cell>
          <table:table-cell table:number-columns-repeated="7"/>
        </table:table-row>
        <table:table-row table:style-name="ro1">
          <table:table-cell office:value-type="float" office:value="0.364087104797363" calcext:value-type="float">
            <text:p>0,364087104797363</text:p>
          </table:table-cell>
          <table:table-cell office:value-type="string" calcext:value-type="string">
            <text:p>2021-07-13 00:44:19.836589</text:p>
          </table:table-cell>
          <table:table-cell table:formula="of:=(([.A161]*1000)-[.$H$4])*(([.A161]*1000)-[.$H$4])" office:value-type="float" office:value="605.595701512376" calcext:value-type="float">
            <text:p>605,595701512376</text:p>
          </table:table-cell>
          <table:table-cell table:number-columns-repeated="7"/>
        </table:table-row>
        <table:table-row table:style-name="ro1">
          <table:table-cell office:value-type="float" office:value="0.252007722854614" calcext:value-type="float">
            <text:p>0,252007722854614</text:p>
          </table:table-cell>
          <table:table-cell office:value-type="string" calcext:value-type="string">
            <text:p>2021-07-13 00:44:50.287875</text:p>
          </table:table-cell>
          <table:table-cell table:formula="of:=(([.A162]*1000)-[.$H$4])*(([.A162]*1000)-[.$H$4])" office:value-type="float" office:value="18683.6738802394" calcext:value-type="float">
            <text:p>18683,6738802394</text:p>
          </table:table-cell>
          <table:table-cell table:number-columns-repeated="7"/>
        </table:table-row>
        <table:table-row table:style-name="ro1">
          <table:table-cell office:value-type="float" office:value="0.409991502761841" calcext:value-type="float">
            <text:p>0,409991502761841</text:p>
          </table:table-cell>
          <table:table-cell office:value-type="string" calcext:value-type="string">
            <text:p>2021-07-13 00:45:20.627398</text:p>
          </table:table-cell>
          <table:table-cell table:formula="of:=(([.A163]*1000)-[.$H$4])*(([.A163]*1000)-[.$H$4])" office:value-type="float" office:value="453.500187274725" calcext:value-type="float">
            <text:p>453,500187274725</text:p>
          </table:table-cell>
          <table:table-cell table:number-columns-repeated="7"/>
        </table:table-row>
        <table:table-row table:style-name="ro1">
          <table:table-cell office:value-type="float" office:value="0.240996837615967" calcext:value-type="float">
            <text:p>0,240996837615967</text:p>
          </table:table-cell>
          <table:table-cell office:value-type="string" calcext:value-type="string">
            <text:p>2021-07-13 00:45:51.123798</text:p>
          </table:table-cell>
          <table:table-cell table:formula="of:=(([.A164]*1000)-[.$H$4])*(([.A164]*1000)-[.$H$4])" office:value-type="float" office:value="21815.030435683" calcext:value-type="float">
            <text:p>21815,030435683</text:p>
          </table:table-cell>
          <table:table-cell table:number-columns-repeated="7"/>
        </table:table-row>
        <table:table-row table:style-name="ro1">
          <table:table-cell office:value-type="float" office:value="0.317237377166748" calcext:value-type="float">
            <text:p>0,317237377166748</text:p>
          </table:table-cell>
          <table:table-cell office:value-type="string" calcext:value-type="string">
            <text:p>2021-07-13 00:46:21.450916</text:p>
          </table:table-cell>
          <table:table-cell table:formula="of:=(([.A165]*1000)-[.$H$4])*(([.A165]*1000)-[.$H$4])" office:value-type="float" office:value="5106.32890700843" calcext:value-type="float">
            <text:p>5106,32890700843</text:p>
          </table:table-cell>
          <table:table-cell table:number-columns-repeated="7"/>
        </table:table-row>
        <table:table-row table:style-name="ro1">
          <table:table-cell office:value-type="float" office:value="0.41352391242981" calcext:value-type="float">
            <text:p>0,41352391242981</text:p>
          </table:table-cell>
          <table:table-cell office:value-type="string" calcext:value-type="string">
            <text:p>2021-07-13 00:46:51.853511</text:p>
          </table:table-cell>
          <table:table-cell table:formula="of:=(([.A166]*1000)-[.$H$4])*(([.A166]*1000)-[.$H$4])" office:value-type="float" office:value="616.427275199586" calcext:value-type="float">
            <text:p>616,427275199586</text:p>
          </table:table-cell>
          <table:table-cell table:number-columns-repeated="7"/>
        </table:table-row>
        <table:table-row table:style-name="ro1">
          <table:table-cell office:value-type="float" office:value="0.325594902038574" calcext:value-type="float">
            <text:p>0,325594902038574</text:p>
          </table:table-cell>
          <table:table-cell office:value-type="string" calcext:value-type="string">
            <text:p>2021-07-13 00:47:22.352719</text:p>
          </table:table-cell>
          <table:table-cell table:formula="of:=(([.A167]*1000)-[.$H$4])*(([.A167]*1000)-[.$H$4])" office:value-type="float" office:value="3981.743380279" calcext:value-type="float">
            <text:p>3981,743380279</text:p>
          </table:table-cell>
          <table:table-cell table:number-columns-repeated="7"/>
        </table:table-row>
        <table:table-row table:style-name="ro1">
          <table:table-cell office:value-type="float" office:value="0.255668640136719" calcext:value-type="float">
            <text:p>0,255668640136719</text:p>
          </table:table-cell>
          <table:table-cell office:value-type="string" calcext:value-type="string">
            <text:p>2021-07-13 00:47:52.747937</text:p>
          </table:table-cell>
          <table:table-cell table:formula="of:=(([.A168]*1000)-[.$H$4])*(([.A168]*1000)-[.$H$4])" office:value-type="float" office:value="17696.2675441994" calcext:value-type="float">
            <text:p>17696,2675441994</text:p>
          </table:table-cell>
          <table:table-cell table:number-columns-repeated="7"/>
        </table:table-row>
        <table:table-row table:style-name="ro1">
          <table:table-cell office:value-type="float" office:value="0.289528369903564" calcext:value-type="float">
            <text:p>0,289528369903564</text:p>
          </table:table-cell>
          <table:table-cell office:value-type="string" calcext:value-type="string">
            <text:p>2021-07-13 00:48:23.067999</text:p>
          </table:table-cell>
          <table:table-cell table:formula="of:=(([.A169]*1000)-[.$H$4])*(([.A169]*1000)-[.$H$4])" office:value-type="float" office:value="9834.21071247374" calcext:value-type="float">
            <text:p>9834,21071247374</text:p>
          </table:table-cell>
          <table:table-cell table:number-columns-repeated="7"/>
        </table:table-row>
        <table:table-row table:style-name="ro1">
          <table:table-cell office:value-type="float" office:value="0.298076152801514" calcext:value-type="float">
            <text:p>0,298076152801514</text:p>
          </table:table-cell>
          <table:table-cell office:value-type="string" calcext:value-type="string">
            <text:p>2021-07-13 00:48:53.444041</text:p>
          </table:table-cell>
          <table:table-cell table:formula="of:=(([.A170]*1000)-[.$H$4])*(([.A170]*1000)-[.$H$4])" office:value-type="float" office:value="8211.94926199476" calcext:value-type="float">
            <text:p>8211,94926199476</text:p>
          </table:table-cell>
          <table:table-cell table:number-columns-repeated="7"/>
        </table:table-row>
        <table:table-row table:style-name="ro1">
          <table:table-cell office:value-type="float" office:value="0.408749103546143" calcext:value-type="float">
            <text:p>0,408749103546143</text:p>
          </table:table-cell>
          <table:table-cell office:value-type="string" calcext:value-type="string">
            <text:p>2021-07-13 00:49:23.828203</text:p>
          </table:table-cell>
          <table:table-cell table:formula="of:=(([.A171]*1000)-[.$H$4])*(([.A171]*1000)-[.$H$4])" office:value-type="float" office:value="402.12860916625" calcext:value-type="float">
            <text:p>402,12860916625</text:p>
          </table:table-cell>
          <table:table-cell table:number-columns-repeated="7"/>
        </table:table-row>
        <table:table-row table:style-name="ro1">
          <table:table-cell office:value-type="float" office:value="0.413595914840698" calcext:value-type="float">
            <text:p>0,413595914840698</text:p>
          </table:table-cell>
          <table:table-cell office:value-type="string" calcext:value-type="string">
            <text:p>2021-07-13 00:49:54.323131</text:p>
          </table:table-cell>
          <table:table-cell table:formula="of:=(([.A172]*1000)-[.$H$4])*(([.A172]*1000)-[.$H$4])" office:value-type="float" office:value="620.007804566204" calcext:value-type="float">
            <text:p>620,007804566204</text:p>
          </table:table-cell>
          <table:table-cell table:number-columns-repeated="7"/>
        </table:table-row>
        <table:table-row table:style-name="ro1">
          <table:table-cell office:value-type="float" office:value="0.26780891418457" calcext:value-type="float">
            <text:p>0,26780891418457</text:p>
          </table:table-cell>
          <table:table-cell office:value-type="string" calcext:value-type="string">
            <text:p>2021-07-13 00:50:24.821079</text:p>
          </table:table-cell>
          <table:table-cell table:formula="of:=(([.A173]*1000)-[.$H$4])*(([.A173]*1000)-[.$H$4])" office:value-type="float" office:value="14613.6775862568" calcext:value-type="float">
            <text:p>14613,6775862568</text:p>
          </table:table-cell>
          <table:table-cell table:number-columns-repeated="7"/>
        </table:table-row>
        <table:table-row table:style-name="ro1">
          <table:table-cell office:value-type="float" office:value="0.389216899871826" calcext:value-type="float">
            <text:p>0,389216899871826</text:p>
          </table:table-cell>
          <table:table-cell office:value-type="string" calcext:value-type="string">
            <text:p>2021-07-13 00:50:55.176456</text:p>
          </table:table-cell>
          <table:table-cell table:formula="of:=(([.A174]*1000)-[.$H$4])*(([.A174]*1000)-[.$H$4])" office:value-type="float" office:value="0.271379469295355" calcext:value-type="float">
            <text:p>0,271379469295355</text:p>
          </table:table-cell>
          <table:table-cell table:number-columns-repeated="7"/>
        </table:table-row>
        <table:table-row table:style-name="ro1">
          <table:table-cell office:value-type="float" office:value="0.40732741355896" calcext:value-type="float">
            <text:p>0,40732741355896</text:p>
          </table:table-cell>
          <table:table-cell office:value-type="string" calcext:value-type="string">
            <text:p>2021-07-13 00:51:25.638118</text:p>
          </table:table-cell>
          <table:table-cell table:formula="of:=(([.A175]*1000)-[.$H$4])*(([.A175]*1000)-[.$H$4])" office:value-type="float" office:value="347.131101749242" calcext:value-type="float">
            <text:p>347,131101749242</text:p>
          </table:table-cell>
          <table:table-cell table:number-columns-repeated="7"/>
        </table:table-row>
        <table:table-row table:style-name="ro1">
          <table:table-cell office:value-type="float" office:value="0.312932968139648" calcext:value-type="float">
            <text:p>0,312932968139648</text:p>
          </table:table-cell>
          <table:table-cell office:value-type="string" calcext:value-type="string">
            <text:p>2021-07-13 00:51:56.108042</text:p>
          </table:table-cell>
          <table:table-cell table:formula="of:=(([.A176]*1000)-[.$H$4])*(([.A176]*1000)-[.$H$4])" office:value-type="float" office:value="5740.0307728554" calcext:value-type="float">
            <text:p>5740,0307728554</text:p>
          </table:table-cell>
          <table:table-cell table:number-columns-repeated="7"/>
        </table:table-row>
        <table:table-row table:style-name="ro1">
          <table:table-cell office:value-type="float" office:value="0.288710355758667" calcext:value-type="float">
            <text:p>0,288710355758667</text:p>
          </table:table-cell>
          <table:table-cell office:value-type="string" calcext:value-type="string">
            <text:p>2021-07-13 00:52:26.495869</text:p>
          </table:table-cell>
          <table:table-cell table:formula="of:=(([.A177]*1000)-[.$H$4])*(([.A177]*1000)-[.$H$4])" office:value-type="float" office:value="9997.12084068604" calcext:value-type="float">
            <text:p>9997,12084068604</text:p>
          </table:table-cell>
          <table:table-cell table:number-columns-repeated="7"/>
        </table:table-row>
        <table:table-row table:style-name="ro1">
          <table:table-cell office:value-type="float" office:value="0.430861473083496" calcext:value-type="float">
            <text:p>0,430861473083496</text:p>
          </table:table-cell>
          <table:table-cell office:value-type="string" calcext:value-type="string">
            <text:p>2021-07-13 00:52:56.870609</text:p>
          </table:table-cell>
          <table:table-cell table:formula="of:=(([.A178]*1000)-[.$H$4])*(([.A178]*1000)-[.$H$4])" office:value-type="float" office:value="1777.93058418681" calcext:value-type="float">
            <text:p>1777,93058418681</text:p>
          </table:table-cell>
          <table:table-cell table:number-columns-repeated="7"/>
        </table:table-row>
        <table:table-row table:style-name="ro1">
          <table:table-cell office:value-type="float" office:value="0.260780811309814" calcext:value-type="float">
            <text:p>0,260780811309814</text:p>
          </table:table-cell>
          <table:table-cell office:value-type="string" calcext:value-type="string">
            <text:p>2021-07-13 00:53:27.387726</text:p>
          </table:table-cell>
          <table:table-cell table:formula="of:=(([.A179]*1000)-[.$H$4])*(([.A179]*1000)-[.$H$4])" office:value-type="float" office:value="16362.2849896074" calcext:value-type="float">
            <text:p>16362,2849896074</text:p>
          </table:table-cell>
          <table:table-cell table:number-columns-repeated="7"/>
        </table:table-row>
        <table:table-row table:style-name="ro1">
          <table:table-cell office:value-type="float" office:value="0.252534866333008" calcext:value-type="float">
            <text:p>0,252534866333008</text:p>
          </table:table-cell>
          <table:table-cell office:value-type="string" calcext:value-type="string">
            <text:p>2021-07-13 00:53:57.735804</text:p>
          </table:table-cell>
          <table:table-cell table:formula="of:=(([.A180]*1000)-[.$H$4])*(([.A180]*1000)-[.$H$4])" office:value-type="float" office:value="18539.8431360502" calcext:value-type="float">
            <text:p>18539,8431360502</text:p>
          </table:table-cell>
          <table:table-cell table:number-columns-repeated="7"/>
        </table:table-row>
        <table:table-row table:style-name="ro1">
          <table:table-cell office:value-type="float" office:value="0.31718897819519" calcext:value-type="float">
            <text:p>0,31718897819519</text:p>
          </table:table-cell>
          <table:table-cell office:value-type="string" calcext:value-type="string">
            <text:p>2021-07-13 00:54:28.075932</text:p>
          </table:table-cell>
          <table:table-cell table:formula="of:=(([.A181]*1000)-[.$H$4])*(([.A181]*1000)-[.$H$4])" office:value-type="float" office:value="5113.24829320107" calcext:value-type="float">
            <text:p>5113,24829320107</text:p>
          </table:table-cell>
          <table:table-cell table:number-columns-repeated="7"/>
        </table:table-row>
        <table:table-row table:style-name="ro1">
          <table:table-cell office:value-type="float" office:value="0.261655807495117" calcext:value-type="float">
            <text:p>0,261655807495117</text:p>
          </table:table-cell>
          <table:table-cell office:value-type="string" calcext:value-type="string">
            <text:p>2021-07-13 00:54:58.479035</text:p>
          </table:table-cell>
          <table:table-cell table:formula="of:=(([.A182]*1000)-[.$H$4])*(([.A182]*1000)-[.$H$4])" office:value-type="float" office:value="16139.2000755189" calcext:value-type="float">
            <text:p>16139,2000755189</text:p>
          </table:table-cell>
          <table:table-cell table:number-columns-repeated="7"/>
        </table:table-row>
        <table:table-row table:style-name="ro1">
          <table:table-cell office:value-type="float" office:value="0.272665977478027" calcext:value-type="float">
            <text:p>0,272665977478027</text:p>
          </table:table-cell>
          <table:table-cell office:value-type="string" calcext:value-type="string">
            <text:p>2021-07-13 00:55:28.828833</text:p>
          </table:table-cell>
          <table:table-cell table:formula="of:=(([.A183]*1000)-[.$H$4])*(([.A183]*1000)-[.$H$4])" office:value-type="float" office:value="13462.9565947596" calcext:value-type="float">
            <text:p>13462,9565947596</text:p>
          </table:table-cell>
          <table:table-cell table:number-columns-repeated="7"/>
        </table:table-row>
        <table:table-row table:style-name="ro1">
          <table:table-cell office:value-type="float" office:value="0.274461269378662" calcext:value-type="float">
            <text:p>0,274461269378662</text:p>
          </table:table-cell>
          <table:table-cell office:value-type="string" calcext:value-type="string">
            <text:p>2021-07-13 00:55:59.187975</text:p>
          </table:table-cell>
          <table:table-cell table:formula="of:=(([.A184]*1000)-[.$H$4])*(([.A184]*1000)-[.$H$4])" office:value-type="float" office:value="13049.5642959203" calcext:value-type="float">
            <text:p>13049,5642959203</text:p>
          </table:table-cell>
          <table:table-cell table:number-columns-repeated="7"/>
        </table:table-row>
        <table:table-row table:style-name="ro1">
          <table:table-cell office:value-type="float" office:value="0.396475076675415" calcext:value-type="float">
            <text:p>0,396475076675415</text:p>
          </table:table-cell>
          <table:table-cell office:value-type="string" calcext:value-type="string">
            <text:p>2021-07-13 00:56:29.547069</text:p>
          </table:table-cell>
          <table:table-cell table:formula="of:=(([.A185]*1000)-[.$H$4])*(([.A185]*1000)-[.$H$4])" office:value-type="float" office:value="60.514672963104" calcext:value-type="float">
            <text:p>60,514672963104</text:p>
          </table:table-cell>
          <table:table-cell table:number-columns-repeated="7"/>
        </table:table-row>
        <table:table-row table:style-name="ro1">
          <table:table-cell office:value-type="float" office:value="0.309053182601929" calcext:value-type="float">
            <text:p>0,309053182601929</text:p>
          </table:table-cell>
          <table:table-cell office:value-type="string" calcext:value-type="string">
            <text:p>2021-07-13 00:57:00.027166</text:p>
          </table:table-cell>
          <table:table-cell table:formula="of:=(([.A186]*1000)-[.$H$4])*(([.A186]*1000)-[.$H$4])" office:value-type="float" office:value="6342.97182056675" calcext:value-type="float">
            <text:p>6342,97182056675</text:p>
          </table:table-cell>
          <table:table-cell table:number-columns-repeated="7"/>
        </table:table-row>
        <table:table-row table:style-name="ro1">
          <table:table-cell office:value-type="float" office:value="0.305043458938599" calcext:value-type="float">
            <text:p>0,305043458938599</text:p>
          </table:table-cell>
          <table:table-cell office:value-type="string" calcext:value-type="string">
            <text:p>2021-07-13 00:57:30.424792</text:p>
          </table:table-cell>
          <table:table-cell table:formula="of:=(([.A187]*1000)-[.$H$4])*(([.A187]*1000)-[.$H$4])" office:value-type="float" office:value="6997.74075410089" calcext:value-type="float">
            <text:p>6997,74075410089</text:p>
          </table:table-cell>
          <table:table-cell table:number-columns-repeated="7"/>
        </table:table-row>
        <table:table-row table:style-name="ro1">
          <table:table-cell office:value-type="float" office:value="0.373412370681763" calcext:value-type="float">
            <text:p>0,373412370681763</text:p>
          </table:table-cell>
          <table:table-cell office:value-type="string" calcext:value-type="string">
            <text:p>2021-07-13 00:58:00.817563</text:p>
          </table:table-cell>
          <table:table-cell table:formula="of:=(([.A188]*1000)-[.$H$4])*(([.A188]*1000)-[.$H$4])" office:value-type="float" office:value="233.588069611846" calcext:value-type="float">
            <text:p>233,588069611846</text:p>
          </table:table-cell>
          <table:table-cell table:number-columns-repeated="7"/>
        </table:table-row>
        <table:table-row table:style-name="ro1">
          <table:table-cell office:value-type="float" office:value="0.387720823287964" calcext:value-type="float">
            <text:p>0,387720823287964</text:p>
          </table:table-cell>
          <table:table-cell office:value-type="string" calcext:value-type="string">
            <text:p>2021-07-13 00:58:31.247971</text:p>
          </table:table-cell>
          <table:table-cell table:formula="of:=(([.A189]*1000)-[.$H$4])*(([.A189]*1000)-[.$H$4])" office:value-type="float" office:value="0.950889512086787" calcext:value-type="float">
            <text:p>0,950889512086787</text:p>
          </table:table-cell>
          <table:table-cell table:number-columns-repeated="7"/>
        </table:table-row>
        <table:table-row table:style-name="ro1">
          <table:table-cell office:value-type="float" office:value="0.321106910705566" calcext:value-type="float">
            <text:p>0,321106910705566</text:p>
          </table:table-cell>
          <table:table-cell office:value-type="string" calcext:value-type="string">
            <text:p>2021-07-13 00:59:01.721694</text:p>
          </table:table-cell>
          <table:table-cell table:formula="of:=(([.A190]*1000)-[.$H$4])*(([.A190]*1000)-[.$H$4])" office:value-type="float" office:value="4568.27943931074" calcext:value-type="float">
            <text:p>4568,27943931074</text:p>
          </table:table-cell>
          <table:table-cell table:number-columns-repeated="7"/>
        </table:table-row>
        <table:table-row table:style-name="ro1">
          <table:table-cell office:value-type="float" office:value="0.336138010025024" calcext:value-type="float">
            <text:p>0,336138010025024</text:p>
          </table:table-cell>
          <table:table-cell office:value-type="string" calcext:value-type="string">
            <text:p>2021-07-13 00:59:32.128769</text:p>
          </table:table-cell>
          <table:table-cell table:formula="of:=(([.A191]*1000)-[.$H$4])*(([.A191]*1000)-[.$H$4])" office:value-type="float" office:value="2762.33799265162" calcext:value-type="float">
            <text:p>2762,33799265162</text:p>
          </table:table-cell>
          <table:table-cell table:number-columns-repeated="7"/>
        </table:table-row>
        <table:table-row table:style-name="ro1">
          <table:table-cell office:value-type="float" office:value="0.317041873931885" calcext:value-type="float">
            <text:p>0,317041873931885</text:p>
          </table:table-cell>
          <table:table-cell office:value-type="string" calcext:value-type="string">
            <text:p>2021-07-13 01:00:02.551662</text:p>
          </table:table-cell>
          <table:table-cell table:formula="of:=(([.A192]*1000)-[.$H$4])*(([.A192]*1000)-[.$H$4])" office:value-type="float" office:value="5134.30789630852" calcext:value-type="float">
            <text:p>5134,30789630852</text:p>
          </table:table-cell>
          <table:table-cell table:number-columns-repeated="7"/>
        </table:table-row>
        <table:table-row table:style-name="ro1">
          <table:table-cell office:value-type="float" office:value="0.375299215316772" calcext:value-type="float">
            <text:p>0,375299215316772</text:p>
          </table:table-cell>
          <table:table-cell office:value-type="string" calcext:value-type="string">
            <text:p>2021-07-13 01:00:32.956522</text:p>
          </table:table-cell>
          <table:table-cell table:formula="of:=(([.A193]*1000)-[.$H$4])*(([.A193]*1000)-[.$H$4])" office:value-type="float" office:value="179.472739324766" calcext:value-type="float">
            <text:p>179,472739324766</text:p>
          </table:table-cell>
          <table:table-cell table:number-columns-repeated="7"/>
        </table:table-row>
        <table:table-row table:style-name="ro1">
          <table:table-cell office:value-type="float" office:value="0.300692081451416" calcext:value-type="float">
            <text:p>0,300692081451416</text:p>
          </table:table-cell>
          <table:table-cell office:value-type="string" calcext:value-type="string">
            <text:p>2021-07-13 01:01:03.417510</text:p>
          </table:table-cell>
          <table:table-cell table:formula="of:=(([.A194]*1000)-[.$H$4])*(([.A194]*1000)-[.$H$4])" office:value-type="float" office:value="7744.68245051816" calcext:value-type="float">
            <text:p>7744,68245051816</text:p>
          </table:table-cell>
          <table:table-cell table:number-columns-repeated="7"/>
        </table:table-row>
        <table:table-row table:style-name="ro1">
          <table:table-cell office:value-type="float" office:value="0.344072818756104" calcext:value-type="float">
            <text:p>0,344072818756104</text:p>
          </table:table-cell>
          <table:table-cell office:value-type="string" calcext:value-type="string">
            <text:p>2021-07-13 01:01:33.804900</text:p>
          </table:table-cell>
          <table:table-cell table:formula="of:=(([.A195]*1000)-[.$H$4])*(([.A195]*1000)-[.$H$4])" office:value-type="float" office:value="1991.22463860021" calcext:value-type="float">
            <text:p>1991,22463860021</text:p>
          </table:table-cell>
          <table:table-cell table:number-columns-repeated="7"/>
        </table:table-row>
        <table:table-row table:style-name="ro1">
          <table:table-cell office:value-type="float" office:value="0.422780752182007" calcext:value-type="float">
            <text:p>0,422780752182007</text:p>
          </table:table-cell>
          <table:table-cell office:value-type="string" calcext:value-type="string">
            <text:p>2021-07-13 01:02:04.236545</text:p>
          </table:table-cell>
          <table:table-cell table:formula="of:=(([.A196]*1000)-[.$H$4])*(([.A196]*1000)-[.$H$4])" office:value-type="float" office:value="1161.77313132155" calcext:value-type="float">
            <text:p>1161,77313132155</text:p>
          </table:table-cell>
          <table:table-cell table:number-columns-repeated="7"/>
        </table:table-row>
        <table:table-row table:style-name="ro1">
          <table:table-cell office:value-type="float" office:value="0.406548500061035" calcext:value-type="float">
            <text:p>0,406548500061035</text:p>
          </table:table-cell>
          <table:table-cell office:value-type="string" calcext:value-type="string">
            <text:p>2021-07-13 01:02:34.747671</text:p>
          </table:table-cell>
          <table:table-cell table:formula="of:=(([.A197]*1000)-[.$H$4])*(([.A197]*1000)-[.$H$4])" office:value-type="float" office:value="318.713224986935" calcext:value-type="float">
            <text:p>318,713224986935</text:p>
          </table:table-cell>
          <table:table-cell table:number-columns-repeated="7"/>
        </table:table-row>
        <table:table-row table:style-name="ro1">
          <table:table-cell office:value-type="float" office:value="0.324447631835937" calcext:value-type="float">
            <text:p>0,324447631835937</text:p>
          </table:table-cell>
          <table:table-cell office:value-type="string" calcext:value-type="string">
            <text:p>2021-07-13 01:03:05.241785</text:p>
          </table:table-cell>
          <table:table-cell table:formula="of:=(([.A198]*1000)-[.$H$4])*(([.A198]*1000)-[.$H$4])" office:value-type="float" office:value="4127.84753383995" calcext:value-type="float">
            <text:p>4127,84753383995</text:p>
          </table:table-cell>
          <table:table-cell table:number-columns-repeated="7"/>
        </table:table-row>
        <table:table-row table:style-name="ro1">
          <table:table-cell office:value-type="float" office:value="0.38221287727356" calcext:value-type="float">
            <text:p>0,38221287727356</text:p>
          </table:table-cell>
          <table:table-cell office:value-type="string" calcext:value-type="string">
            <text:p>2021-07-13 01:03:35.652720</text:p>
          </table:table-cell>
          <table:table-cell table:formula="of:=(([.A199]*1000)-[.$H$4])*(([.A199]*1000)-[.$H$4])" office:value-type="float" office:value="42.0303477090095" calcext:value-type="float">
            <text:p>42,0303477090095</text:p>
          </table:table-cell>
          <table:table-cell table:number-columns-repeated="7"/>
        </table:table-row>
        <table:table-row table:style-name="ro1">
          <table:table-cell office:value-type="float" office:value="0.275360584259033" calcext:value-type="float">
            <text:p>0,275360584259033</text:p>
          </table:table-cell>
          <table:table-cell office:value-type="string" calcext:value-type="string">
            <text:p>2021-07-13 01:04:06.120134</text:p>
          </table:table-cell>
          <table:table-cell table:formula="of:=(([.A200]*1000)-[.$H$4])*(([.A200]*1000)-[.$H$4])" office:value-type="float" office:value="12844.9071508458" calcext:value-type="float">
            <text:p>12844,9071508458</text:p>
          </table:table-cell>
          <table:table-cell table:number-columns-repeated="7"/>
        </table:table-row>
        <table:table-row table:style-name="ro1">
          <table:table-cell office:value-type="float" office:value="0.315985918045044" calcext:value-type="float">
            <text:p>0,315985918045044</text:p>
          </table:table-cell>
          <table:table-cell office:value-type="string" calcext:value-type="string">
            <text:p>2021-07-13 01:04:36.480247</text:p>
          </table:table-cell>
          <table:table-cell table:formula="of:=(([.A201]*1000)-[.$H$4])*(([.A201]*1000)-[.$H$4])" office:value-type="float" office:value="5286.75004487441" calcext:value-type="float">
            <text:p>5286,75004487441</text:p>
          </table:table-cell>
          <table:table-cell table:number-columns-repeated="7"/>
        </table:table-row>
        <table:table-row table:style-name="ro1">
          <table:table-cell office:value-type="float" office:value="0.427816867828369" calcext:value-type="float">
            <text:p>0,427816867828369</text:p>
          </table:table-cell>
          <table:table-cell office:value-type="string" calcext:value-type="string">
            <text:p>2021-07-13 01:05:06.881998</text:p>
          </table:table-cell>
          <table:table-cell table:formula="of:=(([.A202]*1000)-[.$H$4])*(([.A202]*1000)-[.$H$4])" office:value-type="float" office:value="1530.44551336677" calcext:value-type="float">
            <text:p>1530,44551336677</text:p>
          </table:table-cell>
          <table:table-cell table:number-columns-repeated="7"/>
        </table:table-row>
        <table:table-row table:style-name="ro1">
          <table:table-cell office:value-type="float" office:value="0.268009424209595" calcext:value-type="float">
            <text:p>0,268009424209595</text:p>
          </table:table-cell>
          <table:table-cell office:value-type="string" calcext:value-type="string">
            <text:p>2021-07-13 01:05:37.395822</text:p>
          </table:table-cell>
          <table:table-cell table:formula="of:=(([.A203]*1000)-[.$H$4])*(([.A203]*1000)-[.$H$4])" office:value-type="float" office:value="14565.2396617945" calcext:value-type="float">
            <text:p>14565,2396617945</text:p>
          </table:table-cell>
          <table:table-cell table:number-columns-repeated="7"/>
        </table:table-row>
        <table:table-row table:style-name="ro1">
          <table:table-cell office:value-type="float" office:value="0.238499164581299" calcext:value-type="float">
            <text:p>0,238499164581299</text:p>
          </table:table-cell>
          <table:table-cell office:value-type="string" calcext:value-type="string">
            <text:p>2021-07-13 01:06:07.750664</text:p>
          </table:table-cell>
          <table:table-cell table:formula="of:=(([.A204]*1000)-[.$H$4])*(([.A204]*1000)-[.$H$4])" office:value-type="float" office:value="22559.0770313503" calcext:value-type="float">
            <text:p>22559,0770313503</text:p>
          </table:table-cell>
          <table:table-cell table:number-columns-repeated="7"/>
        </table:table-row>
        <table:table-row table:style-name="ro1">
          <table:table-cell office:value-type="float" office:value="0.415332317352295" calcext:value-type="float">
            <text:p>0,415332317352295</text:p>
          </table:table-cell>
          <table:table-cell office:value-type="string" calcext:value-type="string">
            <text:p>2021-07-13 01:06:38.075396</text:p>
          </table:table-cell>
          <table:table-cell table:formula="of:=(([.A205]*1000)-[.$H$4])*(([.A205]*1000)-[.$H$4])" office:value-type="float" office:value="709.495590227195" calcext:value-type="float">
            <text:p>709,495590227195</text:p>
          </table:table-cell>
          <table:table-cell table:number-columns-repeated="7"/>
        </table:table-row>
        <table:table-row table:style-name="ro1">
          <table:table-cell office:value-type="float" office:value="0.387417793273926" calcext:value-type="float">
            <text:p>0,387417793273926</text:p>
          </table:table-cell>
          <table:table-cell office:value-type="string" calcext:value-type="string">
            <text:p>2021-07-13 01:07:08.577500</text:p>
          </table:table-cell>
          <table:table-cell table:formula="of:=(([.A206]*1000)-[.$H$4])*(([.A206]*1000)-[.$H$4])" office:value-type="float" office:value="1.63370743351153" calcext:value-type="float">
            <text:p>1,63370743351153</text:p>
          </table:table-cell>
          <table:table-cell table:number-columns-repeated="7"/>
        </table:table-row>
        <table:table-row table:style-name="ro1">
          <table:table-cell office:value-type="float" office:value="0.255616188049316" calcext:value-type="float">
            <text:p>0,255616188049316</text:p>
          </table:table-cell>
          <table:table-cell office:value-type="string" calcext:value-type="string">
            <text:p>2021-07-13 01:07:39.045503</text:p>
          </table:table-cell>
          <table:table-cell table:formula="of:=(([.A207]*1000)-[.$H$4])*(([.A207]*1000)-[.$H$4])" office:value-type="float" office:value="17710.2254165249" calcext:value-type="float">
            <text:p>17710,2254165249</text:p>
          </table:table-cell>
          <table:table-cell table:number-columns-repeated="7"/>
        </table:table-row>
        <table:table-row table:style-name="ro1">
          <table:table-cell office:value-type="float" office:value="0.296448230743408" calcext:value-type="float">
            <text:p>0,296448230743408</text:p>
          </table:table-cell>
          <table:table-cell office:value-type="string" calcext:value-type="string">
            <text:p>2021-07-13 01:08:09.387706</text:p>
          </table:table-cell>
          <table:table-cell table:formula="of:=(([.A208]*1000)-[.$H$4])*(([.A208]*1000)-[.$H$4])" office:value-type="float" office:value="8509.64335480382" calcext:value-type="float">
            <text:p>8509,64335480382</text:p>
          </table:table-cell>
          <table:table-cell table:number-columns-repeated="7"/>
        </table:table-row>
        <table:table-row table:style-name="ro1">
          <table:table-cell office:value-type="float" office:value="0.276597499847412" calcext:value-type="float">
            <text:p>0,276597499847412</text:p>
          </table:table-cell>
          <table:table-cell office:value-type="string" calcext:value-type="string">
            <text:p>2021-07-13 01:08:39.751958</text:p>
          </table:table-cell>
          <table:table-cell table:formula="of:=(([.A209]*1000)-[.$H$4])*(([.A209]*1000)-[.$H$4])" office:value-type="float" office:value="12566.0645277385" calcext:value-type="float">
            <text:p>12566,0645277385</text:p>
          </table:table-cell>
          <table:table-cell table:number-columns-repeated="7"/>
        </table:table-row>
        <table:table-row table:style-name="ro1">
          <table:table-cell office:value-type="float" office:value="0.415960788726807" calcext:value-type="float">
            <text:p>0,415960788726807</text:p>
          </table:table-cell>
          <table:table-cell office:value-type="string" calcext:value-type="string">
            <text:p>2021-07-13 01:09:10.113592</text:p>
          </table:table-cell>
          <table:table-cell table:formula="of:=(([.A210]*1000)-[.$H$4])*(([.A210]*1000)-[.$H$4])" office:value-type="float" office:value="743.370944080406" calcext:value-type="float">
            <text:p>743,370944080406</text:p>
          </table:table-cell>
          <table:table-cell table:number-columns-repeated="7"/>
        </table:table-row>
        <table:table-row table:style-name="ro1">
          <table:table-cell office:value-type="float" office:value="0.426069498062134" calcext:value-type="float">
            <text:p>0,426069498062134</text:p>
          </table:table-cell>
          <table:table-cell office:value-type="string" calcext:value-type="string">
            <text:p>2021-07-13 01:09:40.618819</text:p>
          </table:table-cell>
          <table:table-cell table:formula="of:=(([.A211]*1000)-[.$H$4])*(([.A211]*1000)-[.$H$4])" office:value-type="float" office:value="1396.78142757857" calcext:value-type="float">
            <text:p>1396,78142757857</text:p>
          </table:table-cell>
          <table:table-cell table:number-columns-repeated="7"/>
        </table:table-row>
        <table:table-row table:style-name="ro1">
          <table:table-cell office:value-type="float" office:value="0.295082330703735" calcext:value-type="float">
            <text:p>0,295082330703735</text:p>
          </table:table-cell>
          <table:table-cell office:value-type="string" calcext:value-type="string">
            <text:p>2021-07-13 01:10:11.131963</text:p>
          </table:table-cell>
          <table:table-cell table:formula="of:=(([.A212]*1000)-[.$H$4])*(([.A212]*1000)-[.$H$4])" office:value-type="float" office:value="8763.51138889019" calcext:value-type="float">
            <text:p>8763,51138889019</text:p>
          </table:table-cell>
          <table:table-cell table:number-columns-repeated="7"/>
        </table:table-row>
        <table:table-row table:style-name="ro1">
          <table:table-cell office:value-type="float" office:value="0.278181552886963" calcext:value-type="float">
            <text:p>0,278181552886963</text:p>
          </table:table-cell>
          <table:table-cell office:value-type="string" calcext:value-type="string">
            <text:p>2021-07-13 01:10:41.502675</text:p>
          </table:table-cell>
          <table:table-cell table:formula="of:=(([.A213]*1000)-[.$H$4])*(([.A213]*1000)-[.$H$4])" office:value-type="float" office:value="12213.4339421066" calcext:value-type="float">
            <text:p>12213,4339421066</text:p>
          </table:table-cell>
          <table:table-cell table:number-columns-repeated="7"/>
        </table:table-row>
        <table:table-row table:style-name="ro1">
          <table:table-cell office:value-type="float" office:value="0.306604146957397" calcext:value-type="float">
            <text:p>0,306604146957397</text:p>
          </table:table-cell>
          <table:table-cell office:value-type="string" calcext:value-type="string">
            <text:p>2021-07-13 01:11:11.867104</text:p>
          </table:table-cell>
          <table:table-cell table:formula="of:=(([.A214]*1000)-[.$H$4])*(([.A214]*1000)-[.$H$4])" office:value-type="float" office:value="6739.06559224788" calcext:value-type="float">
            <text:p>6739,06559224788</text:p>
          </table:table-cell>
          <table:table-cell table:number-columns-repeated="7"/>
        </table:table-row>
        <table:table-row table:style-name="ro1">
          <table:table-cell office:value-type="float" office:value="0.268802881240845" calcext:value-type="float">
            <text:p>0,268802881240845</text:p>
          </table:table-cell>
          <table:table-cell office:value-type="string" calcext:value-type="string">
            <text:p>2021-07-13 01:11:42.253360</text:p>
          </table:table-cell>
          <table:table-cell table:formula="of:=(([.A215]*1000)-[.$H$4])*(([.A215]*1000)-[.$H$4])" office:value-type="float" office:value="14374.3500767595" calcext:value-type="float">
            <text:p>14374,3500767595</text:p>
          </table:table-cell>
          <table:table-cell table:number-columns-repeated="7"/>
        </table:table-row>
        <table:table-row table:style-name="ro1">
          <table:table-cell office:value-type="float" office:value="0.286719560623169" calcext:value-type="float">
            <text:p>0,286719560623169</text:p>
          </table:table-cell>
          <table:table-cell office:value-type="string" calcext:value-type="string">
            <text:p>2021-07-13 01:12:12.609210</text:p>
          </table:table-cell>
          <table:table-cell table:formula="of:=(([.A216]*1000)-[.$H$4])*(([.A216]*1000)-[.$H$4])" office:value-type="float" office:value="10399.1858107673" calcext:value-type="float">
            <text:p>10399,1858107673</text:p>
          </table:table-cell>
          <table:table-cell table:number-columns-repeated="7"/>
        </table:table-row>
        <table:table-row table:style-name="ro1">
          <table:table-cell office:value-type="float" office:value="0.324897766113281" calcext:value-type="float">
            <text:p>0,324897766113281</text:p>
          </table:table-cell>
          <table:table-cell office:value-type="string" calcext:value-type="string">
            <text:p>2021-07-13 01:12:42.986975</text:p>
          </table:table-cell>
          <table:table-cell table:formula="of:=(([.A217]*1000)-[.$H$4])*(([.A217]*1000)-[.$H$4])" office:value-type="float" office:value="4070.20940613735" calcext:value-type="float">
            <text:p>4070,20940613735</text:p>
          </table:table-cell>
          <table:table-cell table:number-columns-repeated="7"/>
        </table:table-row>
        <table:table-row table:style-name="ro1">
          <table:table-cell office:value-type="float" office:value="0.404736757278442" calcext:value-type="float">
            <text:p>0,404736757278442</text:p>
          </table:table-cell>
          <table:table-cell office:value-type="string" calcext:value-type="string">
            <text:p>2021-07-13 01:13:13.397337</text:p>
          </table:table-cell>
          <table:table-cell table:formula="of:=(([.A218]*1000)-[.$H$4])*(([.A218]*1000)-[.$H$4])" office:value-type="float" office:value="257.307211791635" calcext:value-type="float">
            <text:p>257,307211791635</text:p>
          </table:table-cell>
          <table:table-cell table:number-columns-repeated="7"/>
        </table:table-row>
        <table:table-row table:style-name="ro1">
          <table:table-cell office:value-type="float" office:value="0.266180515289307" calcext:value-type="float">
            <text:p>0,266180515289307</text:p>
          </table:table-cell>
          <table:table-cell office:value-type="string" calcext:value-type="string">
            <text:p>2021-07-13 01:13:43.888721</text:p>
          </table:table-cell>
          <table:table-cell table:formula="of:=(([.A219]*1000)-[.$H$4])*(([.A219]*1000)-[.$H$4])" office:value-type="float" office:value="15010.0339294353" calcext:value-type="float">
            <text:p>15010,0339294353</text:p>
          </table:table-cell>
          <table:table-cell table:number-columns-repeated="7"/>
        </table:table-row>
        <table:table-row table:style-name="ro1">
          <table:table-cell office:value-type="float" office:value="0.336122512817383" calcext:value-type="float">
            <text:p>0,336122512817383</text:p>
          </table:table-cell>
          <table:table-cell office:value-type="string" calcext:value-type="string">
            <text:p>2021-07-13 01:14:14.241162</text:p>
          </table:table-cell>
          <table:table-cell table:formula="of:=(([.A220]*1000)-[.$H$4])*(([.A220]*1000)-[.$H$4])" office:value-type="float" office:value="2763.96723570973" calcext:value-type="float">
            <text:p>2763,96723570973</text:p>
          </table:table-cell>
          <table:table-cell table:number-columns-repeated="7"/>
        </table:table-row>
        <table:table-row table:style-name="ro1">
          <table:table-cell office:value-type="float" office:value="0.395335197448731" calcext:value-type="float">
            <text:p>0,395335197448731</text:p>
          </table:table-cell>
          <table:table-cell office:value-type="string" calcext:value-type="string">
            <text:p>2021-07-13 01:14:44.663498</text:p>
          </table:table-cell>
          <table:table-cell table:formula="of:=(([.A221]*1000)-[.$H$4])*(([.A221]*1000)-[.$H$4])" office:value-type="float" office:value="44.0794881649855" calcext:value-type="float">
            <text:p>44,0794881649855</text:p>
          </table:table-cell>
          <table:table-cell table:number-columns-repeated="7"/>
        </table:table-row>
        <table:table-row table:style-name="ro1">
          <table:table-cell office:value-type="float" office:value="0.391692876815796" calcext:value-type="float">
            <text:p>0,391692876815796</text:p>
          </table:table-cell>
          <table:table-cell office:value-type="string" calcext:value-type="string">
            <text:p>2021-07-13 01:15:15.146252</text:p>
          </table:table-cell>
          <table:table-cell table:formula="of:=(([.A222]*1000)-[.$H$4])*(([.A222]*1000)-[.$H$4])" office:value-type="float" office:value="8.98151683965771" calcext:value-type="float">
            <text:p>8,98151683965771</text:p>
          </table:table-cell>
          <table:table-cell table:number-columns-repeated="7"/>
        </table:table-row>
        <table:table-row table:style-name="ro1">
          <table:table-cell office:value-type="float" office:value="0.335563898086548" calcext:value-type="float">
            <text:p>0,335563898086548</text:p>
          </table:table-cell>
          <table:table-cell office:value-type="string" calcext:value-type="string">
            <text:p>2021-07-13 01:15:45.624594</text:p>
          </table:table-cell>
          <table:table-cell table:formula="of:=(([.A223]*1000)-[.$H$4])*(([.A223]*1000)-[.$H$4])" office:value-type="float" office:value="2823.01588902102" calcext:value-type="float">
            <text:p>2823,01588902102</text:p>
          </table:table-cell>
          <table:table-cell table:number-columns-repeated="7"/>
        </table:table-row>
        <table:table-row table:style-name="ro1">
          <table:table-cell office:value-type="float" office:value="0.2926926612854" calcext:value-type="float">
            <text:p>0,2926926612854</text:p>
          </table:table-cell>
          <table:table-cell office:value-type="string" calcext:value-type="string">
            <text:p>2021-07-13 01:16:16.035372</text:p>
          </table:table-cell>
          <table:table-cell table:formula="of:=(([.A224]*1000)-[.$H$4])*(([.A224]*1000)-[.$H$4])" office:value-type="float" office:value="9216.63315782218" calcext:value-type="float">
            <text:p>9216,63315782218</text:p>
          </table:table-cell>
          <table:table-cell table:number-columns-repeated="7"/>
        </table:table-row>
        <table:table-row table:style-name="ro1">
          <table:table-cell office:value-type="float" office:value="0.292979240417481" calcext:value-type="float">
            <text:p>0,292979240417481</text:p>
          </table:table-cell>
          <table:table-cell office:value-type="string" calcext:value-type="string">
            <text:p>2021-07-13 01:16:46.414623</text:p>
          </table:table-cell>
          <table:table-cell table:formula="of:=(([.A225]*1000)-[.$H$4])*(([.A225]*1000)-[.$H$4])" office:value-type="float" office:value="9161.69020199192" calcext:value-type="float">
            <text:p>9161,69020199192</text:p>
          </table:table-cell>
          <table:table-cell table:number-columns-repeated="7"/>
        </table:table-row>
        <table:table-row table:style-name="ro1">
          <table:table-cell office:value-type="float" office:value="0.434499740600586" calcext:value-type="float">
            <text:p>0,434499740600586</text:p>
          </table:table-cell>
          <table:table-cell office:value-type="string" calcext:value-type="string">
            <text:p>2021-07-13 01:17:16.793636</text:p>
          </table:table-cell>
          <table:table-cell table:formula="of:=(([.A226]*1000)-[.$H$4])*(([.A226]*1000)-[.$H$4])" office:value-type="float" office:value="2097.98641571574" calcext:value-type="float">
            <text:p>2097,98641571574</text:p>
          </table:table-cell>
          <table:table-cell table:number-columns-repeated="7"/>
        </table:table-row>
        <table:table-row table:style-name="ro1">
          <table:table-cell office:value-type="float" office:value="0.256970405578613" calcext:value-type="float">
            <text:p>0,256970405578613</text:p>
          </table:table-cell>
          <table:table-cell office:value-type="string" calcext:value-type="string">
            <text:p>2021-07-13 01:17:47.312904</text:p>
          </table:table-cell>
          <table:table-cell table:formula="of:=(([.A227]*1000)-[.$H$4])*(([.A227]*1000)-[.$H$4])" office:value-type="float" office:value="17351.6214046102" calcext:value-type="float">
            <text:p>17351,6214046102</text:p>
          </table:table-cell>
          <table:table-cell table:number-columns-repeated="7"/>
        </table:table-row>
        <table:table-row table:style-name="ro1">
          <table:table-cell office:value-type="float" office:value="0.36801266670227" calcext:value-type="float">
            <text:p>0,36801266670227</text:p>
          </table:table-cell>
          <table:table-cell office:value-type="string" calcext:value-type="string">
            <text:p>2021-07-13 01:18:17.656010</text:p>
          </table:table-cell>
          <table:table-cell table:formula="of:=(([.A228]*1000)-[.$H$4])*(([.A228]*1000)-[.$H$4])" office:value-type="float" office:value="427.798577201982" calcext:value-type="float">
            <text:p>427,798577201982</text:p>
          </table:table-cell>
          <table:table-cell table:number-columns-repeated="7"/>
        </table:table-row>
        <table:table-row table:style-name="ro1">
          <table:table-cell office:value-type="float" office:value="0.278860807418823" calcext:value-type="float">
            <text:p>0,278860807418823</text:p>
          </table:table-cell>
          <table:table-cell office:value-type="string" calcext:value-type="string">
            <text:p>2021-07-13 01:18:48.109949</text:p>
          </table:table-cell>
          <table:table-cell table:formula="of:=(([.A229]*1000)-[.$H$4])*(([.A229]*1000)-[.$H$4])" office:value-type="float" office:value="12063.7605065503" calcext:value-type="float">
            <text:p>12063,7605065503</text:p>
          </table:table-cell>
          <table:table-cell table:number-columns-repeated="7"/>
        </table:table-row>
        <table:table-row table:style-name="ro1">
          <table:table-cell office:value-type="float" office:value="0.268714904785156" calcext:value-type="float">
            <text:p>0,268714904785156</text:p>
          </table:table-cell>
          <table:table-cell office:value-type="string" calcext:value-type="string">
            <text:p>2021-07-13 01:19:18.475270</text:p>
          </table:table-cell>
          <table:table-cell table:formula="of:=(([.A230]*1000)-[.$H$4])*(([.A230]*1000)-[.$H$4])" office:value-type="float" office:value="14395.4533526889" calcext:value-type="float">
            <text:p>14395,4533526889</text:p>
          </table:table-cell>
          <table:table-cell table:number-columns-repeated="7"/>
        </table:table-row>
        <table:table-row table:style-name="ro1">
          <table:table-cell office:value-type="float" office:value="0.357734203338623" calcext:value-type="float">
            <text:p>0,357734203338623</text:p>
          </table:table-cell>
          <table:table-cell office:value-type="string" calcext:value-type="string">
            <text:p>2021-07-13 01:19:48.830601</text:p>
          </table:table-cell>
          <table:table-cell table:formula="of:=(([.A231]*1000)-[.$H$4])*(([.A231]*1000)-[.$H$4])" office:value-type="float" office:value="958.630309037188" calcext:value-type="float">
            <text:p>958,630309037188</text:p>
          </table:table-cell>
          <table:table-cell table:number-columns-repeated="7"/>
        </table:table-row>
        <table:table-row table:style-name="ro1">
          <table:table-cell office:value-type="float" office:value="0.349220275878906" calcext:value-type="float">
            <text:p>0,349220275878906</text:p>
          </table:table-cell>
          <table:table-cell office:value-type="string" calcext:value-type="string">
            <text:p>2021-07-13 01:20:19.256840</text:p>
          </table:table-cell>
          <table:table-cell table:formula="of:=(([.A232]*1000)-[.$H$4])*(([.A232]*1000)-[.$H$4])" office:value-type="float" office:value="1558.32955201512" calcext:value-type="float">
            <text:p>1558,32955201512</text:p>
          </table:table-cell>
          <table:table-cell table:number-columns-repeated="7"/>
        </table:table-row>
        <table:table-row table:style-name="ro1">
          <table:table-cell office:value-type="float" office:value="0.308253288269043" calcext:value-type="float">
            <text:p>0,308253288269043</text:p>
          </table:table-cell>
          <table:table-cell office:value-type="string" calcext:value-type="string">
            <text:p>2021-07-13 01:20:49.693056</text:p>
          </table:table-cell>
          <table:table-cell table:formula="of:=(([.A233]*1000)-[.$H$4])*(([.A233]*1000)-[.$H$4])" office:value-type="float" office:value="6471.02326238396" calcext:value-type="float">
            <text:p>6471,02326238396</text:p>
          </table:table-cell>
          <table:table-cell table:number-columns-repeated="7"/>
        </table:table-row>
        <table:table-row table:style-name="ro1">
          <table:table-cell office:value-type="float" office:value="0.350046157836914" calcext:value-type="float">
            <text:p>0,350046157836914</text:p>
          </table:table-cell>
          <table:table-cell office:value-type="string" calcext:value-type="string">
            <text:p>2021-07-13 01:21:20.088241</text:p>
          </table:table-cell>
          <table:table-cell table:formula="of:=(([.A234]*1000)-[.$H$4])*(([.A234]*1000)-[.$H$4])" office:value-type="float" office:value="1493.80712420683" calcext:value-type="float">
            <text:p>1493,80712420683</text:p>
          </table:table-cell>
          <table:table-cell table:number-columns-repeated="7"/>
        </table:table-row>
        <table:table-row table:style-name="ro1">
          <table:table-cell office:value-type="float" office:value="0.291471242904663" calcext:value-type="float">
            <text:p>0,291471242904663</text:p>
          </table:table-cell>
          <table:table-cell office:value-type="string" calcext:value-type="string">
            <text:p>2021-07-13 01:21:50.508278</text:p>
          </table:table-cell>
          <table:table-cell table:formula="of:=(([.A235]*1000)-[.$H$4])*(([.A235]*1000)-[.$H$4])" office:value-type="float" office:value="9452.64540538163" calcext:value-type="float">
            <text:p>9452,64540538163</text:p>
          </table:table-cell>
          <table:table-cell table:number-columns-repeated="7"/>
        </table:table-row>
        <table:table-row table:style-name="ro1">
          <table:table-cell office:value-type="float" office:value="0.245826244354248" calcext:value-type="float">
            <text:p>0,245826244354248</text:p>
          </table:table-cell>
          <table:table-cell office:value-type="string" calcext:value-type="string">
            <text:p>2021-07-13 01:22:20.887045</text:p>
          </table:table-cell>
          <table:table-cell table:formula="of:=(([.A236]*1000)-[.$H$4])*(([.A236]*1000)-[.$H$4])" office:value-type="float" office:value="20411.7553417434" calcext:value-type="float">
            <text:p>20411,7553417434</text:p>
          </table:table-cell>
          <table:table-cell table:number-columns-repeated="7"/>
        </table:table-row>
        <table:table-row table:style-name="ro1">
          <table:table-cell office:value-type="float" office:value="0.354201793670654" calcext:value-type="float">
            <text:p>0,354201793670654</text:p>
          </table:table-cell>
          <table:table-cell office:value-type="string" calcext:value-type="string">
            <text:p>2021-07-13 01:22:51.219286</text:p>
          </table:table-cell>
          <table:table-cell table:formula="of:=(([.A237]*1000)-[.$H$4])*(([.A237]*1000)-[.$H$4])" office:value-type="float" office:value="1189.84743664608" calcext:value-type="float">
            <text:p>1189,84743664608</text:p>
          </table:table-cell>
          <table:table-cell table:number-columns-repeated="7"/>
        </table:table-row>
        <table:table-row table:style-name="ro1">
          <table:table-cell office:value-type="float" office:value="0.348209619522095" calcext:value-type="float">
            <text:p>0,348209619522095</text:p>
          </table:table-cell>
          <table:table-cell office:value-type="string" calcext:value-type="string">
            <text:p>2021-07-13 01:23:21.639228</text:p>
          </table:table-cell>
          <table:table-cell table:formula="of:=(([.A238]*1000)-[.$H$4])*(([.A238]*1000)-[.$H$4])" office:value-type="float" office:value="1639.14367830824" calcext:value-type="float">
            <text:p>1639,14367830824</text:p>
          </table:table-cell>
          <table:table-cell table:number-columns-repeated="7"/>
        </table:table-row>
        <table:table-row table:style-name="ro1">
          <table:table-cell office:value-type="float" office:value="0.339658498764038" calcext:value-type="float">
            <text:p>0,339658498764038</text:p>
          </table:table-cell>
          <table:table-cell office:value-type="string" calcext:value-type="string">
            <text:p>2021-07-13 01:23:52.052516</text:p>
          </table:table-cell>
          <table:table-cell table:formula="of:=(([.A239]*1000)-[.$H$4])*(([.A239]*1000)-[.$H$4])" office:value-type="float" office:value="2404.6724991118" calcext:value-type="float">
            <text:p>2404,6724991118</text:p>
          </table:table-cell>
          <table:table-cell table:number-columns-repeated="7"/>
        </table:table-row>
        <table:table-row table:style-name="ro1">
          <table:table-cell office:value-type="float" office:value="0.2681884765625" calcext:value-type="float">
            <text:p>0,2681884765625</text:p>
          </table:table-cell>
          <table:table-cell office:value-type="string" calcext:value-type="string">
            <text:p>2021-07-13 01:24:22.477996</text:p>
          </table:table-cell>
          <table:table-cell table:formula="of:=(([.A240]*1000)-[.$H$4])*(([.A240]*1000)-[.$H$4])" office:value-type="float" office:value="14522.0533055298" calcext:value-type="float">
            <text:p>14522,0533055298</text:p>
          </table:table-cell>
          <table:table-cell table:number-columns-repeated="7"/>
        </table:table-row>
        <table:table-row table:style-name="ro1">
          <table:table-cell office:value-type="float" office:value="0.408086538314819" calcext:value-type="float">
            <text:p>0,408086538314819</text:p>
          </table:table-cell>
          <table:table-cell office:value-type="string" calcext:value-type="string">
            <text:p>2021-07-13 01:24:52.833524</text:p>
          </table:table-cell>
          <table:table-cell table:formula="of:=(([.A241]*1000)-[.$H$4])*(([.A241]*1000)-[.$H$4])" office:value-type="float" office:value="375.994569043677" calcext:value-type="float">
            <text:p>375,994569043677</text:p>
          </table:table-cell>
          <table:table-cell table:number-columns-repeated="7"/>
        </table:table-row>
        <table:table-row table:style-name="ro1">
          <table:table-cell office:value-type="float" office:value="0.2524573802948" calcext:value-type="float">
            <text:p>0,2524573802948</text:p>
          </table:table-cell>
          <table:table-cell office:value-type="string" calcext:value-type="string">
            <text:p>2021-07-13 01:25:23.321380</text:p>
          </table:table-cell>
          <table:table-cell table:formula="of:=(([.A242]*1000)-[.$H$4])*(([.A242]*1000)-[.$H$4])" office:value-type="float" office:value="18560.9503073825" calcext:value-type="float">
            <text:p>18560,9503073825</text:p>
          </table:table-cell>
          <table:table-cell table:number-columns-repeated="7"/>
        </table:table-row>
        <table:table-row table:style-name="ro1">
          <table:table-cell office:value-type="float" office:value="0.376616716384888" calcext:value-type="float">
            <text:p>0,376616716384888</text:p>
          </table:table-cell>
          <table:table-cell office:value-type="string" calcext:value-type="string">
            <text:p>2021-07-13 01:25:53.660050</text:p>
          </table:table-cell>
          <table:table-cell table:formula="of:=(([.A243]*1000)-[.$H$4])*(([.A243]*1000)-[.$H$4])" office:value-type="float" office:value="145.908100361056" calcext:value-type="float">
            <text:p>145,908100361056</text:p>
          </table:table-cell>
          <table:table-cell table:number-columns-repeated="7"/>
        </table:table-row>
        <table:table-row table:style-name="ro1">
          <table:table-cell office:value-type="float" office:value="0.304795265197754" calcext:value-type="float">
            <text:p>0,304795265197754</text:p>
          </table:table-cell>
          <table:table-cell office:value-type="string" calcext:value-type="string">
            <text:p>2021-07-13 01:26:24.122943</text:p>
          </table:table-cell>
          <table:table-cell table:formula="of:=(([.A244]*1000)-[.$H$4])*(([.A244]*1000)-[.$H$4])" office:value-type="float" office:value="7039.32640803955" calcext:value-type="float">
            <text:p>7039,32640803955</text:p>
          </table:table-cell>
          <table:table-cell table:number-columns-repeated="7"/>
        </table:table-row>
        <table:table-row table:style-name="ro1">
          <table:table-cell office:value-type="float" office:value="0.374191999435425" calcext:value-type="float">
            <text:p>0,374191999435425</text:p>
          </table:table-cell>
          <table:table-cell office:value-type="string" calcext:value-type="string">
            <text:p>2021-07-13 01:26:54.510755</text:p>
          </table:table-cell>
          <table:table-cell table:formula="of:=(([.A245]*1000)-[.$H$4])*(([.A245]*1000)-[.$H$4])" office:value-type="float" office:value="210.364840897088" calcext:value-type="float">
            <text:p>210,364840897088</text:p>
          </table:table-cell>
          <table:table-cell table:number-columns-repeated="7"/>
        </table:table-row>
        <table:table-row table:style-name="ro1">
          <table:table-cell office:value-type="float" office:value="0.397960662841797" calcext:value-type="float">
            <text:p>0,397960662841797</text:p>
          </table:table-cell>
          <table:table-cell office:value-type="string" calcext:value-type="string">
            <text:p>2021-07-13 01:27:24.971160</text:p>
          </table:table-cell>
          <table:table-cell table:formula="of:=(([.A246]*1000)-[.$H$4])*(([.A246]*1000)-[.$H$4])" office:value-type="float" office:value="85.8347386519542" calcext:value-type="float">
            <text:p>85,8347386519542</text:p>
          </table:table-cell>
          <table:table-cell table:number-columns-repeated="7"/>
        </table:table-row>
        <table:table-row table:style-name="ro1">
          <table:table-cell office:value-type="float" office:value="0.329679250717163" calcext:value-type="float">
            <text:p>0,329679250717163</text:p>
          </table:table-cell>
          <table:table-cell office:value-type="string" calcext:value-type="string">
            <text:p>2021-07-13 01:27:55.454620</text:p>
          </table:table-cell>
          <table:table-cell table:formula="of:=(([.A247]*1000)-[.$H$4])*(([.A247]*1000)-[.$H$4])" office:value-type="float" office:value="3482.97184777787" calcext:value-type="float">
            <text:p>3482,97184777787</text:p>
          </table:table-cell>
          <table:table-cell table:number-columns-repeated="7"/>
        </table:table-row>
        <table:table-row table:style-name="ro1">
          <table:table-cell office:value-type="float" office:value="0.381147623062134" calcext:value-type="float">
            <text:p>0,381147623062134</text:p>
          </table:table-cell>
          <table:table-cell office:value-type="string" calcext:value-type="string">
            <text:p>2021-07-13 01:28:25.871698</text:p>
          </table:table-cell>
          <table:table-cell table:formula="of:=(([.A248]*1000)-[.$H$4])*(([.A248]*1000)-[.$H$4])" office:value-type="float" office:value="56.9773743100037" calcext:value-type="float">
            <text:p>56,9773743100037</text:p>
          </table:table-cell>
          <table:table-cell table:number-columns-repeated="7"/>
        </table:table-row>
        <table:table-row table:style-name="ro1">
          <table:table-cell office:value-type="float" office:value="0.375093698501587" calcext:value-type="float">
            <text:p>0,375093698501587</text:p>
          </table:table-cell>
          <table:table-cell office:value-type="string" calcext:value-type="string">
            <text:p>2021-07-13 01:28:56.338942</text:p>
          </table:table-cell>
          <table:table-cell table:formula="of:=(([.A249]*1000)-[.$H$4])*(([.A249]*1000)-[.$H$4])" office:value-type="float" office:value="185.021488646842" calcext:value-type="float">
            <text:p>185,021488646842</text:p>
          </table:table-cell>
          <table:table-cell table:number-columns-repeated="7"/>
        </table:table-row>
        <table:table-row table:style-name="ro1">
          <table:table-cell office:value-type="float" office:value="0.490446329116821" calcext:value-type="float">
            <text:p>0,490446329116821</text:p>
          </table:table-cell>
          <table:table-cell office:value-type="string" calcext:value-type="string">
            <text:p>2021-07-13 01:29:26.802554</text:p>
          </table:table-cell>
          <table:table-cell table:formula="of:=(([.A250]*1000)-[.$H$4])*(([.A250]*1000)-[.$H$4])" office:value-type="float" office:value="10353.1378340194" calcext:value-type="float">
            <text:p>10353,1378340194</text:p>
          </table:table-cell>
          <table:table-cell table:number-columns-repeated="7"/>
        </table:table-row>
        <table:table-row table:style-name="ro1">
          <table:table-cell office:value-type="float" office:value="0.308037757873535" calcext:value-type="float">
            <text:p>0,308037757873535</text:p>
          </table:table-cell>
          <table:table-cell office:value-type="string" calcext:value-type="string">
            <text:p>2021-07-13 01:29:57.377503</text:p>
          </table:table-cell>
          <table:table-cell table:formula="of:=(([.A251]*1000)-[.$H$4])*(([.A251]*1000)-[.$H$4])" office:value-type="float" office:value="6505.74539698003" calcext:value-type="float">
            <text:p>6505,74539698003</text:p>
          </table:table-cell>
          <table:table-cell table:number-columns-repeated="7"/>
        </table:table-row>
        <table:table-row table:style-name="ro1">
          <table:table-cell office:value-type="float" office:value="0.268879890441895" calcext:value-type="float">
            <text:p>0,268879890441895</text:p>
          </table:table-cell>
          <table:table-cell office:value-type="string" calcext:value-type="string">
            <text:p>2021-07-13 01:30:27.761253</text:p>
          </table:table-cell>
          <table:table-cell table:formula="of:=(([.A252]*1000)-[.$H$4])*(([.A252]*1000)-[.$H$4])" office:value-type="float" office:value="14355.8902669287" calcext:value-type="float">
            <text:p>14355,8902669287</text:p>
          </table:table-cell>
          <table:table-cell table:number-columns-repeated="7"/>
        </table:table-row>
        <table:table-row table:style-name="ro1">
          <table:table-cell office:value-type="float" office:value="0.271244049072266" calcext:value-type="float">
            <text:p>0,271244049072266</text:p>
          </table:table-cell>
          <table:table-cell office:value-type="string" calcext:value-type="string">
            <text:p>2021-07-13 01:30:58.116960</text:p>
          </table:table-cell>
          <table:table-cell table:formula="of:=(([.A253]*1000)-[.$H$4])*(([.A253]*1000)-[.$H$4])" office:value-type="float" office:value="13794.9511282318" calcext:value-type="float">
            <text:p>13794,9511282318</text:p>
          </table:table-cell>
          <table:table-cell table:number-columns-repeated="7"/>
        </table:table-row>
        <table:table-row table:style-name="ro1">
          <table:table-cell office:value-type="float" office:value="0.287697792053223" calcext:value-type="float">
            <text:p>0,287697792053223</text:p>
          </table:table-cell>
          <table:table-cell office:value-type="string" calcext:value-type="string">
            <text:p>2021-07-13 01:31:28.472709</text:p>
          </table:table-cell>
          <table:table-cell table:formula="of:=(([.A254]*1000)-[.$H$4])*(([.A254]*1000)-[.$H$4])" office:value-type="float" office:value="10200.6297116115" calcext:value-type="float">
            <text:p>10200,6297116115</text:p>
          </table:table-cell>
          <table:table-cell table:number-columns-repeated="7"/>
        </table:table-row>
        <table:table-row table:style-name="ro1">
          <table:table-cell office:value-type="float" office:value="0.298241376876831" calcext:value-type="float">
            <text:p>0,298241376876831</text:p>
          </table:table-cell>
          <table:table-cell office:value-type="string" calcext:value-type="string">
            <text:p>2021-07-13 01:31:58.846521</text:p>
          </table:table-cell>
          <table:table-cell table:formula="of:=(([.A255]*1000)-[.$H$4])*(([.A255]*1000)-[.$H$4])" office:value-type="float" office:value="8182.0314136452" calcext:value-type="float">
            <text:p>8182,0314136452</text:p>
          </table:table-cell>
          <table:table-cell table:number-columns-repeated="7"/>
        </table:table-row>
        <table:table-row table:style-name="ro1">
          <table:table-cell office:value-type="float" office:value="0.263475894927979" calcext:value-type="float">
            <text:p>0,263475894927979</text:p>
          </table:table-cell>
          <table:table-cell office:value-type="string" calcext:value-type="string">
            <text:p>2021-07-13 01:32:29.234035</text:p>
          </table:table-cell>
          <table:table-cell table:formula="of:=(([.A256]*1000)-[.$H$4])*(([.A256]*1000)-[.$H$4])" office:value-type="float" office:value="15680.0644276068" calcext:value-type="float">
            <text:p>15680,0644276068</text:p>
          </table:table-cell>
          <table:table-cell table:number-columns-repeated="7"/>
        </table:table-row>
        <table:table-row table:style-name="ro1">
          <table:table-cell office:value-type="float" office:value="0.257219076156616" calcext:value-type="float">
            <text:p>0,257219076156616</text:p>
          </table:table-cell>
          <table:table-cell office:value-type="string" calcext:value-type="string">
            <text:p>2021-07-13 01:32:59.582962</text:p>
          </table:table-cell>
          <table:table-cell table:formula="of:=(([.A257]*1000)-[.$H$4])*(([.A257]*1000)-[.$H$4])" office:value-type="float" office:value="17286.1707026894" calcext:value-type="float">
            <text:p>17286,1707026894</text:p>
          </table:table-cell>
          <table:table-cell table:number-columns-repeated="7"/>
        </table:table-row>
        <table:table-row table:style-name="ro1">
          <table:table-cell office:value-type="float" office:value="0.395856380462646" calcext:value-type="float">
            <text:p>0,395856380462646</text:p>
          </table:table-cell>
          <table:table-cell office:value-type="string" calcext:value-type="string">
            <text:p>2021-07-13 01:33:29.927614</text:p>
          </table:table-cell>
          <table:table-cell table:formula="of:=(([.A258]*1000)-[.$H$4])*(([.A258]*1000)-[.$H$4])" office:value-type="float" office:value="51.2716365860045" calcext:value-type="float">
            <text:p>51,2716365860045</text:p>
          </table:table-cell>
          <table:table-cell table:number-columns-repeated="7"/>
        </table:table-row>
        <table:table-row table:style-name="ro1">
          <table:table-cell office:value-type="float" office:value="0.403714656829834" calcext:value-type="float">
            <text:p>0,403714656829834</text:p>
          </table:table-cell>
          <table:table-cell office:value-type="string" calcext:value-type="string">
            <text:p>2021-07-13 01:34:00.409848</text:p>
          </table:table-cell>
          <table:table-cell table:formula="of:=(([.A259]*1000)-[.$H$4])*(([.A259]*1000)-[.$H$4])" office:value-type="float" office:value="225.561286734041" calcext:value-type="float">
            <text:p>225,561286734041</text:p>
          </table:table-cell>
          <table:table-cell table:number-columns-repeated="7"/>
        </table:table-row>
        <table:table-row table:style-name="ro1">
          <table:table-cell office:value-type="float" office:value="0.303019523620606" calcext:value-type="float">
            <text:p>0,303019523620606</text:p>
          </table:table-cell>
          <table:table-cell office:value-type="string" calcext:value-type="string">
            <text:p>2021-07-13 01:34:30.899814</text:p>
          </table:table-cell>
          <table:table-cell table:formula="of:=(([.A260]*1000)-[.$H$4])*(([.A260]*1000)-[.$H$4])" office:value-type="float" office:value="7340.45156659716" calcext:value-type="float">
            <text:p>7340,45156659716</text:p>
          </table:table-cell>
          <table:table-cell table:number-columns-repeated="7"/>
        </table:table-row>
        <table:table-row table:style-name="ro1">
          <table:table-cell office:value-type="float" office:value="0.37179160118103" calcext:value-type="float">
            <text:p>0,37179160118103</text:p>
          </table:table-cell>
          <table:table-cell office:value-type="string" calcext:value-type="string">
            <text:p>2021-07-13 01:35:01.264183</text:p>
          </table:table-cell>
          <table:table-cell table:formula="of:=(([.A261]*1000)-[.$H$4])*(([.A261]*1000)-[.$H$4])" office:value-type="float" office:value="285.757310761576" calcext:value-type="float">
            <text:p>285,757310761576</text:p>
          </table:table-cell>
          <table:table-cell table:number-columns-repeated="7"/>
        </table:table-row>
        <table:table-row table:style-name="ro1">
          <table:table-cell office:value-type="float" office:value="0.301668405532837" calcext:value-type="float">
            <text:p>0,301668405532837</text:p>
          </table:table-cell>
          <table:table-cell office:value-type="string" calcext:value-type="string">
            <text:p>2021-07-13 01:35:31.722510</text:p>
          </table:table-cell>
          <table:table-cell table:formula="of:=(([.A262]*1000)-[.$H$4])*(([.A262]*1000)-[.$H$4])" office:value-type="float" office:value="7573.7950495569" calcext:value-type="float">
            <text:p>7573,7950495569</text:p>
          </table:table-cell>
          <table:table-cell table:number-columns-repeated="7"/>
        </table:table-row>
        <table:table-row table:style-name="ro1">
          <table:table-cell office:value-type="float" office:value="0.316217660903931" calcext:value-type="float">
            <text:p>0,316217660903931</text:p>
          </table:table-cell>
          <table:table-cell office:value-type="string" calcext:value-type="string">
            <text:p>2021-07-13 01:36:02.110733</text:p>
          </table:table-cell>
          <table:table-cell table:formula="of:=(([.A263]*1000)-[.$H$4])*(([.A263]*1000)-[.$H$4])" office:value-type="float" office:value="5253.10368414013" calcext:value-type="float">
            <text:p>5253,10368414013</text:p>
          </table:table-cell>
          <table:table-cell table:number-columns-repeated="7"/>
        </table:table-row>
        <table:table-row table:style-name="ro1">
          <table:table-cell office:value-type="float" office:value="0.366238355636597" calcext:value-type="float">
            <text:p>0,366238355636597</text:p>
          </table:table-cell>
          <table:table-cell office:value-type="string" calcext:value-type="string">
            <text:p>2021-07-13 01:36:32.527668</text:p>
          </table:table-cell>
          <table:table-cell table:formula="of:=(([.A264]*1000)-[.$H$4])*(([.A264]*1000)-[.$H$4])" office:value-type="float" office:value="504.343945493136" calcext:value-type="float">
            <text:p>504,343945493136</text:p>
          </table:table-cell>
          <table:table-cell table:number-columns-repeated="7"/>
        </table:table-row>
        <table:table-row table:style-name="ro1">
          <table:table-cell office:value-type="float" office:value="0.456706047058106" calcext:value-type="float">
            <text:p>0,456706047058106</text:p>
          </table:table-cell>
          <table:table-cell office:value-type="string" calcext:value-type="string">
            <text:p>2021-07-13 01:37:02.979702</text:p>
          </table:table-cell>
          <table:table-cell table:formula="of:=(([.A265]*1000)-[.$H$4])*(([.A265]*1000)-[.$H$4])" office:value-type="float" office:value="4625.37208777033" calcext:value-type="float">
            <text:p>4625,37208777033</text:p>
          </table:table-cell>
          <table:table-cell table:number-columns-repeated="7"/>
        </table:table-row>
        <table:table-row table:style-name="ro1">
          <table:table-cell office:value-type="float" office:value="0.26533579826355" calcext:value-type="float">
            <text:p>0,26533579826355</text:p>
          </table:table-cell>
          <table:table-cell office:value-type="string" calcext:value-type="string">
            <text:p>2021-07-13 01:37:33.513877</text:p>
          </table:table-cell>
          <table:table-cell table:formula="of:=(([.A266]*1000)-[.$H$4])*(([.A266]*1000)-[.$H$4])" office:value-type="float" office:value="15217.7292386046" calcext:value-type="float">
            <text:p>15217,7292386046</text:p>
          </table:table-cell>
          <table:table-cell table:number-columns-repeated="7"/>
        </table:table-row>
        <table:table-row table:style-name="ro1">
          <table:table-cell office:value-type="float" office:value="0.319417953491211" calcext:value-type="float">
            <text:p>0,319417953491211</text:p>
          </table:table-cell>
          <table:table-cell office:value-type="string" calcext:value-type="string">
            <text:p>2021-07-13 01:38:03.865430</text:p>
          </table:table-cell>
          <table:table-cell table:formula="of:=(([.A267]*1000)-[.$H$4])*(([.A267]*1000)-[.$H$4])" office:value-type="float" office:value="4799.44203698847" calcext:value-type="float">
            <text:p>4799,44203698847</text:p>
          </table:table-cell>
          <table:table-cell table:number-columns-repeated="7"/>
        </table:table-row>
        <table:table-row table:style-name="ro1">
          <table:table-cell office:value-type="float" office:value="0.502562761306763" calcext:value-type="float">
            <text:p>0,502562761306763</text:p>
          </table:table-cell>
          <table:table-cell office:value-type="string" calcext:value-type="string">
            <text:p>2021-07-13 01:38:34.264906</text:p>
          </table:table-cell>
          <table:table-cell table:formula="of:=(([.A268]*1000)-[.$H$4])*(([.A268]*1000)-[.$H$4])" office:value-type="float" office:value="12965.6486844759" calcext:value-type="float">
            <text:p>12965,6486844759</text:p>
          </table:table-cell>
          <table:table-cell table:number-columns-repeated="7"/>
        </table:table-row>
        <table:table-row table:style-name="ro1">
          <table:table-cell office:value-type="float" office:value="0.299028873443604" calcext:value-type="float">
            <text:p>0,299028873443604</text:p>
          </table:table-cell>
          <table:table-cell office:value-type="string" calcext:value-type="string">
            <text:p>2021-07-13 01:39:04.854406</text:p>
          </table:table-cell>
          <table:table-cell table:formula="of:=(([.A269]*1000)-[.$H$4])*(([.A269]*1000)-[.$H$4])" office:value-type="float" office:value="8040.18621886315" calcext:value-type="float">
            <text:p>8040,18621886315</text:p>
          </table:table-cell>
          <table:table-cell table:number-columns-repeated="7"/>
        </table:table-row>
        <table:table-row table:style-name="ro1">
          <table:table-cell office:value-type="float" office:value="0.296388387680054" calcext:value-type="float">
            <text:p>0,296388387680054</text:p>
          </table:table-cell>
          <table:table-cell office:value-type="string" calcext:value-type="string">
            <text:p>2021-07-13 01:39:35.239631</text:p>
          </table:table-cell>
          <table:table-cell table:formula="of:=(([.A270]*1000)-[.$H$4])*(([.A270]*1000)-[.$H$4])" office:value-type="float" office:value="8520.6877092799" calcext:value-type="float">
            <text:p>8520,6877092799</text:p>
          </table:table-cell>
          <table:table-cell table:number-columns-repeated="7"/>
        </table:table-row>
        <table:table-row table:style-name="ro1">
          <table:table-cell office:value-type="float" office:value="0.434980392456055" calcext:value-type="float">
            <text:p>0,434980392456055</text:p>
          </table:table-cell>
          <table:table-cell office:value-type="string" calcext:value-type="string">
            <text:p>2021-07-13 01:40:05.622283</text:p>
          </table:table-cell>
          <table:table-cell table:formula="of:=(([.A271]*1000)-[.$H$4])*(([.A271]*1000)-[.$H$4])" office:value-type="float" office:value="2142.24878722089" calcext:value-type="float">
            <text:p>2142,24878722089</text:p>
          </table:table-cell>
          <table:table-cell table:number-columns-repeated="7"/>
        </table:table-row>
        <table:table-row table:style-name="ro1">
          <table:table-cell office:value-type="float" office:value="0.274472236633301" calcext:value-type="float">
            <text:p>0,274472236633301</text:p>
          </table:table-cell>
          <table:table-cell office:value-type="string" calcext:value-type="string">
            <text:p>2021-07-13 01:40:36.141832</text:p>
          </table:table-cell>
          <table:table-cell table:formula="of:=(([.A272]*1000)-[.$H$4])*(([.A272]*1000)-[.$H$4])" office:value-type="float" office:value="13047.0587343433" calcext:value-type="float">
            <text:p>13047,0587343433</text:p>
          </table:table-cell>
          <table:table-cell table:number-columns-repeated="7"/>
        </table:table-row>
        <table:table-row table:style-name="ro1">
          <table:table-cell office:value-type="float" office:value="0.265711784362793" calcext:value-type="float">
            <text:p>0,265711784362793</text:p>
          </table:table-cell>
          <table:table-cell office:value-type="string" calcext:value-type="string">
            <text:p>2021-07-13 01:41:06.501093</text:p>
          </table:table-cell>
          <table:table-cell table:formula="of:=(([.A273]*1000)-[.$H$4])*(([.A273]*1000)-[.$H$4])" office:value-type="float" office:value="15125.1071929327" calcext:value-type="float">
            <text:p>15125,1071929327</text:p>
          </table:table-cell>
          <table:table-cell table:number-columns-repeated="7"/>
        </table:table-row>
        <table:table-row table:style-name="ro1">
          <table:table-cell office:value-type="float" office:value="0.303017139434814" calcext:value-type="float">
            <text:p>0,303017139434814</text:p>
          </table:table-cell>
          <table:table-cell office:value-type="string" calcext:value-type="string">
            <text:p>2021-07-13 01:41:36.838975</text:p>
          </table:table-cell>
          <table:table-cell table:formula="of:=(([.A274]*1000)-[.$H$4])*(([.A274]*1000)-[.$H$4])" office:value-type="float" office:value="7340.86010936087" calcext:value-type="float">
            <text:p>7340,86010936087</text:p>
          </table:table-cell>
          <table:table-cell table:number-columns-repeated="7"/>
        </table:table-row>
        <table:table-row table:style-name="ro1">
          <table:table-cell office:value-type="float" office:value="0.305257081985474" calcext:value-type="float">
            <text:p>0,305257081985474</text:p>
          </table:table-cell>
          <table:table-cell office:value-type="string" calcext:value-type="string">
            <text:p>2021-07-13 01:42:07.227397</text:p>
          </table:table-cell>
          <table:table-cell table:formula="of:=(([.A275]*1000)-[.$H$4])*(([.A275]*1000)-[.$H$4])" office:value-type="float" office:value="6962.04618505512" calcext:value-type="float">
            <text:p>6962,04618505512</text:p>
          </table:table-cell>
          <table:table-cell table:number-columns-repeated="7"/>
        </table:table-row>
        <table:table-row table:style-name="ro1">
          <table:table-cell office:value-type="float" office:value="0.435163259506226" calcext:value-type="float">
            <text:p>0,435163259506226</text:p>
          </table:table-cell>
          <table:table-cell office:value-type="string" calcext:value-type="string">
            <text:p>2021-07-13 01:42:37.618616</text:p>
          </table:table-cell>
          <table:table-cell table:formula="of:=(([.A276]*1000)-[.$H$4])*(([.A276]*1000)-[.$H$4])" office:value-type="float" office:value="2159.21002323597" calcext:value-type="float">
            <text:p>2159,21002323597</text:p>
          </table:table-cell>
          <table:table-cell table:number-columns-repeated="7"/>
        </table:table-row>
        <table:table-row table:style-name="ro1">
          <table:table-cell office:value-type="float" office:value="0.424097299575806" calcext:value-type="float">
            <text:p>0,424097299575806</text:p>
          </table:table-cell>
          <table:table-cell office:value-type="string" calcext:value-type="string">
            <text:p>2021-07-13 01:43:08.114056</text:p>
          </table:table-cell>
          <table:table-cell table:formula="of:=(([.A277]*1000)-[.$H$4])*(([.A277]*1000)-[.$H$4])" office:value-type="float" office:value="1253.25491982106" calcext:value-type="float">
            <text:p>1253,25491982106</text:p>
          </table:table-cell>
          <table:table-cell table:number-columns-repeated="7"/>
        </table:table-row>
        <table:table-row table:style-name="ro1">
          <table:table-cell office:value-type="float" office:value="0.389367818832398" calcext:value-type="float">
            <text:p>0,389367818832398</text:p>
          </table:table-cell>
          <table:table-cell office:value-type="string" calcext:value-type="string">
            <text:p>2021-07-13 01:43:38.621539</text:p>
          </table:table-cell>
          <table:table-cell table:formula="of:=(([.A278]*1000)-[.$H$4])*(([.A278]*1000)-[.$H$4])" office:value-type="float" office:value="0.451395734156126" calcext:value-type="float">
            <text:p>0,451395734156126</text:p>
          </table:table-cell>
          <table:table-cell table:number-columns-repeated="7"/>
        </table:table-row>
        <table:table-row table:style-name="ro1">
          <table:table-cell office:value-type="float" office:value="0.30229377746582" calcext:value-type="float">
            <text:p>0,30229377746582</text:p>
          </table:table-cell>
          <table:table-cell office:value-type="string" calcext:value-type="string">
            <text:p>2021-07-13 01:44:09.094255</text:p>
          </table:table-cell>
          <table:table-cell table:formula="of:=(([.A279]*1000)-[.$H$4])*(([.A279]*1000)-[.$H$4])" office:value-type="float" office:value="7465.33696103518" calcext:value-type="float">
            <text:p>7465,33696103518</text:p>
          </table:table-cell>
          <table:table-cell table:number-columns-repeated="7"/>
        </table:table-row>
        <table:table-row table:style-name="ro1">
          <table:table-cell office:value-type="float" office:value="0.497831106185913" calcext:value-type="float">
            <text:p>0,497831106185913</text:p>
          </table:table-cell>
          <table:table-cell office:value-type="string" calcext:value-type="string">
            <text:p>2021-07-13 01:44:39.480710</text:p>
          </table:table-cell>
          <table:table-cell table:formula="of:=(([.A280]*1000)-[.$H$4])*(([.A280]*1000)-[.$H$4])" office:value-type="float" office:value="11910.4803674968" calcext:value-type="float">
            <text:p>11910,4803674968</text:p>
          </table:table-cell>
          <table:table-cell table:number-columns-repeated="7"/>
        </table:table-row>
        <table:table-row table:style-name="ro1">
          <table:table-cell office:value-type="float" office:value="0.435402631759644" calcext:value-type="float">
            <text:p>0,435402631759644</text:p>
          </table:table-cell>
          <table:table-cell office:value-type="string" calcext:value-type="string">
            <text:p>2021-07-13 01:45:10.042184</text:p>
          </table:table-cell>
          <table:table-cell table:formula="of:=(([.A281]*1000)-[.$H$4])*(([.A281]*1000)-[.$H$4])" office:value-type="float" office:value="2181.51328721207" calcext:value-type="float">
            <text:p>2181,51328721207</text:p>
          </table:table-cell>
          <table:table-cell table:number-columns-repeated="7"/>
        </table:table-row>
        <table:table-row table:style-name="ro1">
          <table:table-cell office:value-type="float" office:value="0.407216310501099" calcext:value-type="float">
            <text:p>0,407216310501099</text:p>
          </table:table-cell>
          <table:table-cell office:value-type="string" calcext:value-type="string">
            <text:p>2021-07-13 01:45:40.563337</text:p>
          </table:table-cell>
          <table:table-cell table:formula="of:=(([.A282]*1000)-[.$H$4])*(([.A282]*1000)-[.$H$4])" office:value-type="float" office:value="343.003422474396" calcext:value-type="float">
            <text:p>343,003422474396</text:p>
          </table:table-cell>
          <table:table-cell table:number-columns-repeated="7"/>
        </table:table-row>
        <table:table-row table:style-name="ro1">
          <table:table-cell office:value-type="float" office:value="0.739642858505249" calcext:value-type="float">
            <text:p>0,739642858505249</text:p>
          </table:table-cell>
          <table:table-cell office:value-type="string" calcext:value-type="string">
            <text:p>2021-07-13 01:46:11.041097</text:p>
          </table:table-cell>
          <table:table-cell table:formula="of:=(([.A283]*1000)-[.$H$4])*(([.A283]*1000)-[.$H$4])" office:value-type="float" office:value="123163.726324461" calcext:value-type="float">
            <text:p>123163,726324461</text:p>
          </table:table-cell>
          <table:table-cell table:number-columns-repeated="7"/>
        </table:table-row>
        <table:table-row table:style-name="ro1">
          <table:table-cell office:value-type="float" office:value="0.327698707580566" calcext:value-type="float">
            <text:p>0,327698707580566</text:p>
          </table:table-cell>
          <table:table-cell office:value-type="string" calcext:value-type="string">
            <text:p>2021-07-13 01:46:41.865522</text:p>
          </table:table-cell>
          <table:table-cell table:formula="of:=(([.A284]*1000)-[.$H$4])*(([.A284]*1000)-[.$H$4])" office:value-type="float" office:value="3720.6646716679" calcext:value-type="float">
            <text:p>3720,6646716679</text:p>
          </table:table-cell>
          <table:table-cell table:number-columns-repeated="7"/>
        </table:table-row>
        <table:table-row table:style-name="ro1">
          <table:table-cell office:value-type="float" office:value="0.374553680419922" calcext:value-type="float">
            <text:p>0,374553680419922</text:p>
          </table:table-cell>
          <table:table-cell office:value-type="string" calcext:value-type="string">
            <text:p>2021-07-13 01:47:12.278239</text:p>
          </table:table-cell>
          <table:table-cell table:formula="of:=(([.A285]*1000)-[.$H$4])*(([.A285]*1000)-[.$H$4])" office:value-type="float" office:value="200.0040413365" calcext:value-type="float">
            <text:p>200,0040413365</text:p>
          </table:table-cell>
          <table:table-cell table:number-columns-repeated="7"/>
        </table:table-row>
        <table:table-row table:style-name="ro1">
          <table:table-cell office:value-type="float" office:value="0.664140939712524" calcext:value-type="float">
            <text:p>0,664140939712524</text:p>
          </table:table-cell>
          <table:table-cell office:value-type="string" calcext:value-type="string">
            <text:p>2021-07-13 01:47:42.736414</text:p>
          </table:table-cell>
          <table:table-cell table:formula="of:=(([.A286]*1000)-[.$H$4])*(([.A286]*1000)-[.$H$4])" office:value-type="float" office:value="75869.9374406247" calcext:value-type="float">
            <text:p>75869,9374406247</text:p>
          </table:table-cell>
          <table:table-cell table:number-columns-repeated="7"/>
        </table:table-row>
        <table:table-row table:style-name="ro1">
          <table:table-cell office:value-type="float" office:value="0.261220455169678" calcext:value-type="float">
            <text:p>0,261220455169678</text:p>
          </table:table-cell>
          <table:table-cell office:value-type="string" calcext:value-type="string">
            <text:p>2021-07-13 01:48:13.484692</text:p>
          </table:table-cell>
          <table:table-cell table:formula="of:=(([.A287]*1000)-[.$H$4])*(([.A287]*1000)-[.$H$4])" office:value-type="float" office:value="16250.0040578652" calcext:value-type="float">
            <text:p>16250,0040578652</text:p>
          </table:table-cell>
          <table:table-cell table:number-columns-repeated="7"/>
        </table:table-row>
        <table:table-row table:style-name="ro1">
          <table:table-cell office:value-type="float" office:value="0.368649959564209" calcext:value-type="float">
            <text:p>0,368649959564209</text:p>
          </table:table-cell>
          <table:table-cell office:value-type="string" calcext:value-type="string">
            <text:p>2021-07-13 01:48:43.831219</text:p>
          </table:table-cell>
          <table:table-cell table:formula="of:=(([.A288]*1000)-[.$H$4])*(([.A288]*1000)-[.$H$4])" office:value-type="float" office:value="401.842090403031" calcext:value-type="float">
            <text:p>401,842090403031</text:p>
          </table:table-cell>
          <table:table-cell table:number-columns-repeated="7"/>
        </table:table-row>
        <table:table-row table:style-name="ro1">
          <table:table-cell office:value-type="float" office:value="0.31577205657959" calcext:value-type="float">
            <text:p>0,31577205657959</text:p>
          </table:table-cell>
          <table:table-cell office:value-type="string" calcext:value-type="string">
            <text:p>2021-07-13 01:49:14.285267</text:p>
          </table:table-cell>
          <table:table-cell table:formula="of:=(([.A289]*1000)-[.$H$4])*(([.A289]*1000)-[.$H$4])" office:value-type="float" office:value="5317.89553339278" calcext:value-type="float">
            <text:p>5317,89553339278</text:p>
          </table:table-cell>
          <table:table-cell table:number-columns-repeated="7"/>
        </table:table-row>
        <table:table-row table:style-name="ro1">
          <table:table-cell office:value-type="float" office:value="0.566753387451172" calcext:value-type="float">
            <text:p>0,566753387451172</text:p>
          </table:table-cell>
          <table:table-cell office:value-type="string" calcext:value-type="string">
            <text:p>2021-07-13 01:49:44.687654</text:p>
          </table:table-cell>
          <table:table-cell table:formula="of:=(([.A290]*1000)-[.$H$4])*(([.A290]*1000)-[.$H$4])" office:value-type="float" office:value="31704.4478530846" calcext:value-type="float">
            <text:p>31704,4478530846</text:p>
          </table:table-cell>
          <table:table-cell table:number-columns-repeated="7"/>
        </table:table-row>
        <table:table-row table:style-name="ro1">
          <table:table-cell office:value-type="float" office:value="0.390064477920532" calcext:value-type="float">
            <text:p>0,390064477920532</text:p>
          </table:table-cell>
          <table:table-cell office:value-type="string" calcext:value-type="string">
            <text:p>2021-07-13 01:50:15.340717</text:p>
          </table:table-cell>
          <table:table-cell table:formula="of:=(([.A291]*1000)-[.$H$4])*(([.A291]*1000)-[.$H$4])" office:value-type="float" office:value="1.87284423907072" calcext:value-type="float">
            <text:p>1,87284423907072</text:p>
          </table:table-cell>
          <table:table-cell table:number-columns-repeated="7"/>
        </table:table-row>
        <table:table-row table:style-name="ro1">
          <table:table-cell office:value-type="float" office:value="0.659377336502075" calcext:value-type="float">
            <text:p>0,659377336502075</text:p>
          </table:table-cell>
          <table:table-cell office:value-type="string" calcext:value-type="string">
            <text:p>2021-07-13 01:50:45.816761</text:p>
          </table:table-cell>
          <table:table-cell table:formula="of:=(([.A292]*1000)-[.$H$4])*(([.A292]*1000)-[.$H$4])" office:value-type="float" office:value="73268.4081666154" calcext:value-type="float">
            <text:p>73268,4081666154</text:p>
          </table:table-cell>
          <table:table-cell table:number-columns-repeated="7"/>
        </table:table-row>
        <table:table-row table:style-name="ro1">
          <table:table-cell office:value-type="float" office:value="0.318314552307129" calcext:value-type="float">
            <text:p>0,318314552307129</text:p>
          </table:table-cell>
          <table:table-cell office:value-type="string" calcext:value-type="string">
            <text:p>2021-07-13 01:51:16.561433</text:p>
          </table:table-cell>
          <table:table-cell table:formula="of:=(([.A293]*1000)-[.$H$4])*(([.A293]*1000)-[.$H$4])" office:value-type="float" office:value="4953.54239761614" calcext:value-type="float">
            <text:p>4953,54239761614</text:p>
          </table:table-cell>
          <table:table-cell table:number-columns-repeated="7"/>
        </table:table-row>
        <table:table-row table:style-name="ro1">
          <table:table-cell office:value-type="float" office:value="0.483908176422119" calcext:value-type="float">
            <text:p>0,483908176422119</text:p>
          </table:table-cell>
          <table:table-cell office:value-type="string" calcext:value-type="string">
            <text:p>2021-07-13 01:51:46.966717</text:p>
          </table:table-cell>
          <table:table-cell table:formula="of:=(([.A294]*1000)-[.$H$4])*(([.A294]*1000)-[.$H$4])" office:value-type="float" office:value="9065.36636057531" calcext:value-type="float">
            <text:p>9065,36636057531</text:p>
          </table:table-cell>
          <table:table-cell table:number-columns-repeated="7"/>
        </table:table-row>
        <table:table-row table:style-name="ro1">
          <table:table-cell office:value-type="float" office:value="0.649810314178467" calcext:value-type="float">
            <text:p>0,649810314178467</text:p>
          </table:table-cell>
          <table:table-cell office:value-type="string" calcext:value-type="string">
            <text:p>2021-07-13 01:52:17.535533</text:p>
          </table:table-cell>
          <table:table-cell table:formula="of:=(([.A295]*1000)-[.$H$4])*(([.A295]*1000)-[.$H$4])" office:value-type="float" office:value="68180.7065190403" calcext:value-type="float">
            <text:p>68180,7065190403</text:p>
          </table:table-cell>
          <table:table-cell table:number-columns-repeated="7"/>
        </table:table-row>
        <table:table-row table:style-name="ro1">
          <table:table-cell office:value-type="float" office:value="0.254100799560547" calcext:value-type="float">
            <text:p>0,254100799560547</text:p>
          </table:table-cell>
          <table:table-cell office:value-type="string" calcext:value-type="string">
            <text:p>2021-07-13 01:52:48.274887</text:p>
          </table:table-cell>
          <table:table-cell table:formula="of:=(([.A296]*1000)-[.$H$4])*(([.A296]*1000)-[.$H$4])" office:value-type="float" office:value="18115.8569245453" calcext:value-type="float">
            <text:p>18115,8569245453</text:p>
          </table:table-cell>
          <table:table-cell table:number-columns-repeated="7"/>
        </table:table-row>
        <table:table-row table:style-name="ro1">
          <table:table-cell office:value-type="float" office:value="0.456155300140381" calcext:value-type="float">
            <text:p>0,456155300140381</text:p>
          </table:table-cell>
          <table:table-cell office:value-type="string" calcext:value-type="string">
            <text:p>2021-07-13 01:53:18.617540</text:p>
          </table:table-cell>
          <table:table-cell table:formula="of:=(([.A297]*1000)-[.$H$4])*(([.A297]*1000)-[.$H$4])" office:value-type="float" office:value="4550.76271711156" calcext:value-type="float">
            <text:p>4550,76271711156</text:p>
          </table:table-cell>
          <table:table-cell table:number-columns-repeated="7"/>
        </table:table-row>
        <table:table-row table:style-name="ro1">
          <table:table-cell office:value-type="float" office:value="0.584378004074097" calcext:value-type="float">
            <text:p>0,584378004074097</text:p>
          </table:table-cell>
          <table:table-cell office:value-type="string" calcext:value-type="string">
            <text:p>2021-07-13 01:53:49.159389</text:p>
          </table:table-cell>
          <table:table-cell table:formula="of:=(([.A298]*1000)-[.$H$4])*(([.A298]*1000)-[.$H$4])" office:value-type="float" office:value="38291.4627934383" calcext:value-type="float">
            <text:p>38291,4627934383</text:p>
          </table:table-cell>
          <table:table-cell table:number-columns-repeated="7"/>
        </table:table-row>
        <table:table-row table:style-name="ro1">
          <table:table-cell office:value-type="float" office:value="0.324470520019531" calcext:value-type="float">
            <text:p>0,324470520019531</text:p>
          </table:table-cell>
          <table:table-cell office:value-type="string" calcext:value-type="string">
            <text:p>2021-07-13 01:54:19.830067</text:p>
          </table:table-cell>
          <table:table-cell table:formula="of:=(([.A299]*1000)-[.$H$4])*(([.A299]*1000)-[.$H$4])" office:value-type="float" office:value="4124.90700269685" calcext:value-type="float">
            <text:p>4124,90700269685</text:p>
          </table:table-cell>
          <table:table-cell table:number-columns-repeated="7"/>
        </table:table-row>
        <table:table-row table:style-name="ro1">
          <table:table-cell office:value-type="float" office:value="0.430683851242065" calcext:value-type="float">
            <text:p>0,430683851242065</text:p>
          </table:table-cell>
          <table:table-cell office:value-type="string" calcext:value-type="string">
            <text:p>2021-07-13 01:54:50.235157</text:p>
          </table:table-cell>
          <table:table-cell table:formula="of:=(([.A300]*1000)-[.$H$4])*(([.A300]*1000)-[.$H$4])" office:value-type="float" office:value="1762.98310116623" calcext:value-type="float">
            <text:p>1762,98310116623</text:p>
          </table:table-cell>
          <table:table-cell table:number-columns-repeated="7"/>
        </table:table-row>
        <table:table-row table:style-name="ro1">
          <table:table-cell office:value-type="float" office:value="0.279449939727783" calcext:value-type="float">
            <text:p>0,279449939727783</text:p>
          </table:table-cell>
          <table:table-cell office:value-type="string" calcext:value-type="string">
            <text:p>2021-07-13 01:55:20.735110</text:p>
          </table:table-cell>
          <table:table-cell table:formula="of:=(([.A301]*1000)-[.$H$4])*(([.A301]*1000)-[.$H$4])" office:value-type="float" office:value="11934.6927106032" calcext:value-type="float">
            <text:p>11934,6927106032</text:p>
          </table:table-cell>
          <table:table-cell table:number-columns-repeated="7"/>
        </table:table-row>
        <table:table-row table:style-name="ro1">
          <table:table-cell office:value-type="float" office:value="0.497286558151245" calcext:value-type="float">
            <text:p>0,497286558151245</text:p>
          </table:table-cell>
          <table:table-cell office:value-type="string" calcext:value-type="string">
            <text:p>2021-07-13 01:55:51.101067</text:p>
          </table:table-cell>
          <table:table-cell table:formula="of:=(([.A302]*1000)-[.$H$4])*(([.A302]*1000)-[.$H$4])" office:value-type="float" office:value="11791.9182401514" calcext:value-type="float">
            <text:p>11791,9182401514</text:p>
          </table:table-cell>
          <table:table-cell table:number-columns-repeated="7"/>
        </table:table-row>
        <table:table-row table:style-name="ro1">
          <table:table-cell office:value-type="float" office:value="0.578851222991943" calcext:value-type="float">
            <text:p>0,578851222991943</text:p>
          </table:table-cell>
          <table:table-cell office:value-type="string" calcext:value-type="string">
            <text:p>2021-07-13 01:56:21.683367</text:p>
          </table:table-cell>
          <table:table-cell table:formula="of:=(([.A303]*1000)-[.$H$4])*(([.A303]*1000)-[.$H$4])" office:value-type="float" office:value="36159.0244520825" calcext:value-type="float">
            <text:p>36159,0244520825</text:p>
          </table:table-cell>
          <table:table-cell table:number-columns-repeated="7"/>
        </table:table-row>
        <table:table-row table:style-name="ro1">
          <table:table-cell office:value-type="float" office:value="0.53404712677002" calcext:value-type="float">
            <text:p>0,53404712677002</text:p>
          </table:table-cell>
          <table:table-cell office:value-type="string" calcext:value-type="string">
            <text:p>2021-07-13 01:56:52.348554</text:p>
          </table:table-cell>
          <table:table-cell table:formula="of:=(([.A304]*1000)-[.$H$4])*(([.A304]*1000)-[.$H$4])" office:value-type="float" office:value="21126.9619936921" calcext:value-type="float">
            <text:p>21126,9619936921</text:p>
          </table:table-cell>
          <table:table-cell table:number-columns-repeated="7"/>
        </table:table-row>
        <table:table-row table:style-name="ro1">
          <table:table-cell office:value-type="float" office:value="0.616084814071655" calcext:value-type="float">
            <text:p>0,616084814071655</text:p>
          </table:table-cell>
          <table:table-cell office:value-type="string" calcext:value-type="string">
            <text:p>2021-07-13 01:57:22.967922</text:p>
          </table:table-cell>
          <table:table-cell table:formula="of:=(([.A305]*1000)-[.$H$4])*(([.A305]*1000)-[.$H$4])" office:value-type="float" office:value="51705.691444564" calcext:value-type="float">
            <text:p>51705,691444564</text:p>
          </table:table-cell>
          <table:table-cell table:number-columns-repeated="7"/>
        </table:table-row>
        <table:table-row table:style-name="ro1">
          <table:table-cell office:value-type="float" office:value="0.267443895339966" calcext:value-type="float">
            <text:p>0,267443895339966</text:p>
          </table:table-cell>
          <table:table-cell office:value-type="string" calcext:value-type="string">
            <text:p>2021-07-13 01:57:53.671384</text:p>
          </table:table-cell>
          <table:table-cell table:formula="of:=(([.A306]*1000)-[.$H$4])*(([.A306]*1000)-[.$H$4])" office:value-type="float" office:value="14702.0629238118" calcext:value-type="float">
            <text:p>14702,0629238118</text:p>
          </table:table-cell>
          <table:table-cell table:number-columns-repeated="7"/>
        </table:table-row>
        <table:table-row table:style-name="ro1">
          <table:table-cell office:value-type="float" office:value="0.404954195022583" calcext:value-type="float">
            <text:p>0,404954195022583</text:p>
          </table:table-cell>
          <table:table-cell office:value-type="string" calcext:value-type="string">
            <text:p>2021-07-13 01:58:24.024735</text:p>
          </table:table-cell>
          <table:table-cell table:formula="of:=(([.A307]*1000)-[.$H$4])*(([.A307]*1000)-[.$H$4])" office:value-type="float" office:value="264.330240980258" calcext:value-type="float">
            <text:p>264,330240980258</text:p>
          </table:table-cell>
          <table:table-cell table:number-columns-repeated="7"/>
        </table:table-row>
        <table:table-row table:style-name="ro1">
          <table:table-cell office:value-type="float" office:value="0.442026376724243" calcext:value-type="float">
            <text:p>0,442026376724243</text:p>
          </table:table-cell>
          <table:table-cell office:value-type="string" calcext:value-type="string">
            <text:p>2021-07-13 01:58:54.513898</text:p>
          </table:table-cell>
          <table:table-cell table:formula="of:=(([.A308]*1000)-[.$H$4])*(([.A308]*1000)-[.$H$4])" office:value-type="float" office:value="2844.1334625615" calcext:value-type="float">
            <text:p>2844,1334625615</text:p>
          </table:table-cell>
          <table:table-cell table:number-columns-repeated="7"/>
        </table:table-row>
        <table:table-row table:style-name="ro1">
          <table:table-cell office:value-type="float" office:value="0.346756935119629" calcext:value-type="float">
            <text:p>0,346756935119629</text:p>
          </table:table-cell>
          <table:table-cell office:value-type="string" calcext:value-type="string">
            <text:p>2021-07-13 01:59:25.027270</text:p>
          </table:table-cell>
          <table:table-cell table:formula="of:=(([.A309]*1000)-[.$H$4])*(([.A309]*1000)-[.$H$4])" office:value-type="float" office:value="1758.88171781066" calcext:value-type="float">
            <text:p>1758,88171781066</text:p>
          </table:table-cell>
          <table:table-cell table:number-columns-repeated="7"/>
        </table:table-row>
        <table:table-row table:style-name="ro1">
          <table:table-cell office:value-type="float" office:value="0.646483898162842" calcext:value-type="float">
            <text:p>0,646483898162842</text:p>
          </table:table-cell>
          <table:table-cell office:value-type="string" calcext:value-type="string">
            <text:p>2021-07-13 01:59:55.460571</text:p>
          </table:table-cell>
          <table:table-cell table:formula="of:=(([.A310]*1000)-[.$H$4])*(([.A310]*1000)-[.$H$4])" office:value-type="float" office:value="66454.6216161049" calcext:value-type="float">
            <text:p>66454,6216161049</text:p>
          </table:table-cell>
          <table:table-cell table:number-columns-repeated="7"/>
        </table:table-row>
        <table:table-row table:style-name="ro1">
          <table:table-cell office:value-type="float" office:value="0.488974094390869" calcext:value-type="float">
            <text:p>0,488974094390869</text:p>
          </table:table-cell>
          <table:table-cell office:value-type="string" calcext:value-type="string">
            <text:p>2021-07-13 02:00:26.191341</text:p>
          </table:table-cell>
          <table:table-cell table:formula="of:=(([.A311]*1000)-[.$H$4])*(([.A311]*1000)-[.$H$4])" office:value-type="float" office:value="10055.7044523601" calcext:value-type="float">
            <text:p>10055,7044523601</text:p>
          </table:table-cell>
          <table:table-cell table:number-columns-repeated="7"/>
        </table:table-row>
        <table:table-row table:style-name="ro1">
          <table:table-cell office:value-type="float" office:value="0.458654403686523" calcext:value-type="float">
            <text:p>0,458654403686523</text:p>
          </table:table-cell>
          <table:table-cell office:value-type="string" calcext:value-type="string">
            <text:p>2021-07-13 02:00:56.766166</text:p>
          </table:table-cell>
          <table:table-cell table:formula="of:=(([.A312]*1000)-[.$H$4])*(([.A312]*1000)-[.$H$4])" office:value-type="float" office:value="4894.18399334573" calcext:value-type="float">
            <text:p>4894,18399334573</text:p>
          </table:table-cell>
          <table:table-cell table:number-columns-repeated="7"/>
        </table:table-row>
        <table:table-row table:style-name="ro1">
          <table:table-cell office:value-type="float" office:value="0.693704843521118" calcext:value-type="float">
            <text:p>0,693704843521118</text:p>
          </table:table-cell>
          <table:table-cell office:value-type="string" calcext:value-type="string">
            <text:p>2021-07-13 02:01:27.312121</text:p>
          </table:table-cell>
          <table:table-cell table:formula="of:=(([.A313]*1000)-[.$H$4])*(([.A313]*1000)-[.$H$4])" office:value-type="float" office:value="93030.4196821086" calcext:value-type="float">
            <text:p>93030,4196821086</text:p>
          </table:table-cell>
          <table:table-cell table:number-columns-repeated="7"/>
        </table:table-row>
        <table:table-row table:style-name="ro1">
          <table:table-cell office:value-type="float" office:value="0.586697816848755" calcext:value-type="float">
            <text:p>0,586697816848755</text:p>
          </table:table-cell>
          <table:table-cell office:value-type="string" calcext:value-type="string">
            <text:p>2021-07-13 02:01:58.091799</text:p>
          </table:table-cell>
          <table:table-cell table:formula="of:=(([.A314]*1000)-[.$H$4])*(([.A314]*1000)-[.$H$4])" office:value-type="float" office:value="39204.7357409605" calcext:value-type="float">
            <text:p>39204,7357409605</text:p>
          </table:table-cell>
          <table:table-cell table:number-columns-repeated="7"/>
        </table:table-row>
        <table:table-row table:style-name="ro1">
          <table:table-cell office:value-type="float" office:value="0.445517539978027" calcext:value-type="float">
            <text:p>0,445517539978027</text:p>
          </table:table-cell>
          <table:table-cell office:value-type="string" calcext:value-type="string">
            <text:p>2021-07-13 02:02:28.765292</text:p>
          </table:table-cell>
          <table:table-cell table:formula="of:=(([.A315]*1000)-[.$H$4])*(([.A315]*1000)-[.$H$4])" office:value-type="float" office:value="3228.69207328016" calcext:value-type="float">
            <text:p>3228,69207328016</text:p>
          </table:table-cell>
          <table:table-cell table:number-columns-repeated="7"/>
        </table:table-row>
        <table:table-row table:style-name="ro1">
          <table:table-cell office:value-type="float" office:value="0.549258232116699" calcext:value-type="float">
            <text:p>0,549258232116699</text:p>
          </table:table-cell>
          <table:table-cell office:value-type="string" calcext:value-type="string">
            <text:p>2021-07-13 02:02:59.296375</text:p>
          </table:table-cell>
          <table:table-cell table:formula="of:=(([.A316]*1000)-[.$H$4])*(([.A316]*1000)-[.$H$4])" office:value-type="float" office:value="25780.243572244" calcext:value-type="float">
            <text:p>25780,243572244</text:p>
          </table:table-cell>
          <table:table-cell table:number-columns-repeated="7"/>
        </table:table-row>
        <table:table-row table:style-name="ro1">
          <table:table-cell office:value-type="float" office:value="0.601521968841553" calcext:value-type="float">
            <text:p>0,601521968841553</text:p>
          </table:table-cell>
          <table:table-cell office:value-type="string" calcext:value-type="string">
            <text:p>2021-07-13 02:03:29.925804</text:p>
          </table:table-cell>
          <table:table-cell table:formula="of:=(([.A317]*1000)-[.$H$4])*(([.A317]*1000)-[.$H$4])" office:value-type="float" office:value="45294.91049668" calcext:value-type="float">
            <text:p>45294,91049668</text:p>
          </table:table-cell>
          <table:table-cell table:number-columns-repeated="7"/>
        </table:table-row>
        <table:table-row table:style-name="ro1">
          <table:table-cell office:value-type="float" office:value="0.61738133430481" calcext:value-type="float">
            <text:p>0,61738133430481</text:p>
          </table:table-cell>
          <table:table-cell office:value-type="string" calcext:value-type="string">
            <text:p>2021-07-13 02:04:00.611860</text:p>
          </table:table-cell>
          <table:table-cell table:formula="of:=(([.A318]*1000)-[.$H$4])*(([.A318]*1000)-[.$H$4])" office:value-type="float" office:value="52297.0009122599" calcext:value-type="float">
            <text:p>52297,0009122599</text:p>
          </table:table-cell>
          <table:table-cell table:number-columns-repeated="7"/>
        </table:table-row>
        <table:table-row table:style-name="ro1">
          <table:table-cell office:value-type="float" office:value="0.684748411178589" calcext:value-type="float">
            <text:p>0,684748411178589</text:p>
          </table:table-cell>
          <table:table-cell office:value-type="string" calcext:value-type="string">
            <text:p>2021-07-13 02:04:31.313809</text:p>
          </table:table-cell>
          <table:table-cell table:formula="of:=(([.A319]*1000)-[.$H$4])*(([.A319]*1000)-[.$H$4])" office:value-type="float" office:value="87647.0544849175" calcext:value-type="float">
            <text:p>87647,0544849175</text:p>
          </table:table-cell>
          <table:table-cell table:number-columns-repeated="7"/>
        </table:table-row>
        <table:table-row table:style-name="ro1">
          <table:table-cell office:value-type="float" office:value="0.369386672973633" calcext:value-type="float">
            <text:p>0,369386672973633</text:p>
          </table:table-cell>
          <table:table-cell office:value-type="string" calcext:value-type="string">
            <text:p>2021-07-13 02:05:02.084124</text:p>
          </table:table-cell>
          <table:table-cell table:formula="of:=(([.A320]*1000)-[.$H$4])*(([.A320]*1000)-[.$H$4])" office:value-type="float" office:value="372.848523980755" calcext:value-type="float">
            <text:p>372,848523980755</text:p>
          </table:table-cell>
          <table:table-cell table:number-columns-repeated="7"/>
        </table:table-row>
        <table:table-row table:style-name="ro1">
          <table:table-cell office:value-type="float" office:value="0.291367530822754" calcext:value-type="float">
            <text:p>0,291367530822754</text:p>
          </table:table-cell>
          <table:table-cell office:value-type="string" calcext:value-type="string">
            <text:p>2021-07-13 02:05:32.554281</text:p>
          </table:table-cell>
          <table:table-cell table:formula="of:=(([.A321]*1000)-[.$H$4])*(([.A321]*1000)-[.$H$4])" office:value-type="float" office:value="9472.82291700071" calcext:value-type="float">
            <text:p>9472,82291700071</text:p>
          </table:table-cell>
          <table:table-cell table:number-columns-repeated="7"/>
        </table:table-row>
        <table:table-row table:style-name="ro1">
          <table:table-cell office:value-type="float" office:value="0.410687685012817" calcext:value-type="float">
            <text:p>0,410687685012817</text:p>
          </table:table-cell>
          <table:table-cell office:value-type="string" calcext:value-type="string">
            <text:p>2021-07-13 02:06:02.930917</text:p>
          </table:table-cell>
          <table:table-cell table:formula="of:=(([.A322]*1000)-[.$H$4])*(([.A322]*1000)-[.$H$4])" office:value-type="float" office:value="483.636016288457" calcext:value-type="float">
            <text:p>483,636016288457</text:p>
          </table:table-cell>
          <table:table-cell table:number-columns-repeated="7"/>
        </table:table-row>
        <table:table-row table:style-name="ro1">
          <table:table-cell office:value-type="float" office:value="0.308621168136597" calcext:value-type="float">
            <text:p>0,308621168136597</text:p>
          </table:table-cell>
          <table:table-cell office:value-type="string" calcext:value-type="string">
            <text:p>2021-07-13 02:06:33.426712</text:p>
          </table:table-cell>
          <table:table-cell table:formula="of:=(([.A323]*1000)-[.$H$4])*(([.A323]*1000)-[.$H$4])" office:value-type="float" office:value="6411.97211992719" calcext:value-type="float">
            <text:p>6411,97211992719</text:p>
          </table:table-cell>
          <table:table-cell table:number-columns-repeated="7"/>
        </table:table-row>
        <table:table-row table:style-name="ro1">
          <table:table-cell office:value-type="float" office:value="0.364776372909546" calcext:value-type="float">
            <text:p>0,364776372909546</text:p>
          </table:table-cell>
          <table:table-cell office:value-type="string" calcext:value-type="string">
            <text:p>2021-07-13 02:07:03.821166</text:p>
          </table:table-cell>
          <table:table-cell table:formula="of:=(([.A324]*1000)-[.$H$4])*(([.A324]*1000)-[.$H$4])" office:value-type="float" office:value="572.146595186742" calcext:value-type="float">
            <text:p>572,146595186742</text:p>
          </table:table-cell>
          <table:table-cell table:number-columns-repeated="7"/>
        </table:table-row>
        <table:table-row table:style-name="ro1">
          <table:table-cell office:value-type="float" office:value="0.565273284912109" calcext:value-type="float">
            <text:p>0,565273284912109</text:p>
          </table:table-cell>
          <table:table-cell office:value-type="string" calcext:value-type="string">
            <text:p>2021-07-13 02:07:34.270514</text:p>
          </table:table-cell>
          <table:table-cell table:formula="of:=(([.A325]*1000)-[.$H$4])*(([.A325]*1000)-[.$H$4])" office:value-type="float" office:value="31179.5520524919" calcext:value-type="float">
            <text:p>31179,5520524919</text:p>
          </table:table-cell>
          <table:table-cell table:number-columns-repeated="7"/>
        </table:table-row>
        <table:table-row table:style-name="ro1">
          <table:table-cell office:value-type="float" office:value="0.373388528823852" calcext:value-type="float">
            <text:p>0,373388528823852</text:p>
          </table:table-cell>
          <table:table-cell office:value-type="string" calcext:value-type="string">
            <text:p>2021-07-13 02:08:04.892972</text:p>
          </table:table-cell>
          <table:table-cell table:formula="of:=(([.A326]*1000)-[.$H$4])*(([.A326]*1000)-[.$H$4])" office:value-type="float" office:value="234.317416324578" calcext:value-type="float">
            <text:p>234,317416324578</text:p>
          </table:table-cell>
          <table:table-cell table:number-columns-repeated="7"/>
        </table:table-row>
        <table:table-row table:style-name="ro1">
          <table:table-cell office:value-type="float" office:value="0.277442932128906" calcext:value-type="float">
            <text:p>0,277442932128906</text:p>
          </table:table-cell>
          <table:table-cell office:value-type="string" calcext:value-type="string">
            <text:p>2021-07-13 02:08:35.352247</text:p>
          </table:table-cell>
          <table:table-cell table:formula="of:=(([.A327]*1000)-[.$H$4])*(([.A327]*1000)-[.$H$4])" office:value-type="float" office:value="12377.23597146" calcext:value-type="float">
            <text:p>12377,23597146</text:p>
          </table:table-cell>
          <table:table-cell table:number-columns-repeated="7"/>
        </table:table-row>
        <table:table-row table:style-name="ro1">
          <table:table-cell office:value-type="float" office:value="0.574130773544312" calcext:value-type="float">
            <text:p>0,574130773544312</text:p>
          </table:table-cell>
          <table:table-cell office:value-type="string" calcext:value-type="string">
            <text:p>2021-07-13 02:09:05.716549</text:p>
          </table:table-cell>
          <table:table-cell table:formula="of:=(([.A328]*1000)-[.$H$4])*(([.A328]*1000)-[.$H$4])" office:value-type="float" office:value="34386.0704726191" calcext:value-type="float">
            <text:p>34386,0704726191</text:p>
          </table:table-cell>
          <table:table-cell table:number-columns-repeated="7"/>
        </table:table-row>
        <table:table-row table:style-name="ro1">
          <table:table-cell office:value-type="float" office:value="0.333059310913086" calcext:value-type="float">
            <text:p>0,333059310913086</text:p>
          </table:table-cell>
          <table:table-cell office:value-type="string" calcext:value-type="string">
            <text:p>2021-07-13 02:09:36.376336</text:p>
          </table:table-cell>
          <table:table-cell table:formula="of:=(([.A329]*1000)-[.$H$4])*(([.A329]*1000)-[.$H$4])" office:value-type="float" office:value="3095.43660208543" calcext:value-type="float">
            <text:p>3095,43660208543</text:p>
          </table:table-cell>
          <table:table-cell table:number-columns-repeated="7"/>
        </table:table-row>
        <table:table-row table:style-name="ro1">
          <table:table-cell office:value-type="float" office:value="0.449329137802124" calcext:value-type="float">
            <text:p>0,449329137802124</text:p>
          </table:table-cell>
          <table:table-cell office:value-type="string" calcext:value-type="string">
            <text:p>2021-07-13 02:10:06.795454</text:p>
          </table:table-cell>
          <table:table-cell table:formula="of:=(([.A330]*1000)-[.$H$4])*(([.A330]*1000)-[.$H$4])" office:value-type="float" office:value="3676.38238065398" calcext:value-type="float">
            <text:p>3676,38238065398</text:p>
          </table:table-cell>
          <table:table-cell table:number-columns-repeated="7"/>
        </table:table-row>
        <table:table-row table:style-name="ro1">
          <table:table-cell office:value-type="float" office:value="0.59201455116272" calcext:value-type="float">
            <text:p>0,59201455116272</text:p>
          </table:table-cell>
          <table:table-cell office:value-type="string" calcext:value-type="string">
            <text:p>2021-07-13 02:10:37.329647</text:p>
          </table:table-cell>
          <table:table-cell table:formula="of:=(([.A331]*1000)-[.$H$4])*(([.A331]*1000)-[.$H$4])" office:value-type="float" office:value="41338.4499492218" calcext:value-type="float">
            <text:p>41338,4499492218</text:p>
          </table:table-cell>
          <table:table-cell table:number-columns-repeated="7"/>
        </table:table-row>
        <table:table-row table:style-name="ro1">
          <table:table-cell office:value-type="float" office:value="0.376292705535889" calcext:value-type="float">
            <text:p>0,376292705535889</text:p>
          </table:table-cell>
          <table:table-cell office:value-type="string" calcext:value-type="string">
            <text:p>2021-07-13 02:11:07.979658</text:p>
          </table:table-cell>
          <table:table-cell table:formula="of:=(([.A332]*1000)-[.$H$4])*(([.A332]*1000)-[.$H$4])" office:value-type="float" office:value="153.840694653186" calcext:value-type="float">
            <text:p>153,840694653186</text:p>
          </table:table-cell>
          <table:table-cell table:number-columns-repeated="7"/>
        </table:table-row>
        <table:table-row table:style-name="ro1">
          <table:table-cell office:value-type="float" office:value="0.394839525222778" calcext:value-type="float">
            <text:p>0,394839525222778</text:p>
          </table:table-cell>
          <table:table-cell office:value-type="string" calcext:value-type="string">
            <text:p>2021-07-13 02:11:38.443947</text:p>
          </table:table-cell>
          <table:table-cell table:formula="of:=(([.A333]*1000)-[.$H$4])*(([.A333]*1000)-[.$H$4])" office:value-type="float" office:value="37.7434068459417" calcext:value-type="float">
            <text:p>37,7434068459417</text:p>
          </table:table-cell>
          <table:table-cell table:number-columns-repeated="7"/>
        </table:table-row>
        <table:table-row table:style-name="ro1">
          <table:table-cell office:value-type="float" office:value="0.424852609634399" calcext:value-type="float">
            <text:p>0,424852609634399</text:p>
          </table:table-cell>
          <table:table-cell office:value-type="string" calcext:value-type="string">
            <text:p>2021-07-13 02:12:08.924787</text:p>
          </table:table-cell>
          <table:table-cell table:formula="of:=(([.A334]*1000)-[.$H$4])*(([.A334]*1000)-[.$H$4])" office:value-type="float" office:value="1307.30339046704" calcext:value-type="float">
            <text:p>1307,30339046704</text:p>
          </table:table-cell>
          <table:table-cell table:number-columns-repeated="7"/>
        </table:table-row>
        <table:table-row table:style-name="ro1">
          <table:table-cell office:value-type="float" office:value="0.54500675201416" calcext:value-type="float">
            <text:p>0,54500675201416</text:p>
          </table:table-cell>
          <table:table-cell office:value-type="string" calcext:value-type="string">
            <text:p>2021-07-13 02:12:39.436747</text:p>
          </table:table-cell>
          <table:table-cell table:formula="of:=(([.A335]*1000)-[.$H$4])*(([.A335]*1000)-[.$H$4])" office:value-type="float" office:value="24433.0640359268" calcext:value-type="float">
            <text:p>24433,0640359268</text:p>
          </table:table-cell>
          <table:table-cell table:number-columns-repeated="7"/>
        </table:table-row>
        <table:table-row table:style-name="ro1">
          <table:table-cell office:value-type="float" office:value="0.489485025405884" calcext:value-type="float">
            <text:p>0,489485025405884</text:p>
          </table:table-cell>
          <table:table-cell office:value-type="string" calcext:value-type="string">
            <text:p>2021-07-13 02:13:10.066904</text:p>
          </table:table-cell>
          <table:table-cell table:formula="of:=(([.A336]*1000)-[.$H$4])*(([.A336]*1000)-[.$H$4])" office:value-type="float" office:value="10158.4359219362" calcext:value-type="float">
            <text:p>10158,4359219362</text:p>
          </table:table-cell>
          <table:table-cell table:number-columns-repeated="7"/>
        </table:table-row>
        <table:table-row table:style-name="ro1">
          <table:table-cell office:value-type="float" office:value="0.443117618560791" calcext:value-type="float">
            <text:p>0,443117618560791</text:p>
          </table:table-cell>
          <table:table-cell office:value-type="string" calcext:value-type="string">
            <text:p>2021-07-13 02:13:40.647280</text:p>
          </table:table-cell>
          <table:table-cell table:formula="of:=(([.A337]*1000)-[.$H$4])*(([.A337]*1000)-[.$H$4])" office:value-type="float" office:value="2961.7170374319" calcext:value-type="float">
            <text:p>2961,7170374319</text:p>
          </table:table-cell>
          <table:table-cell table:number-columns-repeated="7"/>
        </table:table-row>
        <table:table-row table:style-name="ro1">
          <table:table-cell office:value-type="float" office:value="0.323614597320557" calcext:value-type="float">
            <text:p>0,323614597320557</text:p>
          </table:table-cell>
          <table:table-cell office:value-type="string" calcext:value-type="string">
            <text:p>2021-07-13 02:14:11.176001</text:p>
          </table:table-cell>
          <table:table-cell table:formula="of:=(([.A338]*1000)-[.$H$4])*(([.A338]*1000)-[.$H$4])" office:value-type="float" office:value="4235.58362838636" calcext:value-type="float">
            <text:p>4235,58362838636</text:p>
          </table:table-cell>
          <table:table-cell table:number-columns-repeated="7"/>
        </table:table-row>
        <table:table-row table:style-name="ro1">
          <table:table-cell office:value-type="float" office:value="0.394363403320312" calcext:value-type="float">
            <text:p>0,394363403320312</text:p>
          </table:table-cell>
          <table:table-cell office:value-type="string" calcext:value-type="string">
            <text:p>2021-07-13 02:14:41.585578</text:p>
          </table:table-cell>
          <table:table-cell table:formula="of:=(([.A339]*1000)-[.$H$4])*(([.A339]*1000)-[.$H$4])" office:value-type="float" office:value="32.1199259654211" calcext:value-type="float">
            <text:p>32,1199259654211</text:p>
          </table:table-cell>
          <table:table-cell table:number-columns-repeated="7"/>
        </table:table-row>
        <table:table-row table:style-name="ro1">
          <table:table-cell office:value-type="float" office:value="0.440889596939087" calcext:value-type="float">
            <text:p>0,440889596939087</text:p>
          </table:table-cell>
          <table:table-cell office:value-type="string" calcext:value-type="string">
            <text:p>2021-07-13 02:15:12.066640</text:p>
          </table:table-cell>
          <table:table-cell table:formula="of:=(([.A340]*1000)-[.$H$4])*(([.A340]*1000)-[.$H$4])" office:value-type="float" office:value="2724.17584906691" calcext:value-type="float">
            <text:p>2724,17584906691</text:p>
          </table:table-cell>
          <table:table-cell table:number-columns-repeated="7"/>
        </table:table-row>
        <table:table-row table:style-name="ro1">
          <table:table-cell office:value-type="float" office:value="0.420159816741943" calcext:value-type="float">
            <text:p>0,420159816741943</text:p>
          </table:table-cell>
          <table:table-cell office:value-type="string" calcext:value-type="string">
            <text:p>2021-07-13 02:15:42.593728</text:p>
          </table:table-cell>
          <table:table-cell table:formula="of:=(([.A341]*1000)-[.$H$4])*(([.A341]*1000)-[.$H$4])" office:value-type="float" office:value="989.974348677431" calcext:value-type="float">
            <text:p>989,974348677431</text:p>
          </table:table-cell>
          <table:table-cell table:number-columns-repeated="7"/>
        </table:table-row>
        <table:table-row table:style-name="ro1">
          <table:table-cell office:value-type="float" office:value="0.38552713394165" calcext:value-type="float">
            <text:p>0,38552713394165</text:p>
          </table:table-cell>
          <table:table-cell office:value-type="string" calcext:value-type="string">
            <text:p>2021-07-13 02:16:13.102936</text:p>
          </table:table-cell>
          <table:table-cell table:formula="of:=(([.A342]*1000)-[.$H$4])*(([.A342]*1000)-[.$H$4])" office:value-type="float" office:value="10.0414517798745" calcext:value-type="float">
            <text:p>10,0414517798745</text:p>
          </table:table-cell>
          <table:table-cell table:number-columns-repeated="7"/>
        </table:table-row>
        <table:table-row table:style-name="ro1">
          <table:table-cell office:value-type="float" office:value="0.560194969177246" calcext:value-type="float">
            <text:p>0,560194969177246</text:p>
          </table:table-cell>
          <table:table-cell office:value-type="string" calcext:value-type="string">
            <text:p>2021-07-13 02:16:43.574435</text:p>
          </table:table-cell>
          <table:table-cell table:formula="of:=(([.A343]*1000)-[.$H$4])*(([.A343]*1000)-[.$H$4])" office:value-type="float" office:value="29411.9105172416" calcext:value-type="float">
            <text:p>29411,9105172416</text:p>
          </table:table-cell>
          <table:table-cell table:number-columns-repeated="7"/>
        </table:table-row>
        <table:table-row table:style-name="ro1">
          <table:table-cell office:value-type="float" office:value="0.394675493240356" calcext:value-type="float">
            <text:p>0,394675493240356</text:p>
          </table:table-cell>
          <table:table-cell office:value-type="string" calcext:value-type="string">
            <text:p>2021-07-13 02:17:14.219222</text:p>
          </table:table-cell>
          <table:table-cell table:formula="of:=(([.A344]*1000)-[.$H$4])*(([.A344]*1000)-[.$H$4])" office:value-type="float" office:value="35.7548306195178" calcext:value-type="float">
            <text:p>35,7548306195178</text:p>
          </table:table-cell>
          <table:table-cell table:number-columns-repeated="7"/>
        </table:table-row>
        <table:table-row table:style-name="ro1">
          <table:table-cell office:value-type="float" office:value="0.333471536636353" calcext:value-type="float">
            <text:p>0,333471536636353</text:p>
          </table:table-cell>
          <table:table-cell office:value-type="string" calcext:value-type="string">
            <text:p>2021-07-13 02:17:44.699569</text:p>
          </table:table-cell>
          <table:table-cell table:formula="of:=(([.A345]*1000)-[.$H$4])*(([.A345]*1000)-[.$H$4])" office:value-type="float" office:value="3049.73681719806" calcext:value-type="float">
            <text:p>3049,73681719806</text:p>
          </table:table-cell>
          <table:table-cell table:number-columns-repeated="7"/>
        </table:table-row>
        <table:table-row table:style-name="ro1">
          <table:table-cell office:value-type="float" office:value="0.596801996231079" calcext:value-type="float">
            <text:p>0,596801996231079</text:p>
          </table:table-cell>
          <table:table-cell office:value-type="string" calcext:value-type="string">
            <text:p>2021-07-13 02:18:15.119112</text:p>
          </table:table-cell>
          <table:table-cell table:formula="of:=(([.A346]*1000)-[.$H$4])*(([.A346]*1000)-[.$H$4])" office:value-type="float" office:value="43308.1227629257" calcext:value-type="float">
            <text:p>43308,1227629257</text:p>
          </table:table-cell>
          <table:table-cell table:number-columns-repeated="7"/>
        </table:table-row>
        <table:table-row table:style-name="ro1">
          <table:table-cell office:value-type="float" office:value="0.616637945175171" calcext:value-type="float">
            <text:p>0,616637945175171</text:p>
          </table:table-cell>
          <table:table-cell office:value-type="string" calcext:value-type="string">
            <text:p>2021-07-13 02:18:45.802565</text:p>
          </table:table-cell>
          <table:table-cell table:formula="of:=(([.A347]*1000)-[.$H$4])*(([.A347]*1000)-[.$H$4])" office:value-type="float" office:value="51957.5490953297" calcext:value-type="float">
            <text:p>51957,5490953297</text:p>
          </table:table-cell>
          <table:table-cell table:number-columns-repeated="7"/>
        </table:table-row>
        <table:table-row table:style-name="ro1">
          <table:table-cell office:value-type="float" office:value="0.400513172149658" calcext:value-type="float">
            <text:p>0,400513172149658</text:p>
          </table:table-cell>
          <table:table-cell office:value-type="string" calcext:value-type="string">
            <text:p>2021-07-13 02:19:16.482638</text:p>
          </table:table-cell>
          <table:table-cell table:formula="of:=(([.A348]*1000)-[.$H$4])*(([.A348]*1000)-[.$H$4])" office:value-type="float" office:value="139.646528379234" calcext:value-type="float">
            <text:p>139,646528379234</text:p>
          </table:table-cell>
          <table:table-cell table:number-columns-repeated="7"/>
        </table:table-row>
        <table:table-row table:style-name="ro1">
          <table:table-cell office:value-type="float" office:value="0.421627521514893" calcext:value-type="float">
            <text:p>0,421627521514893</text:p>
          </table:table-cell>
          <table:table-cell office:value-type="string" calcext:value-type="string">
            <text:p>2021-07-13 02:19:46.971997</text:p>
          </table:table-cell>
          <table:table-cell table:formula="of:=(([.A349]*1000)-[.$H$4])*(([.A349]*1000)-[.$H$4])" office:value-type="float" office:value="1084.4878145624" calcext:value-type="float">
            <text:p>1084,4878145624</text:p>
          </table:table-cell>
          <table:table-cell table:number-columns-repeated="7"/>
        </table:table-row>
        <table:table-row table:style-name="ro1">
          <table:table-cell office:value-type="float" office:value="0.456671476364136" calcext:value-type="float">
            <text:p>0,456671476364136</text:p>
          </table:table-cell>
          <table:table-cell office:value-type="string" calcext:value-type="string">
            <text:p>2021-07-13 02:20:17.479328</text:p>
          </table:table-cell>
          <table:table-cell table:formula="of:=(([.A350]*1000)-[.$H$4])*(([.A350]*1000)-[.$H$4])" office:value-type="float" office:value="4620.67097101583" calcext:value-type="float">
            <text:p>4620,67097101583</text:p>
          </table:table-cell>
          <table:table-cell table:number-columns-repeated="7"/>
        </table:table-row>
        <table:table-row table:style-name="ro1">
          <table:table-cell office:value-type="float" office:value="0.341581583023071" calcext:value-type="float">
            <text:p>0,341581583023071</text:p>
          </table:table-cell>
          <table:table-cell office:value-type="string" calcext:value-type="string">
            <text:p>2021-07-13 02:20:48.022875</text:p>
          </table:table-cell>
          <table:table-cell table:formula="of:=(([.A351]*1000)-[.$H$4])*(([.A351]*1000)-[.$H$4])" office:value-type="float" office:value="2219.76441669922" calcext:value-type="float">
            <text:p>2219,76441669922</text:p>
          </table:table-cell>
          <table:table-cell table:number-columns-repeated="7"/>
        </table:table-row>
        <table:table-row table:style-name="ro1">
          <table:table-cell office:value-type="float" office:value="0.492703914642334" calcext:value-type="float">
            <text:p>0,492703914642334</text:p>
          </table:table-cell>
          <table:table-cell office:value-type="string" calcext:value-type="string">
            <text:p>2021-07-13 02:21:18.450005</text:p>
          </table:table-cell>
          <table:table-cell table:formula="of:=(([.A352]*1000)-[.$H$4])*(([.A352]*1000)-[.$H$4])" office:value-type="float" office:value="10817.6548523422" calcext:value-type="float">
            <text:p>10817,6548523422</text:p>
          </table:table-cell>
          <table:table-cell table:number-columns-repeated="7"/>
        </table:table-row>
        <table:table-row table:style-name="ro1">
          <table:table-cell office:value-type="float" office:value="0.422038078308106" calcext:value-type="float">
            <text:p>0,422038078308106</text:p>
          </table:table-cell>
          <table:table-cell office:value-type="string" calcext:value-type="string">
            <text:p>2021-07-13 02:21:49.028691</text:p>
          </table:table-cell>
          <table:table-cell table:formula="of:=(([.A353]*1000)-[.$H$4])*(([.A353]*1000)-[.$H$4])" office:value-type="float" office:value="1111.69692490703" calcext:value-type="float">
            <text:p>1111,69692490703</text:p>
          </table:table-cell>
          <table:table-cell table:number-columns-repeated="7"/>
        </table:table-row>
        <table:table-row table:style-name="ro1">
          <table:table-cell office:value-type="float" office:value="0.432168483734131" calcext:value-type="float">
            <text:p>0,432168483734131</text:p>
          </table:table-cell>
          <table:table-cell office:value-type="string" calcext:value-type="string">
            <text:p>2021-07-13 02:22:19.539547</text:p>
          </table:table-cell>
          <table:table-cell table:formula="of:=(([.A354]*1000)-[.$H$4])*(([.A354]*1000)-[.$H$4])" office:value-type="float" office:value="1889.86041321501" calcext:value-type="float">
            <text:p>1889,86041321501</text:p>
          </table:table-cell>
          <table:table-cell table:number-columns-repeated="7"/>
        </table:table-row>
        <table:table-row table:style-name="ro1">
          <table:table-cell office:value-type="float" office:value="0.543662071228027" calcext:value-type="float">
            <text:p>0,543662071228027</text:p>
          </table:table-cell>
          <table:table-cell office:value-type="string" calcext:value-type="string">
            <text:p>2021-07-13 02:22:50.028325</text:p>
          </table:table-cell>
          <table:table-cell table:formula="of:=(([.A355]*1000)-[.$H$4])*(([.A355]*1000)-[.$H$4])" office:value-type="float" office:value="24014.495962081" calcext:value-type="float">
            <text:p>24014,495962081</text:p>
          </table:table-cell>
          <table:table-cell table:number-columns-repeated="7"/>
        </table:table-row>
        <table:table-row table:style-name="ro1">
          <table:table-cell office:value-type="float" office:value="0.315954446792603" calcext:value-type="float">
            <text:p>0,315954446792603</text:p>
          </table:table-cell>
          <table:table-cell office:value-type="string" calcext:value-type="string">
            <text:p>2021-07-13 02:23:20.658399</text:p>
          </table:table-cell>
          <table:table-cell table:formula="of:=(([.A356]*1000)-[.$H$4])*(([.A356]*1000)-[.$H$4])" office:value-type="float" office:value="5291.32758741731" calcext:value-type="float">
            <text:p>5291,32758741731</text:p>
          </table:table-cell>
          <table:table-cell table:number-columns-repeated="7"/>
        </table:table-row>
        <table:table-row table:style-name="ro1">
          <table:table-cell office:value-type="float" office:value="0.360271692276001" calcext:value-type="float">
            <text:p>0,360271692276001</text:p>
          </table:table-cell>
          <table:table-cell office:value-type="string" calcext:value-type="string">
            <text:p>2021-07-13 02:23:51.061652</text:p>
          </table:table-cell>
          <table:table-cell table:formula="of:=(([.A357]*1000)-[.$H$4])*(([.A357]*1000)-[.$H$4])" office:value-type="float" office:value="807.938934576216" calcext:value-type="float">
            <text:p>807,938934576216</text:p>
          </table:table-cell>
          <table:table-cell table:number-columns-repeated="7"/>
        </table:table-row>
        <table:table-row table:style-name="ro1">
          <table:table-cell office:value-type="float" office:value="0.628781080245972" calcext:value-type="float">
            <text:p>0,628781080245972</text:p>
          </table:table-cell>
          <table:table-cell office:value-type="string" calcext:value-type="string">
            <text:p>2021-07-13 02:24:21.484442</text:p>
          </table:table-cell>
          <table:table-cell table:formula="of:=(([.A358]*1000)-[.$H$4])*(([.A358]*1000)-[.$H$4])" office:value-type="float" office:value="57640.865479344" calcext:value-type="float">
            <text:p>57640,865479344</text:p>
          </table:table-cell>
          <table:table-cell table:number-columns-repeated="7"/>
        </table:table-row>
        <table:table-row table:style-name="ro1">
          <table:table-cell office:value-type="float" office:value="0.301631212234497" calcext:value-type="float">
            <text:p>0,301631212234497</text:p>
          </table:table-cell>
          <table:table-cell office:value-type="string" calcext:value-type="string">
            <text:p>2021-07-13 02:24:52.199644</text:p>
          </table:table-cell>
          <table:table-cell table:formula="of:=(([.A359]*1000)-[.$H$4])*(([.A359]*1000)-[.$H$4])" office:value-type="float" office:value="7580.27011641259" calcext:value-type="float">
            <text:p>7580,27011641259</text:p>
          </table:table-cell>
          <table:table-cell table:number-columns-repeated="7"/>
        </table:table-row>
        <table:table-row table:style-name="ro1">
          <table:table-cell office:value-type="float" office:value="0.361585855484009" calcext:value-type="float">
            <text:p>0,361585855484009</text:p>
          </table:table-cell>
          <table:table-cell office:value-type="string" calcext:value-type="string">
            <text:p>2021-07-13 02:25:22.589141</text:p>
          </table:table-cell>
          <table:table-cell table:formula="of:=(([.A360]*1000)-[.$H$4])*(([.A360]*1000)-[.$H$4])" office:value-type="float" office:value="734.957708622085" calcext:value-type="float">
            <text:p>734,957708622085</text:p>
          </table:table-cell>
          <table:table-cell table:number-columns-repeated="7"/>
        </table:table-row>
        <table:table-row table:style-name="ro1">
          <table:table-cell office:value-type="float" office:value="0.661097288131714" calcext:value-type="float">
            <text:p>0,661097288131714</text:p>
          </table:table-cell>
          <table:table-cell office:value-type="string" calcext:value-type="string">
            <text:p>2021-07-13 02:25:53.029033</text:p>
          </table:table-cell>
          <table:table-cell table:formula="of:=(([.A361]*1000)-[.$H$4])*(([.A361]*1000)-[.$H$4])" office:value-type="float" office:value="74202.4841531741" calcext:value-type="float">
            <text:p>74202,4841531741</text:p>
          </table:table-cell>
          <table:table-cell table:number-columns-repeated="7"/>
        </table:table-row>
        <table:table-row table:style-name="ro1">
          <table:table-cell office:value-type="float" office:value="0.384319067001343" calcext:value-type="float">
            <text:p>0,384319067001343</text:p>
          </table:table-cell>
          <table:table-cell office:value-type="string" calcext:value-type="string">
            <text:p>2021-07-13 02:26:23.775890</text:p>
          </table:table-cell>
          <table:table-cell table:formula="of:=(([.A362]*1000)-[.$H$4])*(([.A362]*1000)-[.$H$4])" office:value-type="float" office:value="19.1571829179696" calcext:value-type="float">
            <text:p>19,1571829179696</text:p>
          </table:table-cell>
          <table:table-cell table:number-columns-repeated="7"/>
        </table:table-row>
        <table:table-row table:style-name="ro1">
          <table:table-cell office:value-type="float" office:value="0.45459794998169" calcext:value-type="float">
            <text:p>0,45459794998169</text:p>
          </table:table-cell>
          <table:table-cell office:value-type="string" calcext:value-type="string">
            <text:p>2021-07-13 02:26:54.235441</text:p>
          </table:table-cell>
          <table:table-cell table:formula="of:=(([.A363]*1000)-[.$H$4])*(([.A363]*1000)-[.$H$4])" office:value-type="float" office:value="4343.07242513671" calcext:value-type="float">
            <text:p>4343,07242513671</text:p>
          </table:table-cell>
          <table:table-cell table:number-columns-repeated="7"/>
        </table:table-row>
        <table:table-row table:style-name="ro1">
          <table:table-cell office:value-type="float" office:value="0.6379554271698" calcext:value-type="float">
            <text:p>0,6379554271698</text:p>
          </table:table-cell>
          <table:table-cell office:value-type="string" calcext:value-type="string">
            <text:p>2021-07-13 02:27:24.776141</text:p>
          </table:table-cell>
          <table:table-cell table:formula="of:=(([.A364]*1000)-[.$H$4])*(([.A364]*1000)-[.$H$4])" office:value-type="float" office:value="62130.2825093049" calcext:value-type="float">
            <text:p>62130,2825093049</text:p>
          </table:table-cell>
          <table:table-cell table:number-columns-repeated="7"/>
        </table:table-row>
        <table:table-row table:style-name="ro1">
          <table:table-cell office:value-type="float" office:value="0.263886451721191" calcext:value-type="float">
            <text:p>0,263886451721191</text:p>
          </table:table-cell>
          <table:table-cell office:value-type="string" calcext:value-type="string">
            <text:p>2021-07-13 02:27:55.485304</text:p>
          </table:table-cell>
          <table:table-cell table:formula="of:=(([.A365]*1000)-[.$H$4])*(([.A365]*1000)-[.$H$4])" office:value-type="float" office:value="15577.4130886456" calcext:value-type="float">
            <text:p>15577,4130886456</text:p>
          </table:table-cell>
          <table:table-cell table:number-columns-repeated="7"/>
        </table:table-row>
        <table:table-row table:style-name="ro1">
          <table:table-cell office:value-type="float" office:value="0.462504863739014" calcext:value-type="float">
            <text:p>0,462504863739014</text:p>
          </table:table-cell>
          <table:table-cell office:value-type="string" calcext:value-type="string">
            <text:p>2021-07-13 02:28:25.834048</text:p>
          </table:table-cell>
          <table:table-cell table:formula="of:=(([.A366]*1000)-[.$H$4])*(([.A366]*1000)-[.$H$4])" office:value-type="float" office:value="5447.75442973295" calcext:value-type="float">
            <text:p>5447,75442973295</text:p>
          </table:table-cell>
          <table:table-cell table:number-columns-repeated="7"/>
        </table:table-row>
        <table:table-row table:style-name="ro1">
          <table:table-cell office:value-type="float" office:value="0.594915151596069" calcext:value-type="float">
            <text:p>0,594915151596069</text:p>
          </table:table-cell>
          <table:table-cell office:value-type="string" calcext:value-type="string">
            <text:p>2021-07-13 02:28:56.383137</text:p>
          </table:table-cell>
          <table:table-cell table:formula="of:=(([.A367]*1000)-[.$H$4])*(([.A367]*1000)-[.$H$4])" office:value-type="float" office:value="42526.3554255969" calcext:value-type="float">
            <text:p>42526,3554255969</text:p>
          </table:table-cell>
          <table:table-cell table:number-columns-repeated="7"/>
        </table:table-row>
        <table:table-row table:style-name="ro1">
          <table:table-cell office:value-type="float" office:value="0.395012617111206" calcext:value-type="float">
            <text:p>0,395012617111206</text:p>
          </table:table-cell>
          <table:table-cell office:value-type="string" calcext:value-type="string">
            <text:p>2021-07-13 02:29:27.057004</text:p>
          </table:table-cell>
          <table:table-cell table:formula="of:=(([.A368]*1000)-[.$H$4])*(([.A368]*1000)-[.$H$4])" office:value-type="float" office:value="39.9001706318487" calcext:value-type="float">
            <text:p>39,9001706318487</text:p>
          </table:table-cell>
          <table:table-cell table:number-columns-repeated="7"/>
        </table:table-row>
        <table:table-row table:style-name="ro1">
          <table:table-cell office:value-type="float" office:value="0.284387588500977" calcext:value-type="float">
            <text:p>0,284387588500977</text:p>
          </table:table-cell>
          <table:table-cell office:value-type="string" calcext:value-type="string">
            <text:p>2021-07-13 02:29:57.539745</text:p>
          </table:table-cell>
          <table:table-cell table:formula="of:=(([.A369]*1000)-[.$H$4])*(([.A369]*1000)-[.$H$4])" office:value-type="float" office:value="10880.2361406724" calcext:value-type="float">
            <text:p>10880,2361406724</text:p>
          </table:table-cell>
          <table:table-cell table:number-columns-repeated="7"/>
        </table:table-row>
        <table:table-row table:style-name="ro1">
          <table:table-cell office:value-type="float" office:value="0.628815174102783" calcext:value-type="float">
            <text:p>0,628815174102783</text:p>
          </table:table-cell>
          <table:table-cell office:value-type="string" calcext:value-type="string">
            <text:p>2021-07-13 02:30:27.909090</text:p>
          </table:table-cell>
          <table:table-cell table:formula="of:=(([.A370]*1000)-[.$H$4])*(([.A370]*1000)-[.$H$4])" office:value-type="float" office:value="57657.2374972328" calcext:value-type="float">
            <text:p>57657,2374972328</text:p>
          </table:table-cell>
          <table:table-cell table:number-columns-repeated="7"/>
        </table:table-row>
        <table:table-row table:style-name="ro1">
          <table:table-cell office:value-type="float" office:value="0.499055862426758" calcext:value-type="float">
            <text:p>0,499055862426758</text:p>
          </table:table-cell>
          <table:table-cell office:value-type="string" calcext:value-type="string">
            <text:p>2021-07-13 02:30:58.625592</text:p>
          </table:table-cell>
          <table:table-cell table:formula="of:=(([.A371]*1000)-[.$H$4])*(([.A371]*1000)-[.$H$4])" office:value-type="float" office:value="12179.308300751" calcext:value-type="float">
            <text:p>12179,308300751</text:p>
          </table:table-cell>
          <table:table-cell table:number-columns-repeated="7"/>
        </table:table-row>
        <table:table-row table:style-name="ro1">
          <table:table-cell office:value-type="float" office:value="0.398838043212891" calcext:value-type="float">
            <text:p>0,398838043212891</text:p>
          </table:table-cell>
          <table:table-cell office:value-type="string" calcext:value-type="string">
            <text:p>2021-07-13 02:31:29.211347</text:p>
          </table:table-cell>
          <table:table-cell table:formula="of:=(([.A372]*1000)-[.$H$4])*(([.A372]*1000)-[.$H$4])" office:value-type="float" office:value="102.861873687398" calcext:value-type="float">
            <text:p>102,861873687398</text:p>
          </table:table-cell>
          <table:table-cell table:number-columns-repeated="7"/>
        </table:table-row>
        <table:table-row table:style-name="ro1">
          <table:table-cell office:value-type="float" office:value="0.642317056655884" calcext:value-type="float">
            <text:p>0,642317056655884</text:p>
          </table:table-cell>
          <table:table-cell office:value-type="string" calcext:value-type="string">
            <text:p>2021-07-13 02:31:59.697202</text:p>
          </table:table-cell>
          <table:table-cell table:formula="of:=(([.A373]*1000)-[.$H$4])*(([.A373]*1000)-[.$H$4])" office:value-type="float" office:value="64323.6612138364" calcext:value-type="float">
            <text:p>64323,6612138364</text:p>
          </table:table-cell>
          <table:table-cell table:number-columns-repeated="7"/>
        </table:table-row>
        <table:table-row table:style-name="ro1">
          <table:table-cell office:value-type="float" office:value="0.396718740463257" calcext:value-type="float">
            <text:p>0,396718740463257</text:p>
          </table:table-cell>
          <table:table-cell office:value-type="string" calcext:value-type="string">
            <text:p>2021-07-13 02:32:30.426305</text:p>
          </table:table-cell>
          <table:table-cell table:formula="of:=(([.A374]*1000)-[.$H$4])*(([.A374]*1000)-[.$H$4])" office:value-type="float" office:value="64.3650235985085" calcext:value-type="float">
            <text:p>64,3650235985085</text:p>
          </table:table-cell>
          <table:table-cell table:number-columns-repeated="7"/>
        </table:table-row>
        <table:table-row table:style-name="ro1">
          <table:table-cell office:value-type="float" office:value="0.507105112075806" calcext:value-type="float">
            <text:p>0,507105112075806</text:p>
          </table:table-cell>
          <table:table-cell office:value-type="string" calcext:value-type="string">
            <text:p>2021-07-13 02:33:00.909640</text:p>
          </table:table-cell>
          <table:table-cell table:formula="of:=(([.A375]*1000)-[.$H$4])*(([.A375]*1000)-[.$H$4])" office:value-type="float" office:value="14020.7275497126" calcext:value-type="float">
            <text:p>14020,7275497126</text:p>
          </table:table-cell>
          <table:table-cell table:number-columns-repeated="7"/>
        </table:table-row>
        <table:table-row table:style-name="ro1">
          <table:table-cell office:value-type="float" office:value="0.327198266983032" calcext:value-type="float">
            <text:p>0,327198266983032</text:p>
          </table:table-cell>
          <table:table-cell office:value-type="string" calcext:value-type="string">
            <text:p>2021-07-13 02:33:31.486313</text:p>
          </table:table-cell>
          <table:table-cell table:formula="of:=(([.A376]*1000)-[.$H$4])*(([.A376]*1000)-[.$H$4])" office:value-type="float" office:value="3781.96611428182" calcext:value-type="float">
            <text:p>3781,96611428182</text:p>
          </table:table-cell>
          <table:table-cell table:number-columns-repeated="7"/>
        </table:table-row>
        <table:table-row table:style-name="ro1">
          <table:table-cell office:value-type="float" office:value="0.556115388870239" calcext:value-type="float">
            <text:p>0,556115388870239</text:p>
          </table:table-cell>
          <table:table-cell office:value-type="string" calcext:value-type="string">
            <text:p>2021-07-13 02:34:01.902674</text:p>
          </table:table-cell>
          <table:table-cell table:formula="of:=(([.A377]*1000)-[.$H$4])*(([.A377]*1000)-[.$H$4])" office:value-type="float" office:value="28029.2655229367" calcext:value-type="float">
            <text:p>28029,2655229367</text:p>
          </table:table-cell>
          <table:table-cell table:number-columns-repeated="7"/>
        </table:table-row>
        <table:table-row table:style-name="ro1">
          <table:table-cell office:value-type="float" office:value="0.508891344070435" calcext:value-type="float">
            <text:p>0,508891344070435</text:p>
          </table:table-cell>
          <table:table-cell office:value-type="string" calcext:value-type="string">
            <text:p>2021-07-13 02:34:32.544751</text:p>
          </table:table-cell>
          <table:table-cell table:formula="of:=(([.A378]*1000)-[.$H$4])*(([.A378]*1000)-[.$H$4])" office:value-type="float" office:value="14446.9306100783" calcext:value-type="float">
            <text:p>14446,9306100783</text:p>
          </table:table-cell>
          <table:table-cell table:number-columns-repeated="7"/>
        </table:table-row>
        <table:table-row table:style-name="ro1">
          <table:table-cell office:value-type="float" office:value="0.653574943542481" calcext:value-type="float">
            <text:p>0,653574943542481</text:p>
          </table:table-cell>
          <table:table-cell office:value-type="string" calcext:value-type="string">
            <text:p>2021-07-13 02:35:03.135545</text:p>
          </table:table-cell>
          <table:table-cell table:formula="of:=(([.A379]*1000)-[.$H$4])*(([.A379]*1000)-[.$H$4])" office:value-type="float" office:value="70160.8764915884" calcext:value-type="float">
            <text:p>70160,8764915884</text:p>
          </table:table-cell>
          <table:table-cell table:number-columns-repeated="7"/>
        </table:table-row>
        <table:table-row table:style-name="ro1">
          <table:table-cell office:value-type="float" office:value="0.524082899093628" calcext:value-type="float">
            <text:p>0,524082899093628</text:p>
          </table:table-cell>
          <table:table-cell office:value-type="string" calcext:value-type="string">
            <text:p>2021-07-13 02:35:33.875384</text:p>
          </table:table-cell>
          <table:table-cell table:formula="of:=(([.A380]*1000)-[.$H$4])*(([.A380]*1000)-[.$H$4])" office:value-type="float" office:value="18329.6235680197" calcext:value-type="float">
            <text:p>18329,6235680197</text:p>
          </table:table-cell>
          <table:table-cell table:number-columns-repeated="7"/>
        </table:table-row>
        <table:table-row table:style-name="ro1">
          <table:table-cell office:value-type="float" office:value="0.400223731994629" calcext:value-type="float">
            <text:p>0,400223731994629</text:p>
          </table:table-cell>
          <table:table-cell office:value-type="string" calcext:value-type="string">
            <text:p>2021-07-13 02:36:04.487535</text:p>
          </table:table-cell>
          <table:table-cell table:formula="of:=(([.A381]*1000)-[.$H$4])*(([.A381]*1000)-[.$H$4])" office:value-type="float" office:value="132.889551927495" calcext:value-type="float">
            <text:p>132,889551927495</text:p>
          </table:table-cell>
          <table:table-cell table:number-columns-repeated="7"/>
        </table:table-row>
        <table:table-row table:style-name="ro1">
          <table:table-cell office:value-type="float" office:value="0.38401460647583" calcext:value-type="float">
            <text:p>0,38401460647583</text:p>
          </table:table-cell>
          <table:table-cell office:value-type="string" calcext:value-type="string">
            <text:p>2021-07-13 02:36:34.971920</text:p>
          </table:table-cell>
          <table:table-cell table:formula="of:=(([.A382]*1000)-[.$H$4])*(([.A382]*1000)-[.$H$4])" office:value-type="float" office:value="21.9150607604016" calcext:value-type="float">
            <text:p>21,9150607604016</text:p>
          </table:table-cell>
          <table:table-cell table:number-columns-repeated="7"/>
        </table:table-row>
        <table:table-row table:style-name="ro1">
          <table:table-cell office:value-type="float" office:value="0.512225389480591" calcext:value-type="float">
            <text:p>0,512225389480591</text:p>
          </table:table-cell>
          <table:table-cell office:value-type="string" calcext:value-type="string">
            <text:p>2021-07-13 02:37:05.440631</text:p>
          </table:table-cell>
          <table:table-cell table:formula="of:=(([.A383]*1000)-[.$H$4])*(([.A383]*1000)-[.$H$4])" office:value-type="float" office:value="15259.5202132024" calcext:value-type="float">
            <text:p>15259,5202132024</text:p>
          </table:table-cell>
          <table:table-cell table:number-columns-repeated="7"/>
        </table:table-row>
        <table:table-row table:style-name="ro1">
          <table:table-cell office:value-type="float" office:value="0.613820791244507" calcext:value-type="float">
            <text:p>0,613820791244507</text:p>
          </table:table-cell>
          <table:table-cell office:value-type="string" calcext:value-type="string">
            <text:p>2021-07-13 02:37:36.030902</text:p>
          </table:table-cell>
          <table:table-cell table:formula="of:=(([.A384]*1000)-[.$H$4])*(([.A384]*1000)-[.$H$4])" office:value-type="float" office:value="50681.1901265469" calcext:value-type="float">
            <text:p>50681,1901265469</text:p>
          </table:table-cell>
          <table:table-cell table:number-columns-repeated="7"/>
        </table:table-row>
        <table:table-row table:style-name="ro1">
          <table:table-cell office:value-type="float" office:value="0.556344270706177" calcext:value-type="float">
            <text:p>0,556344270706177</text:p>
          </table:table-cell>
          <table:table-cell office:value-type="string" calcext:value-type="string">
            <text:p>2021-07-13 02:38:06.730336</text:p>
          </table:table-cell>
          <table:table-cell table:formula="of:=(([.A385]*1000)-[.$H$4])*(([.A385]*1000)-[.$H$4])" office:value-type="float" office:value="28105.9564428261" calcext:value-type="float">
            <text:p>28105,9564428261</text:p>
          </table:table-cell>
          <table:table-cell table:number-columns-repeated="7"/>
        </table:table-row>
        <table:table-row table:style-name="ro1">
          <table:table-cell office:value-type="float" office:value="0.526935577392578" calcext:value-type="float">
            <text:p>0,526935577392578</text:p>
          </table:table-cell>
          <table:table-cell office:value-type="string" calcext:value-type="string">
            <text:p>2021-07-13 02:38:37.372970</text:p>
          </table:table-cell>
          <table:table-cell table:formula="of:=(([.A386]*1000)-[.$H$4])*(([.A386]*1000)-[.$H$4])" office:value-type="float" office:value="19110.1921138533" calcext:value-type="float">
            <text:p>19110,1921138533</text:p>
          </table:table-cell>
          <table:table-cell table:number-columns-repeated="7"/>
        </table:table-row>
        <table:table-row table:style-name="ro1">
          <table:table-cell office:value-type="float" office:value="0.467651128768921" calcext:value-type="float">
            <text:p>0,467651128768921</text:p>
          </table:table-cell>
          <table:table-cell office:value-type="string" calcext:value-type="string">
            <text:p>2021-07-13 02:39:07.984884</text:p>
          </table:table-cell>
          <table:table-cell table:formula="of:=(([.A387]*1000)-[.$H$4])*(([.A387]*1000)-[.$H$4])" office:value-type="float" office:value="6233.91884496345" calcext:value-type="float">
            <text:p>6233,91884496345</text:p>
          </table:table-cell>
          <table:table-cell table:number-columns-repeated="7"/>
        </table:table-row>
        <table:table-row table:style-name="ro1">
          <table:table-cell office:value-type="float" office:value="0.625037908554077" calcext:value-type="float">
            <text:p>0,625037908554077</text:p>
          </table:table-cell>
          <table:table-cell office:value-type="string" calcext:value-type="string">
            <text:p>2021-07-13 02:39:38.539663</text:p>
          </table:table-cell>
          <table:table-cell table:formula="of:=(([.A388]*1000)-[.$H$4])*(([.A388]*1000)-[.$H$4])" office:value-type="float" office:value="55857.5171541171" calcext:value-type="float">
            <text:p>55857,5171541171</text:p>
          </table:table-cell>
          <table:table-cell table:number-columns-repeated="7"/>
        </table:table-row>
        <table:table-row table:style-name="ro1">
          <table:table-cell office:value-type="float" office:value="0.508778810501099" calcext:value-type="float">
            <text:p>0,508778810501099</text:p>
          </table:table-cell>
          <table:table-cell office:value-type="string" calcext:value-type="string">
            <text:p>2021-07-13 02:40:09.236485</text:p>
          </table:table-cell>
          <table:table-cell table:formula="of:=(([.A389]*1000)-[.$H$4])*(([.A389]*1000)-[.$H$4])" office:value-type="float" office:value="14419.8912424664" calcext:value-type="float">
            <text:p>14419,8912424664</text:p>
          </table:table-cell>
          <table:table-cell table:number-columns-repeated="7"/>
        </table:table-row>
        <table:table-row table:style-name="ro1">
          <table:table-cell office:value-type="float" office:value="0.576858520507813" calcext:value-type="float">
            <text:p>0,576858520507813</text:p>
          </table:table-cell>
          <table:table-cell office:value-type="string" calcext:value-type="string">
            <text:p>2021-07-13 02:40:39.829510</text:p>
          </table:table-cell>
          <table:table-cell table:formula="of:=(([.A390]*1000)-[.$H$4])*(([.A390]*1000)-[.$H$4])" office:value-type="float" office:value="35405.1495811222" calcext:value-type="float">
            <text:p>35405,1495811222</text:p>
          </table:table-cell>
          <table:table-cell table:number-columns-repeated="7"/>
        </table:table-row>
        <table:table-row table:style-name="ro1">
          <table:table-cell office:value-type="float" office:value="0.75626540184021" calcext:value-type="float">
            <text:p>0,75626540184021</text:p>
          </table:table-cell>
          <table:table-cell office:value-type="string" calcext:value-type="string">
            <text:p>2021-07-13 02:41:10.487418</text:p>
          </table:table-cell>
          <table:table-cell table:formula="of:=(([.A391]*1000)-[.$H$4])*(([.A391]*1000)-[.$H$4])" office:value-type="float" office:value="135107.295364444" calcext:value-type="float">
            <text:p>135107,295364444</text:p>
          </table:table-cell>
          <table:table-cell table:number-columns-repeated="7"/>
        </table:table-row>
        <table:table-row table:style-name="ro1">
          <table:table-cell office:value-type="float" office:value="0.596481084823608" calcext:value-type="float">
            <text:p>0,596481084823608</text:p>
          </table:table-cell>
          <table:table-cell office:value-type="string" calcext:value-type="string">
            <text:p>2021-07-13 02:41:41.330983</text:p>
          </table:table-cell>
          <table:table-cell table:formula="of:=(([.A392]*1000)-[.$H$4])*(([.A392]*1000)-[.$H$4])" office:value-type="float" office:value="43174.6585443875" calcext:value-type="float">
            <text:p>43174,65854438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2" loext:min-decimal-places="12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14T11:16:01.200234604</dc:date>
    <meta:editing-duration>PT10M9S</meta:editing-duration>
    <meta:editing-cycles>1</meta:editing-cycles>
    <meta:document-statistic meta:table-count="1" meta:cell-count="1183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Envio de Dados (Ponto 2)</text:p>
        </chart:title>
        <chart:subtitle svg:x="5.522cm" svg:y="1.275cm" chart:style-name="ch3">
          <text:p>Dados enviados a cada 30s</text:p>
        </chart:subtitle>
        <chart:legend chart:legend-position="end" svg:x="13.843cm" svg:y="4.201cm" style:legend-expansion="high" chart:style-name="ch4"/>
        <chart:plot-area chart:style-name="ch5" table:cell-range-address="FINAL_VIRTUALIZER_time_regist_resource.A1:FINAL_VIRTUALIZER_time_regist_resource.A392" svg:x="1.331cm" svg:y="2.138cm" svg:width="12.192cm" svg:height="5.701cm">
          <chartooo:coordinate-region svg:x="2.058cm" svg:y="2.259cm" svg:width="11.465cm" svg:height="4.577cm"/>
          <chart:axis chart:dimension="x" chart:name="primary-x" chart:style-name="ch6">
            <chart:title svg:x="6.814cm" svg:y="8.019cm" chart:style-name="ch7">
              <text:p>N Dado</text:p>
            </chart:title>
          </chart:axis>
          <chart:axis chart:dimension="y" chart:name="primary-y" chart:style-name="ch8">
            <chart:title svg:x="0.451cm" svg:y="6.5cm" chart:style-name="ch9">
              <text:p>Tempo de Resposta</text:p>
            </chart:title>
            <chart:grid chart:style-name="ch10" chart:class="major"/>
          </chart:axis>
          <chart:series chart:style-name="ch11" chart:values-cell-range-address="FINAL_VIRTUALIZER_time_regist_resource.A1:FINAL_VIRTUALIZER_time_regist_resource.A392" chart:class="chart:bar">
            <chart:data-point chart:repeated="3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1239070892334">
                <text:p>0.491239070892334</text:p>
                <draw:g>
                  <svg:desc>FINAL_VIRTUALIZER_time_regist_resource.A1:FINAL_VIRTUALIZER_time_regist_resource.A3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2267570495606">
                <text:p>0.532267570495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5581312179565">
                <text:p>0.825581312179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0373840332031">
                <text:p>0.50037384033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1582326889038">
                <text:p>0.561582326889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8689374923706">
                <text:p>0.538689374923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4700679779053">
                <text:p>0.734700679779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9167375564575">
                <text:p>0.319167375564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0818367004395">
                <text:p>0.380818367004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5211744308472">
                <text:p>0.34521174430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8106241226196">
                <text:p>0.2481062412261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6596031188965">
                <text:p>0.316596031188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7891130447388">
                <text:p>0.307891130447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338132858276">
                <text:p>0.292338132858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6532201766968">
                <text:p>0.496532201766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9022407531738">
                <text:p>0.329022407531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852926254272">
                <text:p>0.367852926254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9368448257446">
                <text:p>0.479368448257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4578256607056">
                <text:p>0.354578256607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092901229858">
                <text:p>0.261092901229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7283201217651">
                <text:p>0.267283201217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9111375808716">
                <text:p>0.289111375808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5396327972412">
                <text:p>0.295396327972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9082899093628">
                <text:p>0.399082899093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879188537598">
                <text:p>0.304879188537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3662719726562">
                <text:p>0.363662719726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524452209473">
                <text:p>0.547524452209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75832939147949">
                <text:p>0.475832939147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979694366455">
                <text:p>0.516979694366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47864818573">
                <text:p>0.51478648185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7353715896606">
                <text:p>0.577353715896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993257522583">
                <text:p>0.44993257522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2668323516846">
                <text:p>0.312668323516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1749792098999">
                <text:p>0.461749792098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6211748123169">
                <text:p>0.516211748123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6793804168701">
                <text:p>0.436793804168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5438976287842">
                <text:p>0.325438976287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41063070297241">
                <text:p>0.541063070297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4903507232666">
                <text:p>0.304903507232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7273635864258">
                <text:p>0.797273635864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122350692749">
                <text:p>0.311223506927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9263095855713">
                <text:p>0.449263095855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0365152359009">
                <text:p>0.360365152359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819444656372">
                <text:p>0.37581944465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3103590011597">
                <text:p>0.4031035900115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4379940032959">
                <text:p>0.304379940032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3643274307251">
                <text:p>0.503643274307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1324892044067">
                <text:p>0.5013248920440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3612689971924">
                <text:p>0.323612689971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7848634719849">
                <text:p>0.367848634719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224606513977">
                <text:p>0.33224606513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6890258789063">
                <text:p>0.796890258789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0355834960937">
                <text:p>0.3803558349609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3841619491577">
                <text:p>0.273841619491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8483247756958">
                <text:p>0.678483247756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4342975616455">
                <text:p>0.564342975616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6777696609497">
                <text:p>0.326777696609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0057420730591">
                <text:p>0.290057420730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9633531570435">
                <text:p>0.269633531570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3099908828735">
                <text:p>0.263099908828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9707117080688">
                <text:p>0.359707117080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673360824585">
                <text:p>0.306733608245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5837688446045">
                <text:p>0.495837688446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2748203277588">
                <text:p>0.302748203277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1216154098511">
                <text:p>0.271216154098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9125804901123">
                <text:p>0.409125804901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948751449585">
                <text:p>0.37948751449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7869462966919">
                <text:p>0.2778694629669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6238451004028">
                <text:p>0.266238451004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1221079826355">
                <text:p>0.81221079826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6504077911377">
                <text:p>0.486504077911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2852420806885">
                <text:p>0.272852420806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8213005065918">
                <text:p>0.2982130050659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5892753601074">
                <text:p>0.255892753601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8516321182251">
                <text:p>0.498516321182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66641569137573">
                <text:p>0.5666415691375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0948152542114">
                <text:p>0.290948152542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6744565963745">
                <text:p>0.316744565963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8107395172119">
                <text:p>0.2881073951721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4808044433594">
                <text:p>0.4048080444335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6716861724854">
                <text:p>0.366716861724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7629060745239">
                <text:p>0.3576290607452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9500961303711">
                <text:p>0.279500961303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4242429733276">
                <text:p>0.2442424297332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8722991943359">
                <text:p>0.288722991943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7553787231445">
                <text:p>0.287553787231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1086893081665">
                <text:p>0.311086893081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6556930541992">
                <text:p>0.316556930541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0439395904541">
                <text:p>0.260439395904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878680229187">
                <text:p>0.37878680229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0817203521729">
                <text:p>0.350817203521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029804229736">
                <text:p>0.273029804229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7750988006592">
                <text:p>0.257750988006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1191558837891">
                <text:p>0.311191558837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96534538269043">
                <text:p>0.2965345382690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7946844100952">
                <text:p>0.387946844100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4387950897217">
                <text:p>0.404387950897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739143371582">
                <text:p>0.27739143371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60526657104492">
                <text:p>0.2605266571044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9022479057312">
                <text:p>0.290224790573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0226984024048">
                <text:p>0.490226984024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60375022888184">
                <text:p>0.2603750228881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5398712158203">
                <text:p>0.2953987121582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1272172927856">
                <text:p>0.2812721729278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021502494812">
                <text:p>0.28021502494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1350555419922">
                <text:p>0.3413505554199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0302658081055">
                <text:p>0.390302658081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2822113037109">
                <text:p>0.3028221130371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9987907409668">
                <text:p>0.299879074096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6374711990356">
                <text:p>0.386374711990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91139030456543">
                <text:p>0.3911390304565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2578201293945">
                <text:p>0.312578201293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70614624023437">
                <text:p>0.2706146240234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72282123565674">
                <text:p>0.272282123565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8239212036133">
                <text:p>0.318239212036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2067031860352">
                <text:p>0.312067031860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7010898590088">
                <text:p>0.297010898590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0246562957764">
                <text:p>0.4602465629577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67353296279907">
                <text:p>0.2673532962799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9318017959595">
                <text:p>0.3593180179595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8726739883423">
                <text:p>0.358726739883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7165145874023">
                <text:p>0.307165145874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0121765136719">
                <text:p>0.3201217651367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18767929077148">
                <text:p>0.418767929077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2375593185425">
                <text:p>0.2623755931854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05720949172974">
                <text:p>0.405720949172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48157787323">
                <text:p>0.29481577873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616229057312">
                <text:p>0.37616229057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1790637969971">
                <text:p>0.3817906379699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8362379074097">
                <text:p>0.4183623790740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9468765258789">
                <text:p>0.2894687652587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4275074005127">
                <text:p>0.264275074005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7459001541138">
                <text:p>0.427459001541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878568649292">
                <text:p>0.329878568649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77167463302612">
                <text:p>0.3771674633026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2655086517334">
                <text:p>0.442655086517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1645660400391">
                <text:p>0.401645660400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9436006546021">
                <text:p>0.3894360065460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25991153717041">
                <text:p>0.3259911537170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3493251800537">
                <text:p>0.3134932518005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71082401275635">
                <text:p>0.2710824012756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75062084198">
                <text:p>0.4275062084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1985311508179">
                <text:p>0.251985311508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4310054779053">
                <text:p>0.334310054779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20788526535034">
                <text:p>0.420788526535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2320051193237">
                <text:p>0.252320051193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05317640304565">
                <text:p>0.305317640304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45544099807739">
                <text:p>0.3455440998077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9436264038086">
                <text:p>0.369436264038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4307718276978">
                <text:p>0.2843077182769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387921333313">
                <text:p>0.353879213333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1964693069458">
                <text:p>0.3719646930694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2837886810303">
                <text:p>0.2628378868103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11687135696411">
                <text:p>0.4116871356964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7287149429321">
                <text:p>0.377287149429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7459049224854">
                <text:p>0.377459049224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09262275695801">
                <text:p>0.309262275695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9364242553711">
                <text:p>0.3893642425537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3129224777222">
                <text:p>0.2731292247772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2092332839966">
                <text:p>0.2820923328399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64087104797363">
                <text:p>0.3640871047973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2007722854614">
                <text:p>0.252007722854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9991502761841">
                <text:p>0.4099915027618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0996837615967">
                <text:p>0.240996837615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17237377166748">
                <text:p>0.3172373771667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352391242981">
                <text:p>0.413523912429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5594902038574">
                <text:p>0.3255949020385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55668640136719">
                <text:p>0.2556686401367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9528369903564">
                <text:p>0.289528369903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98076152801514">
                <text:p>0.2980761528015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8749103546143">
                <text:p>0.408749103546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13595914840698">
                <text:p>0.413595914840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6780891418457">
                <text:p>0.26780891418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9216899871826">
                <text:p>0.389216899871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732741355896">
                <text:p>0.407327413558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12932968139648">
                <text:p>0.312932968139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8710355758667">
                <text:p>0.288710355758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0861473083496">
                <text:p>0.4308614730834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0780811309814">
                <text:p>0.2607808113098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52534866333008">
                <text:p>0.252534866333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1718897819519">
                <text:p>0.31718897819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61655807495117">
                <text:p>0.26165580749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72665977478027">
                <text:p>0.2726659774780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74461269378662">
                <text:p>0.2744612693786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6475076675415">
                <text:p>0.396475076675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09053182601929">
                <text:p>0.309053182601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05043458938599">
                <text:p>0.305043458938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3412370681763">
                <text:p>0.373412370681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7720823287964">
                <text:p>0.387720823287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1106910705566">
                <text:p>0.3211069107055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6138010025024">
                <text:p>0.336138010025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17041873931885">
                <text:p>0.3170418739318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5299215316772">
                <text:p>0.3752992153167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00692081451416">
                <text:p>0.300692081451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4072818756104">
                <text:p>0.3440728187561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22780752182007">
                <text:p>0.4227807521820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06548500061035">
                <text:p>0.4065485000610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4447631835937">
                <text:p>0.3244476318359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221287727356">
                <text:p>0.38221287727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5360584259033">
                <text:p>0.275360584259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15985918045044">
                <text:p>0.3159859180450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27816867828369">
                <text:p>0.4278168678283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68009424209595">
                <text:p>0.2680094242095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8499164581299">
                <text:p>0.2384991645812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15332317352295">
                <text:p>0.415332317352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7417793273926">
                <text:p>0.3874177932739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55616188049316">
                <text:p>0.2556161880493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6448230743408">
                <text:p>0.2964482307434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6597499847412">
                <text:p>0.276597499847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5960788726807">
                <text:p>0.4159607887268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6069498062134">
                <text:p>0.4260694980621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95082330703735">
                <text:p>0.2950823307037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78181552886963">
                <text:p>0.2781815528869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06604146957397">
                <text:p>0.306604146957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68802881240845">
                <text:p>0.268802881240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86719560623169">
                <text:p>0.2867195606231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24897766113281">
                <text:p>0.3248977661132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04736757278442">
                <text:p>0.4047367572784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66180515289307">
                <text:p>0.266180515289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6122512817383">
                <text:p>0.3361225128173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5335197448731">
                <text:p>0.3953351974487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1692876815796">
                <text:p>0.3916928768157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5563898086548">
                <text:p>0.3355638980865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926926612854">
                <text:p>0.29269266128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92979240417481">
                <text:p>0.292979240417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34499740600586">
                <text:p>0.4344997406005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56970405578613">
                <text:p>0.2569704055786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6801266670227">
                <text:p>0.368012666702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78860807418823">
                <text:p>0.278860807418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68714904785156">
                <text:p>0.2687149047851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57734203338623">
                <text:p>0.3577342033386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49220275878906">
                <text:p>0.3492202758789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08253288269043">
                <text:p>0.3082532882690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50046157836914">
                <text:p>0.3500461578369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1471242904663">
                <text:p>0.291471242904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5826244354248">
                <text:p>0.2458262443542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54201793670654">
                <text:p>0.3542017936706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8209619522095">
                <text:p>0.3482096195220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9658498764038">
                <text:p>0.3396584987640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681884765625">
                <text:p>0.2681884765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08086538314819">
                <text:p>0.4080865383148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524573802948">
                <text:p>0.25245738029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6616716384888">
                <text:p>0.3766167163848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04795265197754">
                <text:p>0.3047952651977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4191999435425">
                <text:p>0.3741919994354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97960662841797">
                <text:p>0.3979606628417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29679250717163">
                <text:p>0.3296792507171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1147623062134">
                <text:p>0.3811476230621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75093698501587">
                <text:p>0.3750936985015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0446329116821">
                <text:p>0.4904463291168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8037757873535">
                <text:p>0.3080377578735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68879890441895">
                <text:p>0.2688798904418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71244049072266">
                <text:p>0.2712440490722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87697792053223">
                <text:p>0.2876977920532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98241376876831">
                <text:p>0.2982413768768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63475894927979">
                <text:p>0.2634758949279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219076156616">
                <text:p>0.2572190761566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5856380462646">
                <text:p>0.3958563804626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3714656829834">
                <text:p>0.403714656829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03019523620606">
                <text:p>0.3030195236206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7179160118103">
                <text:p>0.37179160118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01668405532837">
                <text:p>0.3016684055328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16217660903931">
                <text:p>0.3162176609039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6238355636597">
                <text:p>0.3662383556365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56706047058106">
                <text:p>0.4567060470581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33579826355">
                <text:p>0.265335798263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19417953491211">
                <text:p>0.3194179534912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02562761306763">
                <text:p>0.5025627613067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9028873443604">
                <text:p>0.2990288734436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6388387680054">
                <text:p>0.2963883876800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34980392456055">
                <text:p>0.434980392456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4472236633301">
                <text:p>0.2744722366333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5711784362793">
                <text:p>0.2657117843627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03017139434814">
                <text:p>0.3030171394348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05257081985474">
                <text:p>0.3052570819854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35163259506226">
                <text:p>0.435163259506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24097299575806">
                <text:p>0.4240972995758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9367818832398">
                <text:p>0.3893678188323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0229377746582">
                <text:p>0.302293777465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7831106185913">
                <text:p>0.4978311061859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5402631759644">
                <text:p>0.4354026317596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07216310501099">
                <text:p>0.4072163105010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39642858505249">
                <text:p>0.7396428585052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27698707580566">
                <text:p>0.3276987075805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4553680419922">
                <text:p>0.3745536804199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64140939712524">
                <text:p>0.664140939712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61220455169678">
                <text:p>0.2612204551696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68649959564209">
                <text:p>0.3686499595642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577205657959">
                <text:p>0.315772056579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66753387451172">
                <text:p>0.566753387451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0064477920532">
                <text:p>0.3900644779205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59377336502075">
                <text:p>0.6593773365020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18314552307129">
                <text:p>0.318314552307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83908176422119">
                <text:p>0.4839081764221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49810314178467">
                <text:p>0.6498103141784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54100799560547">
                <text:p>0.2541007995605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56155300140381">
                <text:p>0.4561553001403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84378004074097">
                <text:p>0.5843780040740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24470520019531">
                <text:p>0.3244705200195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30683851242065">
                <text:p>0.4306838512420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79449939727783">
                <text:p>0.2794499397277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97286558151245">
                <text:p>0.4972865581512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78851222991943">
                <text:p>0.5788512229919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404712677002">
                <text:p>0.534047126770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16084814071655">
                <text:p>0.6160848140716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67443895339966">
                <text:p>0.2674438953399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04954195022583">
                <text:p>0.4049541950225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42026376724243">
                <text:p>0.4420263767242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46756935119629">
                <text:p>0.3467569351196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46483898162842">
                <text:p>0.646483898162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8974094390869">
                <text:p>0.4889740943908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58654403686523">
                <text:p>0.4586544036865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93704843521118">
                <text:p>0.6937048435211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86697816848755">
                <text:p>0.5866978168487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45517539978027">
                <text:p>0.4455175399780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9258232116699">
                <text:p>0.5492582321166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01521968841553">
                <text:p>0.6015219688415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1738133430481">
                <text:p>0.617381334304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84748411178589">
                <text:p>0.6847484111785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9386672973633">
                <text:p>0.3693866729736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91367530822754">
                <text:p>0.2913675308227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10687685012817">
                <text:p>0.4106876850128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08621168136597">
                <text:p>0.3086211681365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4776372909546">
                <text:p>0.3647763729095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65273284912109">
                <text:p>0.565273284912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73388528823852">
                <text:p>0.373388528823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77442932128906">
                <text:p>0.2774429321289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74130773544312">
                <text:p>0.5741307735443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33059310913086">
                <text:p>0.333059310913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49329137802124">
                <text:p>0.4493291378021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9201455116272">
                <text:p>0.592014551162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76292705535889">
                <text:p>0.376292705535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94839525222778">
                <text:p>0.3948395252227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24852609634399">
                <text:p>0.4248526096343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4500675201416">
                <text:p>0.545006752014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89485025405884">
                <text:p>0.4894850254058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43117618560791">
                <text:p>0.4431176185607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23614597320557">
                <text:p>0.3236145973205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94363403320312">
                <text:p>0.3943634033203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40889596939087">
                <text:p>0.4408895969390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20159816741943">
                <text:p>0.4201598167419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552713394165">
                <text:p>0.385527133941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60194969177246">
                <text:p>0.5601949691772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94675493240356">
                <text:p>0.3946754932403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33471536636353">
                <text:p>0.3334715366363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96801996231079">
                <text:p>0.5968019962310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16637945175171">
                <text:p>0.616637945175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00513172149658">
                <text:p>0.4005131721496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21627521514893">
                <text:p>0.4216275215148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56671476364136">
                <text:p>0.4566714763641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41581583023071">
                <text:p>0.341581583023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92703914642334">
                <text:p>0.492703914642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22038078308106">
                <text:p>0.4220380783081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2168483734131">
                <text:p>0.4321684837341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43662071228027">
                <text:p>0.543662071228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15954446792603">
                <text:p>0.3159544467926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60271692276001">
                <text:p>0.360271692276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28781080245972">
                <text:p>0.6287810802459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1631212234497">
                <text:p>0.3016312122344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1585855484009">
                <text:p>0.3615858554840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61097288131714">
                <text:p>0.661097288131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84319067001343">
                <text:p>0.3843190670013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5459794998169">
                <text:p>0.454597949981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379554271698">
                <text:p>0.63795542716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63886451721191">
                <text:p>0.2638864517211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62504863739014">
                <text:p>0.4625048637390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94915151596069">
                <text:p>0.5949151515960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95012617111206">
                <text:p>0.3950126171112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84387588500977">
                <text:p>0.2843875885009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28815174102783">
                <text:p>0.6288151741027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99055862426758">
                <text:p>0.4990558624267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98838043212891">
                <text:p>0.3988380432128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42317056655884">
                <text:p>0.6423170566558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96718740463257">
                <text:p>0.3967187404632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07105112075806">
                <text:p>0.5071051120758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7198266983032">
                <text:p>0.3271982669830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56115388870239">
                <text:p>0.5561153888702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8891344070435">
                <text:p>0.5088913440704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53574943542481">
                <text:p>0.6535749435424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24082899093628">
                <text:p>0.5240828990936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00223731994629">
                <text:p>0.4002237319946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401460647583">
                <text:p>0.384014606475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12225389480591">
                <text:p>0.5122253894805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13820791244507">
                <text:p>0.6138207912445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56344270706177">
                <text:p>0.5563442707061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26935577392578">
                <text:p>0.5269355773925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67651128768921">
                <text:p>0.4676511287689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5037908554077">
                <text:p>0.6250379085540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08778810501099">
                <text:p>0.5087788105010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576858520507813">
                <text:p>0.5768585205078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626540184021">
                <text:p>0.756265401840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96481084823608">
                <text:p>0.596481084823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